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27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8.6839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1.0457in"/>
    </style:style>
    <style:style style:name="co6" style:family="table-column">
      <style:table-column-properties fo:break-before="auto" style:column-width="0.6362in"/>
    </style:style>
    <style:style style:name="co7" style:family="table-column">
      <style:table-column-properties fo:break-before="auto" style:column-width="0.9937in"/>
    </style:style>
    <style:style style:name="co8" style:family="table-column">
      <style:table-column-properties fo:break-before="auto" style:column-width="10.218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201in" fo:break-before="auto" style:use-optimal-row-height="true"/>
    </style:style>
    <style:style style:name="ro3" style:family="table-row">
      <style:table-row-properties style:row-height="0.4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subtype</text:p>
          </table:table-cell>
          <table:table-cell office:value-type="string">
            <text:p>description</text:p>
          </table:table-cell>
          <table:table-cell office:value-type="string">
            <text:p>Number-tl</text:p>
          </table:table-cell>
          <table:table-cell office:value-type="string">
            <text:p>Number-tr</text:p>
          </table:table-cell>
          <table:table-cell office:value-type="string">
            <text:p>type</text:p>
          </table:table-cell>
          <table:table-cell office:value-type="string">
            <text:p>SELF</text:p>
          </table:table-cell>
          <table:table-cell office:value-type="string">
            <text:p>tile_image</text:p>
          </table:table-cell>
        </table:table-row>
        <table:table-row table:style-name="ro1">
          <table:table-cell office:value-type="string">
            <text:p>Big Boi</text:p>
          </table:table-cell>
          <table:table-cell office:value-type="string">
            <text:p>conspirato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at</text:p>
          </table:table-cell>
          <table:table-cell/>
          <table:table-cell office:value-type="string">
            <text:p>https://pictures-of-cats.org/wp-content/uploads/2014/05/water-melon-with-fur-cat.jpg</text:p>
          </table:table-cell>
        </table:table-row>
        <table:table-row table:style-name="ro1">
          <table:table-cell office:value-type="string">
            <text:p>Winnie, Cat Pirate</text:p>
          </table:table-cell>
          <table:table-cell office:value-type="string">
            <text:p>brat</text:p>
          </table:table-cell>
          <table:table-cell office:value-type="string">
            <text:p>Give a player $5 to purchase Winnie on top of your bid.</text:p>
          </table:table-cell>
          <table:table-cell/>
          <table:table-cell office:value-type="float" office:value="5">
            <text:p>5</text:p>
          </table:table-cell>
          <table:table-cell office:value-type="string">
            <text:p>cat</text:p>
          </table:table-cell>
          <table:table-cell/>
          <table:table-cell office:value-type="string">
            <text:p>https://scontent-sjc3-1.xx.fbcdn.net/v/t31.0-8/25542735_10154965225728204_2387186862681277752_o.jpg?_nc_cat=105&amp;_nc_oc=AQnhOd_0kJhPqVArumvmNdhykmBbTrPzJlHuySy-inwSWgXJnF8YXHnvFy5tr9zOQD8&amp;_nc_ht=scontent-sjc3-1.xx&amp;oh=ff91fe788ee1303cf122d711ff9c0c71&amp;oe=5DB1E551</text:p>
          </table:table-cell>
        </table:table-row>
        <table:table-row table:style-name="ro1">
          <table:table-cell office:value-type="string">
            <text:p>Archie, Table Terror</text:p>
          </table:table-cell>
          <table:table-cell office:value-type="string">
            <text:p>br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at</text:p>
          </table:table-cell>
          <table:table-cell office:value-type="string">
            <text:p>YES</text:p>
          </table:table-cell>
          <table:table-cell office:value-type="string">
            <text:p>ralphtest.png</text:p>
          </table:table-cell>
        </table:table-row>
        <table:table-row table:style-name="ro1">
          <table:table-cell office:value-type="string">
            <text:p>Lucy</text:p>
          </table:table-cell>
          <table:table-cell office:value-type="string">
            <text:p>cuddl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at</text:p>
          </table:table-cell>
          <table:table-cell/>
          <table:table-cell office:value-type="string">
            <text:p>https://scontent-sjc3-1.xx.fbcdn.net/v/t1.0-0/p206x206/18199325_1941862769434146_7126247143738768603_n.jpg?_nc_cat=100&amp;_nc_oc=AQnwb3USipAFtO5m1dNyrRfUzlamYhWKd7RrK_wEeLFtIf6mbW1H6EuBxDI2t30BSIg&amp;_nc_ht=scontent-sjc3-1.xx&amp;oh=fe1fa35ba9efba1cd7cae0bc2abaecee&amp;oe=5DA84CE7</text:p>
          </table:table-cell>
        </table:table-row>
        <table:table-row table:style-name="ro1">
          <table:table-cell office:value-type="string">
            <text:p>Princess</text:p>
          </table:table-cell>
          <table:table-cell office:value-type="string">
            <text:p>br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at</text:p>
          </table:table-cell>
          <table:table-cell/>
          <table:table-cell office:value-type="string">
            <text:p>https://encrypted-tbn0.gstatic.com/images?q=tbn:ANd9GcSEBhsypOCQIWI1vh8w2S_7wBkAH3OdabJLPAzeZKwIRKJbANyq7i9sQpX6PUEbBfNtgNU</text:p>
          </table:table-cell>
        </table:table-row>
        <table:table-row table:style-name="ro1">
          <table:table-cell office:value-type="string">
            <text:p>The Baron Puss</text:p>
          </table:table-cell>
          <table:table-cell office:value-type="string">
            <text:p>furociou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/>
          <table:table-cell office:value-type="string">
            <text:p>https://www.bravotv.com/sites/bravo/files/styles/blog-post-embedded--mobile/public/field_blog_image/2017/10/unleashed-vampire-cat.jpg?itok=XREPGzm7</text:p>
          </table:table-cell>
        </table:table-row>
        <table:table-row table:style-name="ro1">
          <table:table-cell office:value-type="string">
            <text:p>Tiger</text:p>
          </table:table-cell>
          <table:table-cell office:value-type="string">
            <text:p>cuddl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at</text:p>
          </table:table-cell>
          <table:table-cell/>
          <table:table-cell office:value-type="string">
            <text:p>https://encrypted-tbn0.gstatic.com/images?q=tbn:ANd9GcT4zKqJNdE8PJN_BaPHf091ggk4w8RI6gxeexQ11tmwnY94oI2NZMQSHmwzIP4V9X-nfYg</text:p>
          </table:table-cell>
        </table:table-row>
        <table:table-row table:style-name="ro1">
          <table:table-cell office:value-type="string">
            <text:p>Ruby</text:p>
          </table:table-cell>
          <table:table-cell office:value-type="string">
            <text:p>cuddl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at</text:p>
          </table:table-cell>
          <table:table-cell/>
          <table:table-cell office:value-type="string">
            <text:p>https://encrypted-tbn0.gstatic.com/images?q=tbn:ANd9GcTns20d3K3u7n6_1bRTbbmFDZ4RrFh3OVBjeTmzypY_iWbhDTykMUa7Y2g3TA0ga9sAXTI</text:p>
          </table:table-cell>
        </table:table-row>
        <table:table-row table:style-name="ro1">
          <table:table-cell office:value-type="string">
            <text:p>Angel</text:p>
          </table:table-cell>
          <table:table-cell office:value-type="string">
            <text:p>bra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at</text:p>
          </table:table-cell>
          <table:table-cell/>
          <table:table-cell office:value-type="string">
            <text:p>https://encrypted-tbn0.gstatic.com/images?q=tbn:ANd9GcSQjKVji-xKkZWDz0WTIgmZuROVdyC6d_EumwSgac-O0xdEcO42Y44OOKJsdnC61EX0KRo</text:p>
          </table:table-cell>
        </table:table-row>
        <table:table-row table:style-name="ro1">
          <table:table-cell office:value-type="string">
            <text:p>Xerox</text:p>
          </table:table-cell>
          <table:table-cell office:value-type="string">
            <text:p>curious</text:p>
          </table:table-cell>
          <table:table-cell office:value-type="string">
            <text:p>on purchase, you may move one attachment one cat left or right.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/>
          <table:table-cell office:value-type="string">
            <text:p>http://i.imgur.com/6stz5.jpg</text:p>
          </table:table-cell>
        </table:table-row>
        <table:table-row table:style-name="ro1">
          <table:table-cell office:value-type="string">
            <text:p>Spartacus</text:p>
          </table:table-cell>
          <table:table-cell office:value-type="string">
            <text:p>cuddl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at</text:p>
          </table:table-cell>
          <table:table-cell/>
          <table:table-cell office:value-type="string">
            <text:p>data:image/jpeg;base64,/9j/4AAQSkZJRgABAQAAAQABAAD/2wCEAAkGBxITEhUTEhIVFhUXGBcXFRcXFRgYFxcXFhgXFxgdGBceHSggGBolHRUVITEhJSkrLi4uFx8zODMtNygtLisBCgoKDg0OFxAQFy0fHR0tKy0rLS0tLSstKy0tLS0tKy0tLS0tLS0tKystLSstLS0tKy0tLS0tLS0tKy0tKystK//AABEIALcBEwMBIgACEQEDEQH/xAAcAAACAgMBAQAAAAAAAAAAAAABAgADBAUHBgj/xAA8EAABAwIEAwUHAwMEAQUAAAABAAIRAyEEEjFBBVFhBnGBkfAHEyKhscHRMuHxFEKCI1JichcVM0Nj0v/EABkBAQEBAQEBAAAAAAAAAAAAAAABAgMEBf/EACERAQADAAEFAAMBAAAAAAAAAAABAhEDBBIhMUEiUWET/9oADAMBAAIRAxEAPwD2oRUamhaQAEYRCMIgKIwigCCIUKigooigAmdLc00LTY7tLRpPLHBxI1gLKwXHMPUjLUaDydY/NTYb/wA7ZuNiAopaJTKsFQdMGNdpTqAIgAKQioCgUBNCKkIpVCjlQcgqoau7/srlVQ37/sroQCFAipCAJGMjc+K1vEu02EoOyVKzA6QMsyQTzA08VnYHH0q7c9J7Xt0zNMi2t0D1TA0mfXknIRhCECOMbeSJRhSEClCEypouJJlsXgX1H2VDFo5KJkUFZnZM1YeH4vh3GG16ZP8A3Crr9oMIz9WIpD/IE+QQbKFFp29qcIWlzahcB/tY8nyiVML2qwdQgCrDjaC1wPzCg3ARSUK7HyWODu4g/wAKyECqQiQoQgVavtNj3UaDns1sAeUmJW2AWHxjBirRfTdaQYPI6g+aktVzY1yXF8UbnJqvOc3k7g9fNNTxLHfpcD0B7loOO0S2pO92nlLT68lqnuvLZB7/AKHksdmw9k9TNJzPDoeD4rWpGadR3KJBHOIMjdek4X22Nm12f5M+7fx5Lk+F428Rm+IeR81tmcapESJnlFxGt1MtDffwckfl4dvwWOpVhNN7XDob+I1CySFwF3HqrHB1MERobg+YWzr+0HG5A0EDk6JMFbiZ+vFelYn8Z12uFIXHG+0rGtcHOZTIhocLiSNSDtI8oTYj2l4s2FNg6yTuNvD5q6547FChC5Vwz2qPYMuIoZuTmESddWnw32VPE/apVc4e4ohrQQfjMk6zIGgVXHW4QcFx4e1LF2ilT33d1WZ/5Vq52zhwKf8Ad8UuNtrQL/JTTHUaI171flXOG+1OgM2WjUNzEkCRfrbbzXjO0ntFxleWsf7pnKmSDraX6+UIO54zF06TS6o9rGi5LiAPmuX9t/aY1wdQwRJBBD61xzEU/wD9eWsjl2Mx1WqZq1H1D/zcXR5lUAFDF1WuTvJ1J5nmvaeyDF1Rj/dtksex+cZoaMoBa4jczA/yXjsPSle+9jfCM+LqYg/potgdX1AQI7m5vMIrsyWExQVZLCEJiogWEEyU9EAURlRBwmhi24jFgMzhlQgNBLGlroF9C3LIPWOqx6P+piBTMAlxZ8bpAcJGrGt3ECByWMabqxqVXOphzniKYs57nn+xgFgOa2eC7KVns94XtDZi2Yn9JcMpgB2kSDF0UGYSqKgApPLQf/sDDO5DmyPEbI8SxNNrhTNMh4IzHOAfpHK8bdV63EdmXNyspvayCwurPrVHVyegEBgJkDmph+GYipVqu9045QGtdWeSyoNJaWm5LYh1t5ug8ph8VVpuzmplfYiD+od7TG2+q9lR7Z16QY6pkqNcOTmkdztwhisI1kNLhTeb1Gh1gzSYzGZMAfSyw34mu2mS17KjAQACGnXYCfjidj3AoPW8O7YYaqLk0z/yHw+Dh94W9oVmvGZjmuHNpBHyXNf6hhH+pSZrZzAQPKLeatwdBjXZ6Fd1F+sF0h3eDqPEoOkLUdpMwpEtJC1OF7WPpmMSwFuhqUrx/wBm7L0ra9KvSJpuD2kagz/BURxHtPStm7j9j9V5ys0G4Xsu2tAsdliAZF15Sk6bEDks19Ol/OSwc3NLKvxNGFiytMMujinNssqlWkX5+votZKtp1osg2VVpsZ6FM5gNgVif1YNuWiswz7m/OOWh/KDKNAQOo9fQqkULevXJX0q7b323H05Kh2IBmBe8X0/KBsgHr11Qq1QLwN/2VNTEmZgaeu5YVSpKCVcRrssdyZyQoI0LLoUpWMwLMouHd4Iq1zYELuXsxwoZw2iQwNL8zzAgmXHKTzOUNv0XDcTVmAO6+gX0H2OLBgcM1kwKTB8QANhBJA6ykEtugSiQoqyCCMKIAlKaEjXg6GYse8IIgmUQfNXCeJNp1WPeHENM/DE/Oy93he3OGcWsIyUmQAA34TEAW2Gh8DzXLZRBUadbq8fpEg02lwdkOd7jlbDiZgFzuhEahXO4vScB7yvXqN/tpYZjqQN9zIe4TbUBcjpV3NIIJ8/NZlHidRs5XOBNzBPKPO6I6tVxtJ0e5ptpMsXVA1pebw4NJ/U6BBdOUc3XjCxvG6NNg9yxpc/NfOJGomcpPmQOkLmv/qVTTMeUTtYRHKwWP746SUHU+D1ahd8WKY4ZZeCe7R02uCJE72ssjHOFSpNABzIAccoyOqBwByWkgNzSRa4gzK5GK7tJPmt9wPtZiMObOlvWLdx5dNEHr8W6HgPIpxEAElxvYi0lpm4kn6qrEurUne9w7vdvGppmWO726c7HyWvx/balX926pTLXtP6mm43BFoInY/wuI7V5jmawA87coImNwik4/wBoDiWD3rGioNSJAd4bFeefUDA0jfXfQ8k1fFSZc6fXQLErVQQR4goDXqTz7lhvKc1LJHN3KIDLokquUSUFjXKwVFjgpw5BcHK3PEHu9fVY4qWjqoHoL3OB6KkpcyKAFIQnKCoVW0iFHDu9fVBo6KC3JJ29fdd07IvIpMbs0ADwC4hhnhrmuIJAIMaadeS7v2Voh1Jr23DgCDzBUlXpmmyiICkKslIM625QojChCAIQiUCgWFE0qIPlGEEVEaREFSVCUDNcilCkoHCDkECUBaFsGsgDXra6xMK2Ss42N9PqiKa4VOXmrnvvy9bKqo6SikKao7r66pXHokIRAcgU3RCUCpgUwbKAQRFInYJQAFNNvuiWJd0BLlA2UaeswshptafJBU1nVMwRqskCNQB3iPDS6rc0gyI5+pQB7CN11r2NYqo6lUY69NhGXoXSSB038Vy4sOvhc6L3Xsi4p7vEvoGIqNkc8zdusgnyQdfKCaEIVQqihUUAQRKhCBVFCoqPlEKEKBMVGgUQRQEKBQKBBFCgUUD0jdZLahuFhtWRmJCAE8kgTi5j5JXCLEeBlAwYhUV9IgjRVPQUlFoQUCItD/FNVpgaevBbzB1aNZjWAMpVm2AJDWVQeTjZtTvifp6rh/s6ZUo+8xD3UXQXWykNaN3HQ+azNoj2b5xzWqNLfuiGWF7mbcu/5+Sy8ThgC5rXEta45TEZhMB0bbLGptutC3IYVGS5vzWdmDe8rFYPiQe57O9hjUwoxIqNc936GWyjKSCCdQ+09NO7a9n+Af05qVsWG06YH90HTcxvaANST5+OwHHa+Ga4UKxZmMkQHA7TDgQDp5LEx3Gq+IINeq+rGgJAaDzytgblc8tOwTEbp+N4wVaznsaGtc4lrdIbPwiOcRPWVS4AjTvVLR0P0/lO0FoOklbiMWVoaQI/KOFxjqNRlVhhzCCCLx5+rqoHn91VXeqju3ZntgzEFtN4yvOhkZTaRvY9F6orhfDnxTZBMi9rRGnjZdl4Fj/f0GVJkkfF/wBhqs1tvh6efiitYtH1nJUcqgW3lKomhKgCKkqIPlAIoIqNAooogiiiCApgkTAoArmmQqXJqRuiGBT+8NgTIGxvHdyQdY2P1/CRFW033sr3NB9ElYYKupukIFqtA0+kKtwWQ6n6lUlqBVlUcW8NyZ3hv+0OOW//ABmCsYhSURk/1PMTYj19VSx0JE7wRZBYwxrfolF1GoEwgbP11VtGkT/HqU9LCkiVczD2M+HrmglMg+HT91KjoOyApgHW3UoNAmTfu2+aAztPruVFWZhXVInePXRVUmkvtfndFh67hjSKQBjTddS7BvJwoBj4XOA8b/UkeC5hgmAsHPe+q6Z2Dqzh4Goe6fkdFyp7e/qYzhh6bwSwExSldnzgKEKZkCgEqKKIPlFFQKKNAioFEAQRQQREIFQIIVAVFERe0yO7VJPRKx5GidwBuEAKgRaeiCKubVLrE99x91IHVUAp2VEFtanBsNdN0lMkaEg9DCyw8PADRJAvdV+4MjS/WECe7JvM9b3O6aAYE3TGQNvDU+KV1Au0HSOfciMvD4djtXaD14Ja7abdBI5zqlw9Fzf1A9OnoJmsDiGnT77fUoLeH4idfA/SVfUv8WnmeWm6sp4cNHwgR1MwOaqxFTKDFyTEaj5+SDCq1xeI120VWf1CLqmksbpH9wPebgSi6q3dh8HH7yikNbqfJZfDaMuCxmhpNp8fyPwvQcHwhHxFs6RH18uizach24Kd1obVrI1IsvU9ieKe6qlj3Q1/kHaann+F5seNx6EoZYiIifyuMTkvq8nHF69rtZHVLA5LzPZPtGKsUan/ALgsDs4D7wvUEL0ROvi3pNJySuCVyKBVYCFFFEHymaLhMtIjW2myWF9MYnsphqhLn0mnMIMix7wsQ9hsEKZaMOy5kmJPS/SAsa3j5xAPJGF2riHswp1Jc15Dyb2GWBsBt+yswvs0oNvUl8NI1yjNtYXv3q6jh8qLo/8A4vrkw1u5vNst4g7mIWt457OsVRpurHKWgyQNQ3YwmjxYQW9p9l65w767WnIDqRrGscysWvwDEtbnNCplAEkNJAnSY0VGsUV1bB1GDM5jmjm5pH1VIaZhBE9N8dyUN23mLK40Q0w65/2jbvP2HmERA3lc7fwiaPMgdNT5CfnCYOMawOQ37z/JQbWj9MDruUU7cON58SGj7/UaphUYP9vgD+CD5rFqE7qU2yQPogyBiLzr/iB91mUMS0kAtkTa8TqLE28Vgvc0aXPPUeA38f3RGskye/6lBtqlNhkZcpMSM0/x4q2lRaIMEOPM2EcucLUNaWze3TuIH18iUzJtfy/HmiM6oSCQeREbDoef7LF/Qb6HmjTLh38ze3RXGq47jqABHPayih/VACNeW4+e/wCVjVsRMh2msjX10UqGNd0jDOqoAbbp60TNZIsfBPTZGunPknBjQSef171FiNPgcPLw0QvXUqdrNEeh8J8VqeE4EyL/ABEWAtyi5W2s0c4Ik6d466G65WnZfU6Xi7a+QdRLZEaedoTZTHTlHrn8+5V+8i/7n90xI1AJiDvbwWXp8LMPULSHNJDgZBGoIXWeAcUGJoNqD9WjxycNfXVcidfx9W9bL0/s+4gKeINIkxVECdMzZI+VvFapOS8nVcXdXfsOh1HxYCSpB3KsKUrs+WQuUULlFUbF9CdkopiOqzQR5ovpN5Lm6sFtFuuhUfBEFohXup8kGUQgx6QdoPBUVGzLXNBm0QtiKLhKSpSk5ig139E2A3KMo0BFh4JGGs4OYAxjRYOaBJ8NFtaTAdUnuwCAPFEeKq8BxtwzElokxmAfr32tqnx3ZxlXC1KeIYypXyucx7WNZJg5dBrovZOab/hKKeaTA9ck0x890+wOLI/RL7ZhyGkZtzH43WNxTsBjab2t92XZm5jl07i7n0X0T7i+kT3aJalPWYHSdQrqY+WK3Cq7W5nUqjct3Sx2UN2JMQPFY7OHViJbTcQNYBMd6+p6uDY9hDmtIIIPcdQVU3h1ICBTaO5oGojlyTTHy4MO+JLTpa2unyvqnGGdFgbm5HT6eK+ncVwTCvaA+k13eB61CpodnMMAWikwMNoyiCOo8U7jHzCaZBuDbXv/ACradJ93ZTA1MW6D5iy+lzwGkGZDRpluzco3vyT0uCMd/wDEwC1i0XI0tG0nzTuMfNAeYv8APnMeaQDkY77ev3X0rxLgdGpSNOpQYaZmwYIk3MRoZ3C8jT9m2G965xBLS0hrNmgiJvNxsncY43nfz6Sgajoi/r+Quov9lh+LLXOnwk98mRpEbDml7S+zl7qofhmsbSyQWizmua2LeIG+5KbCY5ewTqmDwF6TF9gcUwtBbOZ+RuW9+uwBkXVGM7JYmmQDRqEubmbDSfC29j8uaujU4YF1gDdbvBcJyw58zqAfnrqs3hPAqzW/6lF7HT/cxzT8+5Z76Lm/qzSIAkyRvpsIXO0vo9Nw1mNlSKcuDZ5iw6b9FYabtY3me6DpygjbdRrQS2ed9iJ19SiBBsOcdOZ+ZXN74V7wdR5eXrZLIjeeXPkryN940Gm/7JRERPzv9UJVPMXafWn5VuFrOpua9tnNIIPUIPBFvqqnOMHpp4a/UKw52h2/D1g9jXtuHNDh4ifumK8x7PuIe8w2QmXUjl/xN2/ceC9MV6I8w+JyV7bTBVFJUVYbx9PzTNZJhXQLwmZSsubrqo0VU2nssghK4SoqrISO5LHNZABGiVzCYVRT7vNtolygHSVl06ahpoMV9KRaYQp0gP7VlkhR1NBinDiUH0J20WQae4FlMh1hBi/07QCZ+SqFHxWe9sjS6FKnKmjXf017pXUBJAHitnVw/I3Stoka6Ko1nu+iYMcDIsD9VsjQgpMRSgRE8kVr3A84VX9OJ2nWd1nVKZ3UbQCDWnDg/UkIVsNAsZC2NTDbA77IvwzhE6DUqYNTTw40PPRSrhzBBlbL3EDSQdCqjSH8piMEUnhsNdI5OGYHzutbiuAYesc76Xu33Bc27TIImP7St49sWi/TRQETbRRqJzzEuc4jsbVBIBBbtJ5aW+XRascDrBzhk+MXy9NSeXLz711kgcu7oqjRb46aKZD0V6rkj+uNOEaiO7XfT1sqoGk8p+V/XVdG4p2Up1C4tBBkEQYA52XhuJ8NqUnZXgjkbmVmYe7i5638fWHViLR02kbKlxt66J3A7x+yqd+/h6+qOkvW+zjG5a76ZP622/7Nv9C9dFK4twzFmlWZUGrXAz43HlK7QutJ8Pl9ZXL7+ywohm6Iro8b1ApxujPJFRc2wzIQFFEUSFDTUURNQtQc0oqIarLSmYYUUUaWQCg+wMKKKs/SNapkgqKKSuiRCdxCiiITomNMKKKkqX0pCqaLaKKI0BpjmldJEKKKBmMEAbKipho/KKiDGfTkJX0N9BCiiqKMxm9+SJAPQ78lFFFK5wBiViY/htOvd7QSPVuSiiDnfaPhQo1HBt2HSdungvP1GwTIEaKKLE+31eC82pGqe7w+q7JwLEe8w1F3NgnvAg/MKKLfH7efrfUMtRRRdXzX/9k=</text:p>
          </table:table-cell>
        </table:table-row>
        <table:table-row table:style-name="ro1">
          <table:table-cell office:value-type="string">
            <text:p>Selena</text:p>
          </table:table-cell>
          <table:table-cell office:value-type="string">
            <text:p>furociou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at</text:p>
          </table:table-cell>
          <table:table-cell/>
          <table:table-cell office:value-type="string">
            <text:p>https://vetstreet.brightspotcdn.com/dims4/default/e2de648/2147483647/crop/0x0%2B0%2B0/resize/645x380/quality/90/?url=https%3A%2F%2Fvetstreet-brightspot.s3.amazonaws.com%2F32%2Fa5ef70a33311e087a80050568d634f%2Ffile%2FPersian-6-645mk062211.jpg</text:p>
          </table:table-cell>
        </table:table-row>
        <table:table-row table:style-name="ro1">
          <table:table-cell office:value-type="string">
            <text:p>Polly, Samurai Cat</text:p>
          </table:table-cell>
          <table:table-cell office:value-type="string">
            <text:p>conspirato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at</text:p>
          </table:table-cell>
          <table:table-cell/>
          <table:table-cell office:value-type="string">
            <text:p>https://i.pinimg.com/originals/67/ea/fb/67eafbc4045519c47f0009ef3b2db8f0.jpg</text:p>
          </table:table-cell>
        </table:table-row>
        <table:table-row table:style-name="ro1">
          <table:table-cell office:value-type="string">
            <text:p>Lorenzo</text:p>
          </table:table-cell>
          <table:table-cell office:value-type="string">
            <text:p>br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at</text:p>
          </table:table-cell>
          <table:table-cell/>
          <table:table-cell office:value-type="string">
            <text:p>https://ih1.redbubble.net/image.311481406.2763/flat,550x550,075,f.u2.jpg</text:p>
          </table:table-cell>
        </table:table-row>
        <table:table-row table:style-name="ro1">
          <table:table-cell office:value-type="string">
            <text:p>Vanilla</text:p>
          </table:table-cell>
          <table:table-cell office:value-type="string">
            <text:p>curious</text:p>
          </table:table-cell>
          <table:table-cell office:value-type="string">
            <text:p>on purchase, you may gain $2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/>
          <table:table-cell office:value-type="string">
            <text:p>https://i.pinimg.com/originals/88/24/d4/8824d49d4f2cab653133d153ff070549.jpg</text:p>
          </table:table-cell>
        </table:table-row>
        <table:table-row table:style-name="ro1">
          <table:table-cell office:value-type="string">
            <text:p>Chocolate</text:p>
          </table:table-cell>
          <table:table-cell office:value-type="string">
            <text:p>cuddl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at</text:p>
          </table:table-cell>
          <table:table-cell/>
          <table:table-cell office:value-type="string">
            <text:p>https://i.pinimg.com/originals/dd/23/49/dd23490a5b76f104afe0e9faab4d7de6.jpg</text:p>
          </table:table-cell>
        </table:table-row>
        <table:table-row table:style-name="ro1">
          <table:table-cell office:value-type="string">
            <text:p>Strawberry</text:p>
          </table:table-cell>
          <table:table-cell office:value-type="string">
            <text:p>furociou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at</text:p>
          </table:table-cell>
          <table:table-cell/>
          <table:table-cell office:value-type="string">
            <text:p>https://previews.123rf.com/images/isselee/isselee1712/isselee171200155/91808967-close-up-portrait-on-a-ginger-cat-white-background.jpg</text:p>
          </table:table-cell>
        </table:table-row>
        <table:table-row table:style-name="ro1">
          <table:table-cell office:value-type="string">
            <text:p>Molasses</text:p>
          </table:table-cell>
          <table:table-cell office:value-type="string">
            <text:p>conspirator</text:p>
          </table:table-cell>
          <table:table-cell office:value-type="string">
            <text:p>Worth an additional VP per attachment on it.</text:p>
          </table:table-cell>
          <table:table-cell/>
          <table:table-cell office:value-type="string">
            <text:p>1 /:attachment:</text:p>
          </table:table-cell>
          <table:table-cell office:value-type="string">
            <text:p>cat</text:p>
          </table:table-cell>
          <table:table-cell office:value-type="string">
            <text:p>YES</text:p>
          </table:table-cell>
          <table:table-cell office:value-type="string">
            <text:p>molasses.png</text:p>
          </table:table-cell>
        </table:table-row>
        <table:table-row table:style-name="ro1">
          <table:table-cell office:value-type="string">
            <text:p>Spotty</text:p>
          </table:table-cell>
          <table:table-cell office:value-type="string">
            <text:p>bra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at</text:p>
          </table:table-cell>
          <table:table-cell/>
          <table:table-cell office:value-type="string">
            <text:p>https://image.shutterstock.com/display_pic_with_logo/1171229/384769147/stock-photo-unusual-spotted-multicolor-cat-with-green-eyes-384769147.jpg</text:p>
          </table:table-cell>
        </table:table-row>
        <table:table-row table:style-name="ro1">
          <table:table-cell office:value-type="string">
            <text:p>White Bread</text:p>
          </table:table-cell>
          <table:table-cell office:value-type="string">
            <text:p>curiou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at</text:p>
          </table:table-cell>
          <table:table-cell/>
          <table:table-cell office:value-type="string">
            <text:p>https://www.thesprucepets.com/thmb/5Z5WAqlqp0um9gWQ4KmFwlpfmbA=/450x0/filters:no_upscale():max_bytes(150000):strip_icc()/twenty20_e47b3798-dd9b-40b1-91ef-1d820337966e-5aa3f798642dca00363b0df1.jpg</text:p>
          </table:table-cell>
        </table:table-row>
        <table:table-row table:style-name="ro1">
          <table:table-cell office:value-type="string">
            <text:p>Elektra, Cat Fighter</text:p>
          </table:table-cell>
          <table:table-cell office:value-type="string">
            <text:p>furociou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at</text:p>
          </table:table-cell>
          <table:table-cell/>
          <table:table-cell office:value-type="string">
            <text:p>https://catzone-tcwebsites.netdna-ssl.com/wp-content/uploads/2017/10/badass-cat-names-4.jpg</text:p>
          </table:table-cell>
        </table:table-row>
        <table:table-row table:style-name="ro1">
          <table:table-cell office:value-type="string">
            <text:p>No More Meatzche</text:p>
          </table:table-cell>
          <table:table-cell office:value-type="string">
            <text:p>conspirator</text:p>
          </table:table-cell>
          <table:table-cell office:value-type="string">
            <text:p>On purchase, gain $2d6.</text:p>
          </table:table-cell>
          <table:table-cell/>
          <table:table-cell office:value-type="float" office:value="-2">
            <text:p>-2</text:p>
          </table:table-cell>
          <table:table-cell office:value-type="string">
            <text:p>cat</text:p>
          </table:table-cell>
          <table:table-cell/>
          <table:table-cell office:value-type="string">
            <text:p>https://pbs.twimg.com/media/CyX9-OOWEAEq8vw.jpg</text:p>
          </table:table-cell>
        </table:table-row>
        <table:table-row table:style-name="ro1">
          <table:table-cell office:value-type="string">
            <text:p>Kitty Purry, Town Gossip</text:p>
          </table:table-cell>
          <table:table-cell office:value-type="string">
            <text:p>brat</text:p>
          </table:table-cell>
          <table:table-cell office:value-type="string">
            <text:p>On purchase, you may have any player lose $3.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cat</text:p>
          </table:table-cell>
          <table:table-cell/>
          <table:table-cell office:value-type="string">
            <text:p>data:image/jpeg;base64,/9j/4AAQSkZJRgABAQAAAQABAAD/2wCEAAkGBxMTEhUTExMWFhUXGBcYGBgYGBoaHxgXGhcXGBgYFxofHSggHRolHRcXITEiJSkrLi4uFx8zODMtNygtLisBCgoKDg0NFQ8PFSsZFR0rLSsrLS0rKystKy0tMCstKy0tKystKysrLS0rLTctNystKy03LSsrNy03NzctNy0tN//AABEIAMYA/gMBIgACEQEDEQH/xAAbAAACAwEBAQAAAAAAAAAAAAACAwEEBQAGB//EADsQAAEDAgQDBQcDAwMFAQAAAAEAAhEDIQQxQVESYXEFgZGhsQYTIjLB0fAUQuFSYvEzcoIHI5KishX/xAAZAQEBAQEBAQAAAAAAAAAAAAAAAQIDBQT/xAAfEQEBAAICAgMBAAAAAAAAAAAAAQIRAxIhQQQTMSL/2gAMAwEAAhEDEQA/ANLW/dM+i5roOUg5jnoRzRGeZ6hQTtLVydQyRIJIGrfqhdTGoA8brsRV4WkmYGtvyFWwnaVN+x9P8qjQaWEQ6W88x0ISqob+09eSDjBkD7SB9Uym8N+EgEHKRkUAioR01sFxc05SZzmBBRBw/J8NyoeGH5SeYzjogBjQ0mM/EEclJbqZ4TbLMotLdyEPfcgkDI3nu/lQd4bG2XNC4TpBHXx2U8Q18Z9VwcAc50veO/VAXGTBgTkbWP8AKRUZrFx4o4n9zz+aLncQEFzuU6d6on9WTlwyf3HP/KVWEZnvMzB1XPa3OCBrpfcckZqx8pDp1IMj870ABgGRLgNRrPLRG8nUfmxXcQ1MDWL23Xmu3faEBxp0nTGbueVkG/8ArG/KQDtuE1jps6eX2Xzh/alQODg4iF7b2f7W9/S4nAy08LiN9PEINIgff83XT/aeh+6h0gmSYOu2xXN4rfH4mVRwd1XObH0RP5ZbjLryQNquHw2I2J8+SImctei5pcLaePhzXGYvMeRCgxb4reh2QS1+mWxy7iuMxf1B8EDnRlcdLIuNp14TtFu5BIa4i+mw0UTb6Qh98GkTxT10Oyl2seSAiDkQB0TaWGecrqub3JvGpzS+EnIkdCg03BwsSNpBkoGtm2RGpyXARaPzqofichH3WWmB7cVHtw//ADAdG1/qvEYXEOHxNJB6r3nt3TJwb5bEFrpnZw7l82pusqPd9he03ERTrWNodueexXph1vvv1XyQVd5XqfZz2juKVW8ZE5nkUHsnAHO28/RdJaYpgz5pdHFNcLRb8yTRXEQY6gXUAEmSYI5c1z2wZB03RVHT8zy4eaFsAWEjzCDuNomXEyL8I9f4RmoC34QBHL5uvP7pQbY7bbFBS+E3mD3dFUEXcWgHfNuS4SLGJ/ukeG6Jzqkf2jI6DqgHEReZGR0UBMJPwzIzA26HRA2Oo2EA9e5GKQdBDnBw1IjvBWP7R9sHDtMOHG4QIE56lUZvtR22G/8AaYfi1O3JeVD1XY4klzjJNynhuyVYKFv+wuLcyrUpgn4mz3tP2K82+otn2OE4gx/Q76Ite9eZS3t0gFDxDnKLiGRDgOcGO7VNsoa4gRJ4diibw5DPYofebi2lyoNY5NgN1MT4oDYZBad5ifRc5lhNp7/8IeMSCc8pGW1/sg4QLef2VDHGLGR3eC6W7OnI7TuhI0nxKnjP9RJyOc2ysiGUyRkGnqRI6BC5uoSyy8+MXUjU5j80QG4xBdkRKF2LjImOYhC0WgutpbLku93IzQasCJEgjfMpcWyH5uVvVOw3tMiCOo9VWrYB7blvh/C493Xq852xhDVw9WnMlzHQNnZjzhfJKTt19090MuEHxXyD2y7POHxdRsQ15943o65g9ZW8btmzSmKrSIy5oXMGg80hsIpW9M7b/Y/bBkNe6HCA12/J33XrsL220QHsHEvl9RxHRbvZfa4Iax44oiHCzh91LFxyfR8JjadRxDIbH5dOOFdMgiNYMLxrqTqYLmOlrryCm4Pt57W/FcCyx5a8PVVW02fE50wgpY2k/JvevMYjtXiO+XpJVX/9KDb/ACnk8PYVcRSbe+2ar1u2KIY4m5BgCM9l5TEY91ToM/un4Oi2JqH80sqHYztx7+IzwgRfQBeL7RxTqr5OQsOm/VaPtBjA4w21MZNyk7nmsEOMrUjFqw1Ml3NV5R0qnNUlS5vivT+wlG9WpMEANHjJ05BecBLrL1nsO5opVA6fmGWls1Kr0zdiRPqo92Y+UxuATCUWgrqb3/tfcd3gZushoHFMGeWR8ELbaW5Hh7xzQveSQXSXaHLzUsMm5gnU+i0OEXt33v4KS/TMfTkh8D9VwI69PvkqgmvjWIztYt5qXCDEiN/5Gih7uExGeWtu5cAIyMZW0PPkgJ7eExNxtkQhBGvp9V1Km79voo70Q6hi2tJHDnvdDxQbGByskl5By8dO5S++RQb9PtSo3I+qvU/aJ2o8brx9PtsfuYe4/Qq1S7SpH9xHUfULyP7j29ceX69i3tmk4y9jZykiF80/6ytoufhn07HhqhwmREsIjvJ8V6L37XfK5hPX8K8t/wBR8GTSp1Bk0kHvg/Rd/j8l7yV83yOHGcdyxeAb5IuMbJXETkrVAcNyL9/0K9F5hPunOyaU/DYV+ogeiY7tB+kDoEArOdmg2aeOc1sA/n3VetiCdVUplG86rOmtrjq0a5D+EDakze9u9IBTAAirLK3ml1cWSIjKyAOAsb8/JA6ooK+IaXfnqqjqUaz0Vuqq9Rx1WmSETgNUcBA5VDKbiNbL2nssyHVdv+3/AOUEn1C8Z2dS46jWDUjwX1LC0mtHCABJk7zET6LGdbx8pMZRJ3B/LqHsBgggnwg6ovdEbEbZShFOL6E94KxK1obKHFcEc4059F1XDiLOBOuYPdok1Kgm1vFFTYb8QkEWIdcc4yK3tnSOKDcnmR9VDychcftO4Uhwi7ctxPF/K4uiwAHdeCqIpvjPx17gi4YMkRFt89wudBEgnqQc0z3jZFuNxEER5QqhdRkG5jmD4KTUFwZJ33/lc4z8rYG2cdEbcS4gNewHQOHwnodD6oCo1Kc/ECRpp4qaz6Ygy4jSwkciqtalPXXMEdymm0NGfj/hBilkIeJE2ojkFee9NDXjVdUphzSwzwnMT9EtzNlInVEv48Lj8N7qoW7FK4ydV6D2gw0vkjRY9Ch8QAC9DG7krzMsdXRtHDkgeqsU6EjLktHD4IR9QfVNdQLdBG/3U2sjKfSLevJRQErQrvA0uNQqdBwzVQDWWPL8Ke0GBpv9O5dQFvNc6p5eYUUOJpxBnoopYcnNHXfLZ29FNHEWH54oIOFte6U/Daq/SiTN52yVk0gcoUa0wxQSXUOMwF6FuCJBAhIwXZxD8vVXaaR7PdlllQOOVl9JOEB0J24dFj4Ls4QOonkvoVPC4ZzR8zTAu0yPBcM8/Ltjh4/HkXYN2Zjr94SalCMiD0+i9i7sOkfkqj/kISans7UHykOHIhZmS2PIPoyL57armU27ni8IXoa3ZVRsy0xzB9VTfg9/WVuZM9WM6lf4gSd5N+5ccOBrA5rTdhwMwSEl+FGk8vwrcyS4s8VSLcN9x9kIp6XBzvN1dLI+aSid8QMwNhCvZnqqguk5RBm35BXS0iwIkZTnvJT5APxNFtLqHhsEtkA6G8HkrtNEvAA5Zj7IgwG4yTixxjJx3H23XUMPx6hpG5z6Js087UAy9Ev3XNU6OJJLnnWw5BM/Vk5L5Prr7PshvGQYKIVVVNUZKQ/Uq9F+yB7ZpgsBWFhQATmt2vUDmELFcTJC+jj/ADT5OWf1uC/WhuZ8kD8Y5w4xxBp3OaTiaADYzJuT9OiCpUmi0D9og9y6acbQVO0S63D4fb6ofeHNVcMZcFcgTCqbaPZ5keqKrT9L81XwEzAWqGB0Tnl36rNbjGcCOirvqODZFpy3Wv2rTApkNuYy/OShnZn6jDCpTMlphw2I0PUJtMlLsqoHAtM8UiHTAjUFsXOV5ERqtGk1/GafFoDfmqvZXZj6fFVqDha3c5laHY5PE+s791h91KY7X+zalyHCHCx59Fpe6ByvyO6qU67KkyPiGR+6RWruGTuo/LrNddvUdm1psSQRotLiI2C8vWx4bTLgTxR5rJpe1OIb+4OGzmz52Pmvl5uO5Xw+3g5McZdvo1PGPH7nevqSrNLtVw29F4DDe2h/fSB/2OI8jPqtCh7W4d2fGzq2R/6yvn+vknp9Hfjye9oe0BGp8QfIq03tmm75msO/E1eOwnaNKrPBVY6MxIBA5tMFWyCLxPRJyZT9Z+jDL8enBwzp+CJ/pd9Ep/ZVE/LUIP8AcPsvPh53PhKY3FuB+b1Wpz2M3409VrVOwXHJzHdLFUqvYj23NJxHK/ohb2g7rz/IV2j2w4akd66Tnjlfj5T8ZFXAkftjqPukPwudl6dnbAPzeY+yaHYd2bB1aYXTHmlcsuLKenkH4S0gRslVMHfOZ2XtW9lYd08LnNnQ6eKWfZ0ftezxXWZuVmnwOnWJgBMdiNBkFRY5H7xddOW1ylWvJzT20+LNUqJlXG1IUqyrHugBYSsrFUS105XWrTqmZN+SnFUw/bvCk8LfLAedDmup4aTYxvYkeSfjaHCbfRUaeIcDcmF0c14dmnOQOcH6qjUo8JJDpNvsforjX8WqMUhEAD+6c45IaFgsKS3iW5g6B4QSD32R+zYD3AH5RPll3L0vbTG+5bwiNCe7ZYtbkeKxFEiuBoBI9YKsBgbxPY8tccy0xxciMj3oq1B1RwLDD2b7bLsbTPCSLEZx+ZIM6pTky5xde3ESR4ZDwUl5cI02EeX8Kl+qOt9+fVNZiJ6bSrploMqBoFkFQfF19eiqUa2xNlo4ildrge5RqJxzoYAFjGNFuYrC+8bY3CxK1BzTBXOx2xobqOJdPRDxKNj4k6hiqjD8D3N6EjyVYrpTRut7D+1GJZYvDx/e0HzEFaeH9tHj56QPNjiPIyvIAomlc7xY306Tlynt9Cwvtjh3fNxs6tn/AOZWnh+1KFT5azCf9wHkbr5ZxLrbLnfj4+vDpPkX2+utG19iimF8ooYl7PkqPb0cR6FamH9qMS23HxDZwnzz81zvx8vVbnPjf2Poza5GRPiQn/r36nzXhMP7Zv8A30mnm0kHzmfFaVD2uoEfE17eUfYrH15z013wr5uLBcxuuQVo0hukvXrPHT74DIom4qFXcBpCAMKaNtFmL71cpYkwMh0+t1htsn0qiml22T8XVZOO7NNyDbmL+qdTrnmFao1ZEEtM7oPOBjg6LdZWkKoDTBBI0BnxKs4rs3iMjh81lVmFhIIHctSs601+x+3WUptPFny1gLTqe17S3hcBw65z3FeIq0puFGEZxOAKdYdq952DjAXOLf8ATtc2M/YZJ/agpv4gfeCI+URnq3dZeGxgY0BpDYEAnXqor9pvJ/12i9iALclnTe1DEdkVASWtcW/1GLjeAswNg3WucULkuc7OCbDpzWXXbJs4DkZHhZWM0+jXvaLZq4/HakjxBWQWvAzPcVzJ/wAq6JWica7TyRNxR1vyVemLZDzuj4dis6a2Y9gNxZJewhMDbohO6z1bmasuT3MS7bBTS9wgopUF8Zwo4tlep3GCplLgogp1O4g5SClcSD3hV6J9i2HKRdVffckTqncp0X7BimUxtWLOCNrIREhwgkW8VtyAaDTlHSyRUoRrHKCmPYE+nUtkVUUDzPkpa9aQIOnkPNJfhWnJsf7SmxX4902m4hKfg3DKO/NCwEZ/VFalKpoYHdKDF0Q/KJ5iyrMHen06oGagyMThS2ZH5yWe2xXrj8QyWNjsKxt1qVmxRbVtkjGJjM+QVepVGiWxk5qs7WTinG2nPJTTAGUjpl3goGNTAQijjoOY17lbp0LS4pFBm4kK3xTl4FZahobIQweQCKlOqJzlGinMQzCLhcSi92NfBALnSFVqOTKlS8JMX3RBMozeFYFHYJdOYUtcd7IDcEp1gjJF8yUbaLiJiyCrIzJUB6vDCknKUt+GMfKrs0q21lSU11GM0t7RzRF1tUc0RWcytzT2V0NnlTMboQ6dlEnmoptN06weia0kZib5i3gqHvuas0a3NBca+czPIiPNcKI29UpxEKGEjU/nLJBNTCDNuX50Q0qQOpHd/lPZVjZEC114APl3IIpEjKD1SseyW3T5GyKoAQQoPI1qEHVQ0LVx+Fi4WfC3KxYFMoMlcGc1Za0BszPkhDqfw2j86pppzqq7auQJTGVYPMc1loTaJBu6U4iBNrpL6k3Re/tARpAqmCgqXHxTfQfVTMC6BxB06IhTyMvBLa+DZMe3X6pNN17SVUPAP9PimRMCfBA4mbnzV/AtAuevRRYPCYaDEZ7q+QwbSqtXER6qoHzrCitHijVVamKAtqq/uxYy53eiDmjIAeqAnAGSdUrgAzCF743+yh1WwVFJzRup4NjfqgAUytMJAcmNqnmha5HwjmoCkHNSwDp5pZQgxoFRbCY2p1VanVH4VcY8LLSeKcinNJ3gcknhM/CQfJTxnUEIHNN7yUx+/qkteIU+9jOUB1TxDTxWNXZe3f8Ami1feDWFTr07zl3pEqs7DmLQdYKWfh3HKJVmljYlr2kjQ7d4zTKZa6QefRUZ7MQ1wOnVS6QZN1D8MAeIWTfigGARzVQLaovuPJcDrPOyOq5pgiOvI6JLRORUFqkB9kDnDTMImPI1RONyd0VVcAppPg6Ia1TQZ7qGtgdVUWG3kq9RgXdkQIWcKsGymo8vcGiw1UXZ78eCSInko/Vn+gDpZQGNZ8viVPGOaggVHGch9FPGDnnupiFEDpsUDGtOYMhDxcoSqZe3WQnGsDoilW69Ut1FdxbIhdVCyxTxEJ4A1QOYMwiJYQdVxSgIRFyAX0hzCfRkQhbUGqIFFaDKjXCHCDuE0N4hHFKo0nz15Joqb2UV1QFvzXG+y5r5HJMZiBrklVaQN2mPPyRBPacxkqVVhd8rstCn06zh9dV1RgddtiqMp85OIH5smYYwbm355KxXbPzCeeiriJMZKofSuYEEXujd8O+X1U4do/klQ5zbgTP5zy5lRVF4AMAQDpyTaDdfGUThJgiPt97p9Fgzm2cc1US5gFouq1SqYyj8yRYioCqmIqEadyhXcclGQk0cyjDgtINgGcptN+sapAiLrnVjZo0Gf2UVZs6Qo4zEKpc7oqbzqhtba8wRMhcClUymwRl18VAbidRKZwDWyXTqHvT2Hi+YxzjyRWc0prSuXKoNqFzjvZcuRUEJjRZcuUHPEHfr4pjACFK5AHFBhG8HOSuXIiaUqw1snmLrlyKq1gRJGn5ZDTr3yvuFK5BYcbdVRr0tly5CjpPgC0kkDzVqoyAXW1HXquXIQFFsATmfBLqD5uoC5cgrt+/kqVZyhcrGaZTHw9VIdEyFy5VHVHEgc0TW26KVyDqV+5NY2Z8Vy5RRe7tKbScoXKKbxZo2Nv5LlyLH/9k=</text:p>
          </table:table-cell>
        </table:table-row>
        <table:table-row table:style-name="ro1">
          <table:table-cell office:value-type="string">
            <text:p>Snowball</text:p>
          </table:table-cell>
          <table:table-cell office:value-type="string">
            <text:p>cudd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/>
          <table:table-cell office:value-type="string">
            <text:p>https://encrypted-tbn0.gstatic.com/images?q=tbn:ANd9GcSvStkkz5Cmod7qGYbn4eRjbM6yRabhq66l_iySRy7DN8iKlpTOFEZoDhIm_7DlTdOtFwY</text:p>
          </table:table-cell>
        </table:table-row>
        <table:table-row table:style-name="ro1">
          <table:table-cell office:value-type="string">
            <text:p>Phyllis</text:p>
          </table:table-cell>
          <table:table-cell office:value-type="string">
            <text:p>curiou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at</text:p>
          </table:table-cell>
          <table:table-cell/>
          <table:table-cell office:value-type="string">
            <text:p>https://encrypted-tbn0.gstatic.com/images?q=tbn:ANd9GcSlJTLoeYMMGl8x3fKsfKnIMS0ezAB_a9y5eU37Zm49P1bfYJI0VY6jEWzb8k4Efln20zc</text:p>
          </table:table-cell>
        </table:table-row>
        <table:table-row table:style-name="ro1">
          <table:table-cell office:value-type="string">
            <text:p>Mia</text:p>
          </table:table-cell>
          <table:table-cell office:value-type="string">
            <text:p>cuddl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at</text:p>
          </table:table-cell>
          <table:table-cell/>
          <table:table-cell office:value-type="string">
            <text:p>https://encrypted-tbn0.gstatic.com/images?q=tbn:ANd9GcSCl5cIpFf_GW6cb3Gb0r8TeKuHANqMSex3HgsAaQNR9VRcKYKQ0xOJ6VPywoLvJ5r10K4</text:p>
          </table:table-cell>
        </table:table-row>
        <table:table-row table:style-name="ro1">
          <table:table-cell office:value-type="string">
            <text:p>Princess</text:p>
          </table:table-cell>
          <table:table-cell office:value-type="string">
            <text:p>furociou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at</text:p>
          </table:table-cell>
          <table:table-cell/>
          <table:table-cell office:value-type="string">
            <text:p>https://encrypted-tbn0.gstatic.com/images?q=tbn:ANd9GcSEBhsypOCQIWI1vh8w2S_7wBkAH3OdabJLPAzeZKwIRKJbANyq7i9sQpX6PUEbBfNtgNU</text:p>
          </table:table-cell>
        </table:table-row>
        <table:table-row table:style-name="ro1">
          <table:table-cell office:value-type="string">
            <text:p>Sophie</text:p>
          </table:table-cell>
          <table:table-cell office:value-type="string">
            <text:p>conspirato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at</text:p>
          </table:table-cell>
          <table:table-cell/>
          <table:table-cell office:value-type="string">
            <text:p>https://encrypted-tbn0.gstatic.com/images?q=tbn:ANd9GcSlnbKi8KoRGZTY1srL3nD_h0_keyf6yPoizaV5G-NCnub__xmZR3hm_vJlQyyEi5La2VQ</text:p>
          </table:table-cell>
        </table:table-row>
        <table:table-row table:style-name="ro1">
          <table:table-cell office:value-type="string">
            <text:p>Mystery Box</text:p>
          </table:table-cell>
          <table:table-cell/>
          <table:table-cell office:value-type="string">
            <text:p>Each player may spend $5 to do an extra Makeover or Sabotage.</text:p>
          </table:table-cell>
          <table:table-cell table:number-columns-repeated="2"/>
          <table:table-cell office:value-type="string">
            <text:p>event</text:p>
          </table:table-cell>
          <table:table-cell/>
          <table:table-cell office:value-type="string">
            <text:p>data:image/jpeg;base64,/9j/4AAQSkZJRgABAQAAAQABAAD/2wCEAAkGBxIQEBUSEhISFhUXFxUXGBYXGBgXFxUVGBUYFhcYFhcYHSggHRolHhYWITEhJikrLy4uGB8zODMtNygtLisBCgoKDg0OGxAQGy0mICUuNy0uKysvLS8tLS03LS81Ky0tLjUtLS0tLS0tKy8tLSstLS8tLS0tLS0tNS0tLS0tLf/AABEIAQsAvQMBIgACEQEDEQH/xAAcAAEAAgMBAQEAAAAAAAAAAAAABgcDBAUCAQj/xABDEAABAwICBgUHCgUEAwAAAAABAAIDBBESIQUGMVFxkQcTIkFhIzJygaGxshQzNUJSc4KiwdFTYnSSsyQ0Q9IVY/D/xAAZAQEAAwEBAAAAAAAAAAAAAAAAAgMEAQX/xAAqEQEAAgIABQIGAgMAAAAAAAAAAQIDEQQSMTJBIVETIjNxgfBhsRTB0f/aAAwDAQACEQMRAD8AvFERAREQEREBERAREQEREBERAREQEREBERAREQEREBERAREQEREBERAREQEREBERAREQEREBERAREQEREBERAREQEREBERAREQEREBERAREQEREBERAREQEREBERAREQEREBERAREQEREBERAREQEREBERAREQEREBERAREQEREBERAREQEWCWsjbte3nnyWpJpmMbMR4C3vUJyVjrKUUtPSHSRcOTTjvqsA4m/uWsdKyk3xAeFgq54ikLIwWlJUXCi028ec1p4Zfut+DSjHbQ4cRlzClXNS3lG2K0eG8i8MkDthB4L2rVYiIgIiICIiAiIgIihNbrPUtke0COzXObkCDkSNpxA8gq8mWtOqdMc36JssUtSxnnOaOJCgj9YS75x8jfSvh5t7PNZYpQ4XaQRvBBHMKieK9oXxw3vKVS6ZiGwl3AfutSXT/wBlnM/oP3XFawnuWVtOd4CrnNkt0T+Djjq25dLyu7wOA/dakk7nec5x4klexABtv7AP3X0lo2YeRcozzT3SlHLHSGFoJ2BZBC7vsOJsvZqOJ5D3LH15vkAPG2fNR1WEt2ZG0/jyH6r1gaNvtP6BYDITtJXkFOaPEHLPmW11zRsHIL4ao7gtdFznk5IZTO7fyyWSOukbse715+9a114dO0d65zzHl3lifDrxaaePOa0+wrdh0xG7bdvHZzCi7qsdwWN05KsjibR5Qnh6ynccgcLtII8DdelxdVfmnn/2H4GLtLdjtzViWK9eW0wIiKaIiIgKtdNMtUy+m48zf9VZSrrWNtqqX0gebQVk4ztj7tHDd0ucvkEIDsTRhdvGRPG21fV7h2rBHVslts0hKwdzuOR5j9l7bp0f8gczxtdv9zb29dlqyjJYFObTDkRDuxTB4xNcHDeCCOYXtRvqRfEBhd9ppLT6y3atylrntNnuxg3sSAHA8QLEepc5nXZC+rnurT3BYnTuPenM7yum54HeFjdUtC5NVVMjbike1jd73Bo5krXrdKxQyxRPJxyl2AAdzQC5zjsAAN+aRueh6R1do1m4LGahx71B267uL43imd8lfKImzF1i5xNrtZbibeB2HJatYyulrmUk1WWNkY9/kOzhaMdhisHE9jeRn3qz4VvM6Q+LXx6pxWV0cQxSyMYN73Bo9pXG0trhS0zsB6x78LXYY2X7LmhwOJ1m2sQdveozT01F/wCSrDWdWQzqGx9YfOPV2d2frnJuVjt8U0/pFtLX1gwOOOkETWsAs28bBd25gAU64Y3r1n03/X/UbZZ1v+Ulo9aWyVUcYZaKSnM7JCbE2JxNLbWBAY++Z2BbeqNbLUUjJ5j2pC54FgA1hcQxuQ3AG/ioTrFRdXouinheHGNro8QuLtnY4O257btz+0VZFBSCGKOJuyNjWDg1ob+ijkrWK+n7r9h3HNpt6/u0x1XHkT6Z9wC7C5OrI8h+J36LrLfh+nDFl75ERFYrEREBQDWof6uTxwH8jR+in6guuItU8WN/ULLxfZ+V/D97hqOawa6U1E/qzifINrWW7PpOOQPhmV2NL1nUU8sveyN7gPENJHtsqAlkLnFziSSSSTtJJuSfFZ+HwxfcyvzZZp6QtKHpRgdk+GVoyzBa79lKNEacp6tt4ZGuttbsc3i05+vYqG6l2HFhdhvbFY2vuvsXqkqnwvbJG4te03DhkQVovwtJ6Ka8RaOr9Drw7zm8QuHqdrEK6DEQBKyzZGjZc7HDwNj6wQu3Jtb6Q96wWrNZ1LZWYmNw96QmMcMj22xMY9wvsu1pIvbuyUS0DrRLPS1j5S3HFGXtwjCBdj7Wzv5zR396lWmB/pp/upfgKqqOQxQuY3L5TTNaPF/ynB8LH81owUi1Z+8Ks1praHQ0TROqdHVmIuc9jo5AXEuddjXF2ZzuW4h612tXJvl9U17jcQ0bY3HdNJdryOIxrc1DjAlrm2yFQW28A6QW5BYejqnww1bY8nCZ0bSc7YWAMvfcTdTvfu/eqFK9v70a+r9fLo2RlFVxjq3PPVTDZdxtcb2kuz724s7gi3Urvpyn/p3+6Zculoa+tFPDVRFjYZetkme4YpLEnC1o8Da4uMgcrWPbr5qNteypkrIWvjYY+rxN2nHcuN8vP2W7lG+ub+dTvSVd6143HVw2TUcek659Z1VmmEsxjFng7WFtjc5N7ssl0WROm0hWPY1xbJRANdYhri+OMtbc5XO5dLSlBTxRzVrKaKaTD1t3HFis0ZtcQ4Dsi/ZGdvFcjVHXKWrq+plbG1rmOMYaCCHNsbEkm/ZxHu81Nzas2r4jX9O6iJ5Z99tp2gXO0TFTTyMgLCHPc4tcG2e51r4gLkEd6lVHXRzt6yJ7XsJIDm5tJBsbHvz7woF0s1wDYYfF0rvDCMDPfJyUz1coPk9LDEdrWNxemRif+YlV3j5ItPmZTpPzzWPEJ/q4PIDi73rprnavj/Ts/F8ZXRXoYuyPswZO+fuIiKxAREQFCddh5dn3Y+Jymyh2vTfKRH+Vw5Efus/FfTldg70UrKVk0bo5BdjwQ4XIuOIzUF0t0ZxuuaaUtOfYk7TfABwzA9RU/utPS2ko6WF00hOFo7syScgAN5Nlgx5L1nVWy9K2j5nugomxwMgwtwtY1mG1wbCxuDtvnzVIaz08cVZMyLzGyOAtsG9o8Abj1Lsad19qai7Yz1MZyszzyP5n7eVlE1uwYrU3NvLJmyVtqIS/ovqiyvDL5SMe0juyGMH8vtKtmfu4t96q7or0c59U6e3YjaRf+d4sAPw4jy3q0aju4j3hZuK18Rfw/YyaSjLoZWtFyY5ABvJaQB7VEqfVKR0VE6VzIzBiMoOdx1/WtaCDbZe5vldS+veWxSOBsQx5B3ENJBVNOlnrJGsc98r3EBoc7LF4Yjhb7F3h62mJ1Onc0xExuNrDoNJ6PonzEVWN00he63lA0kuNh1bTYDEdpKkOiHU5jx03V9W4k3YAAXXzLrfW33zVU6Y1WqKSISy9XhLg3suLi0kEjFkB3dxKknRTMb1Ef1fJP/EcbSeTW8lLLiryTes7cx5J5orMaa+v2skjpXUsLnBjbCQtvikefqC2eEZCw2m47lwtKarVNLAJpWsDSQC0Ou5hOzEALeGRK8aPOLSLCc71TSeJnurC6R/o9/pxfGFbzfDmtI8q9fEi1p8NHotqS+nmhdm1jwQDsDZAbt4Xa4/iKhTwdHV/f5CW+8ujvcet0Z/Mpb0T7KnjD7pFqdKdAGzxTj/kaWu9KO1jbxDgPwhcrMRmtX3dtG8UW9mHShFdptrB2mB7GXGYMcQ6x/qJ6wetWoFU3Rg5griHecYnhm692k+vCHe1W0FRxPpMV9oW4PWJt7ymOgxanZwPtcVvrT0P8xH6K3Fvx9kfZhv3SIiKaIiIgKJ69t+aPpj4VLFGNe2+TjP85HNt/wBFTxH05W4e+EOUH6WZrU0TftSk/wBrD/2U2uorrrpCja6KGsic5rg5we3zozcC+VjY+G7YV5+DvidNmXslUlPC6R7WMBLnENaBtJJsArA0N0aE2dVS23xx5ngXnLkDxWfVvVSFtVFVUtSyaFpJIPntJYQ29htuRtDSrBWjPxExOqqcWGJ9bMGj6GOnjEUTAxjdgHtJPefEr3UbOXvWVY59n/29Yt7aojTJpL5mX7uT4Cqk1R/31P8AeN9xVt6R+Zk+7f8ACVSdHUuic2RhwubYg2Bsd9jktvCxutoZ+InVqyszpKna2jDCe0+RmEb8N3OPAZcwtXoroi2OWYjJ7msb4iPFiI8LuI/CVBK+SeXys3XOvkJHh2HfZriMPqCsDo608+cOp5A28bWlhaA3sA4S0tbYZdnMb/DPt8c0w6j8uUvFsu5/CE6L+kI/6lv+YKxOkf6Pf6cXxhV3o36Rj/qm/wCYKxOkf6Pf6cX+QLuX6tHMf07OR0TbKnjD7pVodIExqdIxUzfqiOPg+VwLvymPkt/onybUk5C8OfASXXM1NvWaWdUG9gZZvUexG08A8f2J0y3v7R/o646193Hlvo7SBtfyE1xvdHtHrdG78yu2NwIBBuCLg7wcwVWPSpQYJ4pxskbgduxsOXrLXW/AphqHNI6giEjHtcwGMYmlt2NyYRi2jDhF/AqvP8+Ot08Py3mi1dFC0Efohba19HfMx+g34QthbqdsMdu6RERSREREBR7XeMmmBAPZeCbdwwuFzuGakK+EXyKjevNWYSrblnapLqA9I+gKmolbNEzGxsYaWtzeCHOcTh7xmNlzkrx0xqg1/apyI3fYPzZ4WzZ6rjwUPrKWSF2CVjmO7r7Hei4ZO9RvvsvO5L4bc2mzmpljSr+immPymZ5uMEeG24ueNv8AYVaAK12RtDi8NaHOsHOAF3Wva577XPNZQVXlyc9trMdOSumULxPsX0FfJdhVaxm0gPJSeg/4Sqf1UANZTggEdYzIq4K0eSk9B/wlU3q5O2Oqge8hrWvYXE9wG05LZw3ZZm4juqtHXht9Hz3zsGHgRIyyh/Rf/vX/AHLv8kaz64a4x1EJggDy1xbikcMIIBDrNac8yBcm3ty6XRnoh0cb6h4t1oAYD/DGeLg42t4NB70iJpgnm8kzF8scqDdf1NZjIv1dQXEb8EtyOOVlIddNcI6uIQwteGYg57ngAnDmGgAnK+ZPgFINYNRY6mYzRymJzs3jBjaT9odoWJ79u9begtSqamcHnFLINhfazTvYwZX3E3I7lOc2KdWnrCMYskbrHRz9CaGnp9FStYxxqJ7nDcAsDwIxcutYht3G+wkhb2o2rb6FsjpSwySYcmkkNa29hcgZ3cfYpxSaFmk+rhG92Xs2rs0mrcbc5CXnd5rfZn7VXFcuSJjWtpzbHSY9eiMMg6xwAZiINxYYiDa1xuyJz8V2aTV+V2byGDm7kMvapNDC1gs1oaNwFlkVtOErHdO1VuJtPb6PEMYa0NGwAAcALL2iLWzCIiAiIgIiICxVNMyVpZI1r2na1wBB9RWVEEO0nqXnip32H8N5JH4X7RwN+IUVqYHxPwSNcx252V/Fp2OHiLq21grKSOZuCRjXt3EXz3jcfFZsnC1t6x6L6Z7V6+qqmuXpxyUn0rqaRd1O64/hvOfBr/0dzUamidGSyRrmuH1XCx4jePEXCw3xWp1hrpkrfozVXzb/AEHfCVU+idUKucA9X1bcu1L2eTbYvZbxVw01O+Q2Y1zj4C9uO5duj1YkdnI4MG4dp37DmVbgnJETFI6o5opMxzSrbQ2odPCQ+ZxmcO4jDGD6GeL1kjwU3pNHyy+YxxG/Y3mclLqPQcEX1cR3vz9mweoLpK7/AB7XneSVPx619KQjdHqx3yv9TP8Asf2XbpNHxReYwDx2nmc1sotFMVKdIUWyWt1kREViAiIgIiICIiAiIgIiICIiAiIgLDVUkcowyMa4bbEXz8FmRB4jja0WaABuAsOQXtEQEREBERAREQEREBERAREQEREBERAREQEREBERAREQEREBERAREQEREBERAREQEREBERAREQEREBERAREQEREBERAREQEREBERAREQEREBERAREQEREBERAREQEREBERAREQEREBERAREQEREBERAREQEREBERAREQEREBERAREQEREBERAREQf//Z</text:p>
          </table:table-cell>
        </table:table-row>
        <table:table-row table:style-name="ro2">
          <table:table-cell office:value-type="string">
            <text:p>Walk A Mile In Her Paws</text:p>
          </table:table-cell>
          <table:table-cell/>
          <table:table-cell office:value-type="string">
            <text:p>Everyone must interacting with the board as if their hands were paws until end of round.</text:p>
            <text:p>First person to stop loses $5.</text:p>
          </table:table-cell>
          <table:table-cell table:number-columns-repeated="2"/>
          <table:table-cell office:value-type="string">
            <text:p>event</text:p>
          </table:table-cell>
          <table:table-cell office:value-type="string">
            <text:p>YES</text:p>
          </table:table-cell>
          <table:table-cell office:value-type="string">
            <text:p>paw.jpg</text:p>
          </table:table-cell>
        </table:table-row>
        <table:table-row table:style-name="ro1">
          <table:table-cell office:value-type="string">
            <text:p>I Hate Mondays</text:p>
          </table:table-cell>
          <table:table-cell/>
          <table:table-cell office:value-type="string">
            <text:p>Everyone must tell their best cat joke. Vote for the worst joke. That person must draw and play a Negative effect on each cat they own.</text:p>
          </table:table-cell>
          <table:table-cell table:number-columns-repeated="2"/>
          <table:table-cell office:value-type="string">
            <text:p>event</text:p>
          </table:table-cell>
          <table:table-cell office:value-type="string">
            <text:p>YES</text:p>
          </table:table-cell>
          <table:table-cell office:value-type="string">
            <text:p>tacocat.png</text:p>
          </table:table-cell>
        </table:table-row>
        <table:table-row table:style-name="ro1">
          <table:table-cell office:value-type="string">
            <text:p>Caturday</text:p>
          </table:table-cell>
          <table:table-cell/>
          <table:table-cell office:value-type="string">
            <text:p>Draw cats equal to the number of players. Player with least points distributes one among each player.</text:p>
          </table:table-cell>
          <table:table-cell table:number-columns-repeated="2"/>
          <table:table-cell office:value-type="string">
            <text:p>event</text:p>
          </table:table-cell>
          <table:table-cell/>
          <table:table-cell office:value-type="string">
            <text:p>https://i.kym-cdn.com/photos/images/newsfeed/000/008/324/caturday.jpg?1250196711</text:p>
          </table:table-cell>
        </table:table-row>
        <table:table-row table:style-name="ro3">
          <table:table-cell office:value-type="string">
            <text:p>Prisoner's Dilemma</text:p>
          </table:table-cell>
          <table:table-cell/>
          <table:table-cell office:value-type="string">
            <text:p>Everyone vote Greed or Heed.</text:p>
            <text:p>Greed majority/tie: Greed voters lose $10. </text:p>
            <text:p>Heed majority: Greed votes gain $10.</text:p>
          </table:table-cell>
          <table:table-cell table:number-columns-repeated="2"/>
          <table:table-cell office:value-type="string">
            <text:p>event</text:p>
          </table:table-cell>
          <table:table-cell/>
          <table:table-cell office:value-type="string">
            <text:p>https://www.lifewithdogs.tv/wp-content/uploads/2016/06/raining-cats-dogs-61.jpg</text:p>
          </table:table-cell>
        </table:table-row>
        <table:table-row table:style-name="ro1">
          <table:table-cell office:value-type="string">
            <text:p>Imitiation Contest</text:p>
          </table:table-cell>
          <table:table-cell/>
          <table:table-cell office:value-type="string">
            <text:p>Everyone makes their best attempt at a cat meow. Winner gains $5 by vote.</text:p>
          </table:table-cell>
          <table:table-cell table:number-columns-repeated="2"/>
          <table:table-cell office:value-type="string">
            <text:p>event</text:p>
          </table:table-cell>
          <table:table-cell/>
          <table:table-cell office:value-type="string">
            <text:p>https://images.halloweencostumes.com/products/21346/1-1/adult-black-cat-costume.jpg</text:p>
          </table:table-cell>
        </table:table-row>
        <table:table-row table:style-name="ro1">
          <table:table-cell office:value-type="string">
            <text:p>Marked Up Prices</text:p>
          </table:table-cell>
          <table:table-cell/>
          <table:table-cell office:value-type="string">
            <text:p>All actions cost 2$ more than normal until end of round.</text:p>
          </table:table-cell>
          <table:table-cell/>
          <table:table-cell office:value-type="float" office:value="5">
            <text:p>5</text:p>
          </table:table-cell>
          <table:table-cell office:value-type="string">
            <text:p>event</text:p>
          </table:table-cell>
          <table:table-cell/>
          <table:table-cell office:value-type="string">
            <text:p>https://encrypted-tbn0.gstatic.com/images?q=tbn:ANd9GcTqANCOhTpziQ4Pn95OrR4uRFyO3GAIUi_Q69-1XB5bT4FdkM2NpA</text:p>
          </table:table-cell>
        </table:table-row>
        <table:table-row table:style-name="ro1">
          <table:table-cell office:value-type="string">
            <text:p>Cat Sock Hop</text:p>
          </table:table-cell>
          <table:table-cell/>
          <table:table-cell office:value-type="string">
            <text:p>Everyone returns selects a cat and donates it to the player on their left.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vent</text:p>
          </table:table-cell>
          <table:table-cell/>
          <table:table-cell office:value-type="string">
            <text:p>https://i.ytimg.com/vi/REVeqcS2aEU/hqdefault.jpg</text:p>
          </table:table-cell>
        </table:table-row>
        <table:table-row table:style-name="ro2">
          <table:table-cell office:value-type="string">
            <text:p>So Ugly Its Cute</text:p>
          </table:table-cell>
          <table:table-cell/>
          <table:table-cell office:value-type="string">
            <text:p/>
            <text:p>Until the end of round, reverse all cat scores.</text:p>
          </table:table-cell>
          <table:table-cell table:number-columns-repeated="2"/>
          <table:table-cell office:value-type="string">
            <text:p>event</text:p>
          </table:table-cell>
          <table:table-cell/>
          <table:table-cell office:value-type="string">
            <text:p>https://i.pinimg.com/originals/6e/2b/37/6e2b37d13c761238ba4ec494143b99e5.jpg</text:p>
          </table:table-cell>
        </table:table-row>
        <table:table-row table:style-name="ro1">
          <table:table-cell office:value-type="string">
            <text:p>Marked Down Prices</text:p>
          </table:table-cell>
          <table:table-cell/>
          <table:table-cell office:value-type="string">
            <text:p>Add five Action cards to in play. Reduce costs of all actions by 2$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vent</text:p>
          </table:table-cell>
          <table:table-cell/>
          <table:table-cell office:value-type="string">
            <text:p>https://encrypted-tbn0.gstatic.com/images?q=tbn:ANd9GcTqANCOhTpziQ4Pn95OrR4uRFyO3GAIUi_Q69-1XB5bT4FdkM2NpA</text:p>
          </table:table-cell>
        </table:table-row>
        <table:table-row table:style-name="ro2">
          <table:table-cell office:value-type="string">
            <text:p>Assemble the Horde</text:p>
          </table:table-cell>
          <table:table-cell/>
          <table:table-cell office:value-type="string">
            <text:p>Own the highest combined total score of cats owned. </text:p>
            <text:p>Reward: 4 / 3 / 2 :trophy:</text:p>
          </table:table-cell>
          <table:table-cell table:number-columns-repeated="2"/>
          <table:table-cell office:value-type="string">
            <text:p>award</text:p>
          </table:table-cell>
          <table:table-cell office:value-type="string">
            <text:p>YES</text:p>
          </table:table-cell>
          <table:table-cell office:value-type="string">
            <text:p>horde.png</text:p>
          </table:table-cell>
        </table:table-row>
        <table:table-row table:style-name="ro2">
          <table:table-cell office:value-type="string">
            <text:p>Biggest Shit</text:p>
          </table:table-cell>
          <table:table-cell/>
          <table:table-cell office:value-type="string">
            <text:p>Own the lowest scored cat.</text:p>
            <text:p>Reward: 4 / 3 / 2 :trophy:</text:p>
          </table:table-cell>
          <table:table-cell table:number-columns-repeated="2"/>
          <table:table-cell office:value-type="string">
            <text:p>award</text:p>
          </table:table-cell>
          <table:table-cell office:value-type="string">
            <text:p>YES</text:p>
          </table:table-cell>
          <table:table-cell office:value-type="string">
            <text:p>cutyou.png</text:p>
          </table:table-cell>
        </table:table-row>
        <table:table-row table:style-name="ro2">
          <table:table-cell office:value-type="string">
            <text:p>Cutie</text:p>
          </table:table-cell>
          <table:table-cell/>
          <table:table-cell office:value-type="string">
            <text:p>Own the highest scored cat.</text:p>
            <text:p>Reward: 4 / 3 / 2 :trophy:</text:p>
          </table:table-cell>
          <table:table-cell table:number-columns-repeated="2"/>
          <table:table-cell office:value-type="string">
            <text:p>award</text:p>
          </table:table-cell>
          <table:table-cell/>
          <table:table-cell office:value-type="string">
            <text:p>http://www.parade.pet/assets-v2/images/trophy-pet.png</text:p>
          </table:table-cell>
        </table:table-row>
        <table:table-row table:style-name="ro1">
          <table:table-cell office:value-type="string">
            <text:p>Bribe the Committee</text:p>
          </table:table-cell>
          <table:table-cell/>
          <table:table-cell office:value-type="string">
            <text:p>During scoring phase, you may pay $20 to gain 5 :trophy:.</text:p>
          </table:table-cell>
          <table:table-cell table:number-columns-repeated="2"/>
          <table:table-cell office:value-type="string">
            <text:p>award</text:p>
          </table:table-cell>
          <table:table-cell/>
          <table:table-cell office:value-type="string">
            <text:p>https://live.staticflickr.com/3072/2836269719_f1038ae2c8_b.jpg</text:p>
          </table:table-cell>
        </table:table-row>
        <table:table-row table:style-name="ro2">
          <table:table-cell office:value-type="string">
            <text:p>Cat-astrophically Hiss-terical</text:p>
          </table:table-cell>
          <table:table-cell/>
          <table:table-cell office:value-type="string">
            <text:p>Own the cat with the greatest number of attachments.</text:p>
            <text:p>Reward: 4 / 2 / 1 :trophy:</text:p>
          </table:table-cell>
          <table:table-cell table:number-columns-repeated="2"/>
          <table:table-cell office:value-type="string">
            <text:p>award</text:p>
          </table:table-cell>
          <table:table-cell/>
          <table:table-cell office:value-type="string">
            <text:p>https://media.tenor.com/images/5fb13c894469a7647534f65a9683a1ee/tenor.png</text:p>
          </table:table-cell>
        </table:table-row>
        <table:table-row table:style-name="ro2">
          <table:table-cell office:value-type="string">
            <text:p>Aggro Bait</text:p>
          </table:table-cell>
          <table:table-cell/>
          <table:table-cell office:value-type="string">
            <text:p>Own the total largest number of negative score cards.</text:p>
            <text:p><text:s/>Reward: 4 / 2 / 1 :trophy:</text:p>
          </table:table-cell>
          <table:table-cell table:number-columns-repeated="2"/>
          <table:table-cell office:value-type="string">
            <text:p>award</text:p>
          </table:table-cell>
          <table:table-cell/>
          <table:table-cell office:value-type="string">
            <text:p>https://media3.giphy.com/media/f9GxcYRrc4v04/source.gif</text:p>
          </table:table-cell>
        </table:table-row>
        <table:table-row table:style-name="ro2">
          <table:table-cell office:value-type="string">
            <text:p>Make a Mess</text:p>
          </table:table-cell>
          <table:table-cell/>
          <table:table-cell office:value-type="string">
            <text:p>Take $2 from one player, and give to another player.</text:p>
            <text:p>Gain $2</text:p>
          </table:table-cell>
          <table:table-cell/>
          <table:table-cell office:value-type="string">
            <text:p>$0.00</text:p>
          </table:table-cell>
          <table:table-cell office:value-type="string">
            <text:p>action</text:p>
          </table:table-cell>
          <table:table-cell/>
          <table:table-cell office:value-type="string">
            <text:p>https://rognh2ijdrf1wwftkx4eici0-wpengine.netdna-ssl.com/wp-content/uploads/2018/01/AdobeStock_155082578-e1517268058198.jpeg</text:p>
          </table:table-cell>
        </table:table-row>
        <table:table-row table:style-name="ro2">
          <table:table-cell office:value-type="string">
            <text:p>Pierce the Veil</text:p>
          </table:table-cell>
          <table:table-cell/>
          <table:table-cell office:value-type="string">
            <text:p>Look at the top card of any deck. Put on bottom or leave on top.</text:p>
            <text:p>Gain $2.</text:p>
          </table:table-cell>
          <table:table-cell/>
          <table:table-cell office:value-type="string">
            <text:p>$0.00</text:p>
          </table:table-cell>
          <table:table-cell office:value-type="string">
            <text:p>action</text:p>
          </table:table-cell>
          <table:table-cell/>
          <table:table-cell office:value-type="string">
            <text:p>https://qph.fs.quoracdn.net/main-qimg-b45a9a6a44c43a2419bd1239d25e9a33</text:p>
          </table:table-cell>
        </table:table-row>
        <table:table-row table:style-name="ro1">
          <table:table-cell office:value-type="string">
            <text:p>Push off the table</text:p>
          </table:table-cell>
          <table:table-cell/>
          <table:table-cell office:value-type="string">
            <text:p>Move an attachment up to two cats left or right.</text:p>
          </table:table-cell>
          <table:table-cell/>
          <table:table-cell office:value-type="string">
            <text:p>$3.00</text:p>
          </table:table-cell>
          <table:table-cell office:value-type="string">
            <text:p>action</text:p>
          </table:table-cell>
          <table:table-cell/>
          <table:table-cell office:value-type="string">
            <text:p>https://i.ytimg.com/vi/ccK3usCWmTo/maxresdefault.jpg</text:p>
          </table:table-cell>
        </table:table-row>
        <table:table-row table:style-name="ro3">
          <table:table-cell office:value-type="string">
            <text:p>Highlander</text:p>
          </table:table-cell>
          <table:table-cell/>
          <table:table-cell office:value-type="string">
            <text:p>Own the highest scored cat.</text:p>
            <text:p>Judge Bias: -1 per cat owned</text:p>
            <text:p>Reward: 4 / 2 /1 :trophy:</text:p>
          </table:table-cell>
          <table:table-cell table:number-columns-repeated="2"/>
          <table:table-cell office:value-type="string">
            <text:p>award</text:p>
          </table:table-cell>
          <table:table-cell/>
          <table:table-cell office:value-type="string">
            <text:p>data:image/jpeg;base64,/9j/4AAQSkZJRgABAQAAAQABAAD/2wCEAAkGBxISEhUSEhIVFRUXFRUVFRUVFxUVFRUVFRUWFhUVFRUYHSggGBolHRUVITEhJSkrLi4uFx8zODMsNygtLisBCgoKDg0OFRAQFy0dHR8tLS0tKy0tLS0tLSsrLS0tLS0tLS0tLS0rLS0tLS0tKy0rLS0tLS0tLSstLS0tLSsrL//AABEIALcBEwMBIgACEQEDEQH/xAAbAAACAwEBAQAAAAAAAAAAAAACAwABBAUGB//EADsQAAEDAgQDBQYFAwMFAAAAAAEAAhEDIQQSMUEFUWETInGBkQYUMlKhwUKx0eHwYoLxU5KiBxUjJDP/xAAYAQEBAQEBAAAAAAAAAAAAAAAAAQIDBP/EACARAQEBAQEAAgEFAAAAAAAAAAABEQIhMTISA0FRYXH/2gAMAwEAAhEDEQA/APmgVqkULk6LCtUiCCQrCisILRBQKwoqwFapqOEVTUSgCLKgoNVhWAiyhBQUCIAKNaipCkIlQUBQqhWFaAJVEJmVVlQDCpxVuCkKgIVFErRAISjcEJQC5LTChhABVOCMhC5EDCookBKClapWiEhEFQCJUQBWoiQQBEFArhFQImhQBEFFVCMBUiaUFgIwqlE1FVCsNVhEFBWVEArVhBWVWAjaFHNRQQoAiyqIBAVJjQqLUQpwVFNhUGzaJlAohDC118K+nGdjmSJGZpbPhIukAIFuVQiIVlUJc1UmuCBELQuCYUKBcISEwhCAiFwrVlRVClYVBEgsBFCFGipCJUiAQWrCoIwFFRoRAKBE1FW1qJoVhE1QVCINUCJhRUAV5EQVhQQKI2hSEFFqpMVZUBYLCuqvbTYJc45QOp3PQa+S9njv+nxZQzMql9UAktygMcdcrTMg8p16LnewDR70dJFJ5bPzS2f+Obyle9r41waM+p5bHb6pq4+NLTwrFOoVqdZgzOY8FrTudI+q9TieHUe2cQyXOJdBEtaSSSIGq6GA4ZAY4U2sJiHgN5i4IGlz1sOaxe4v4vZ12U8VRNKqzM10tM3LTzB2cOfRfDuI4M0ar6btWvc2ecEiV9pw47KGu/DHnOh5GY+i+Ue2D3nF1g9xMPOWflN2geRWuetSzHDIQuaje3ohMrTJZCFwRlUAqFEIHJrmoIRAEQhTHIEAqK4URGcBEFQRBVFomoUYCKuEQCFGAirhGAqARhqgvKraFYCJrVFCGprQpTCaAigDFYaihHkIN7FQUGImtRAI2oALVcJgUCACrc1GWqFBq4DWLK9NwMHNH+4Fv3XrqmMe6XudMmGzl7usgW6arw1KvleyCM2YZQeYMr1WKqAsDmiHH4RrDzYAc7lc/wBR04ZuI8Wbh2sqHM5xcA2myMziTABc6w1AvfkvQ+yvHqWKw5FJvZub3jRJDgGOcQSwwLBwcI2PSFysXw+k6kcPXYKjBeWkCoHG5dPjzTKHBaTBTGDDqbwCA57rvZu2BaCeXO65/lJPj1qc23+mv2+4nim0aBwpeO+4VOya1zyRlNMOLgcrI7S4GsbSuD7a4Z0UKz5D3MIcHCHSD3S6ALkGdAuvwLEYkYtmEqsdTq5i9pO7GiXPaRqIt5jmh/6lMc3smOMkuc/cmBZa/TvVzZid8zn4u6+fElU4J1R8/sf2SHNXdxAQhhGglUC4oXBEULkQsoIRuQlBUqKKIMwKMFAiCrIwmASgCZRfBB5EFFa24djYFRzmvsQ3LtvJOp6Ba8Thy7vU6YHgPtoCu9jcM3F021qbO8PjBkekG/ksra/ZNAqDINjD+94Zhdcra6TGDBtdlyubTy72EmORGnmjxWABbmZ8W7RoRJ06rT7xScCA4XEgRlPgs72l2hcIiYdy1jqs+yteVywFsw+ELhsP50WqpRktLgXfC4k3gHWx0W6lhWsDy7QSbTob33gzqtXtJGA8L/r2FgLjr1TsPgxJBEnfUeB6aLaajWtB/CZb/Vedmm/nrKU0h/f0yk9Ji0ADTn5rO1fCxSpgE2lv9RG3XytuqGGYWl2U+pPkJFzqn4ZtMlwIE6nfa5MFPwNYPzZG5QJAJsIFjBJUHPw2FaW5yzNrYt70aCY2t4KqdAPIJbk0F53011H6rXhaZyS50NBJsfH6nTyRVgHlrmOMamddDeD/ACyDNiw1j8sgT0NxykeKy4ohuUBvxHXUATbfyWvGvY5wYbkXncRp1gArBiYI7ty3TWb7n1HqihbVdJhp9D9Shr1yBMW0K34XB5xDtNTe8jS0i5geiHE0BDhALnHfQc4geCv5JjI+i4tkcxBi/nykSu5wWsZDTBcy7QSbkWnx2XNoUXbt0s7n0MieX8ldDB02mO+QbEEWg7Wgaiyz1Wo9Zgn5YJpwdSQ2ZJ67prOKBtUzBB3bG06j16LDwniDhLHz0Oztl2aHDmVDNptsOq1xlY72UAL6lQVnVizsg6A0AgAxMk8wNl5H2k4p705tQmIzNbf4Sw3EjmC13ryg+j9uKgoYcU2mHPMW5Rf7L562rDB0fmHkCD6rqwXUqk2qDN10cP7vxecrPUZG8jY/tsU2uLyOo/T6EJbdCCgS5AQjKEoBcgcFb0BVAOVFEULgiAVqwogyhEAhCMFVkQRhAEYRT8PiX0zLHFvgYWzEcWr1Iz1HO0s64tyGy5zUYUU9hkiea9VWwjcrXnuyBN9yBr1j6Ly+EZL2jm4D1XquMVGDK10mB9oPgufbfLFSxAs0AukuBMaE8kVSkTlYTIif38UPbhoGUiJ2kEeZOiKmTJa6IvknYHredVhoFYCQ0XgTAm7p7pPmhoNmpc2bDhGg8TysjDA0ZBDjJB2tEW5/p4rNhavZAtdqDA3POOoiEHRaGMqxGome7z1O2/8ALIH4sOe5kWGxFr7xtosuEdLg54h0ECSPzjluttMAuJeGzFjuI2g6annsgFjQxhYTYzfqSPynZJwgNOcx7s6zsOY8+qF9Auc4ggtPUGNdUrE0nCiRr1n0/JFNOGBcXjlM+GpnbwQmhla6DOY3PWQeX5IQw9iQOV9CRa9vI78lrpiaYOhgcon+c0RbmFozTAtuInSdrLIaoLwR1IMeGpC6NYzSjURrr/lcbB1nA2gyfUC388FJ6tdgPzGQ033vBO0FXTcS4S2BJB+4ugpwJYZyj/bFrAroYOmNS3KBOUc538VKsdPhTYtUux0Q4fhd5c16nh+GazuydbFee4VUAdEAsMNc0g3m09PFekNAUGVCXGAHETeBB+6nM9Oq+ee3OMz4lzQZa2B58wvNFPxDy4lxuSZPmkAr0OQHoHJjhKFyqEFSESF5QLcgIRkoXKhZCFyMoSiAUUlREZgEQCAI2qoMIgEARopkIwgCMKK1YKrke13Ig/wr1uOPbMFRsbWjNEa3Xi2Fek9mMTINI5YN5NvqsdRuUkFkjMO9pIB06p1So4mAwQCCDzGxjZVxWgWukSQdALeU7pVCo1jZdmbmsBqb+Giw00VcMSczTHMXmfNciuDlLXiSD/dH66ei6JpPjK0k7t23uDyOtypiaYyh5BDwdAYuTeY20UGd5aclSQYJBsCJ6+afRpd+SdRcXF4iOg/lkttIOkhuoFogeQ8B9FsosDi0am3K+23kgqgxjC5sgyJIv4IKdPtRAOUSY3Pj4LY/BjO5xgwPqRb7JdMNg5NSdfWLnZQ0qlhshkkZQPT8/ujoMIkus38vLZDSoNaAxxkk33IOwmP8QnFgkyQGgRtNv8dVTQ13TRcQf2suDgrOy7log8iRufNdjH5msIaSQQY6DaPOFgq0CCybOgFxG2WZ8ZMKxL66+EqkRSqUyRqHDQ6XPJahxOi5wblJymPAzaUjA16jmQcodMCYmNpHgupRwrcsMLWuMXtBMrNajr8Pq04LiZO2XWJBH13Wn23xwbhSwGHPy+mp8DZHj6tPC0Wl0ZiOUZoGy8Bxbir67iXutNh+S6cc5NY6u1zXJLwmoSJWkKJQSmOCVF1UBKFyN6WUC1TwicUMqgCEJRlLciKVocyiqMqMJYKMIg2o2lAEbEUwIm9UCYFFMatGHqFhDhqLrM1asJRL3QpVehxYZVp5nuymARE68oCw0gGi9YFp0BuR4clsqiixmVxl5GhOvkVyqWKoO7jgWzYC59LePquToe5paO7UluxiY6GVpweHJsTDo8QY5rPT4MGAg1e4+Ik3HK5P2Wijg4PZmoe6JB5jkY2spSOkKB+EnvC46856aLLiKgY7ui4J6o6uMLWlp+LSei5wPqtc84lumVKsjpqepV06kWj9ggZyRFbRrp12BsZeh9brZTFF3dyTPU/zmuYPBaACGueCGkDuF1gXbDxiUR1+IspU6ffAaYkT00uvJ4rEBp/+ga2J6wY/SF6ThfHG4hpZVY3NFxYzC82XUnPe2iAchuHCYBNiOgM+qz80ShVo1hAFSmPmuJ8SbFdn2f8AZQ1nf+WsXM/C1siJiCTud1wa2NqU5Y6n2hM2iG/uvS+xvECHNYCyi/NL2Ol0tHyybKWY1DPakvaadFzs3ZtyydwNCeq845ej9r2EYhxO4DhyII1C4DqcrbJBQnRG5iHKVQkodk14QVGojOWoCnQgcECyEBCNyFyoU4ISEwoCiFwrVlRBjaiCEIgqyNG1AETEUwFGxLCaAoplJhJAAknRdLD1G0+605n6kj4WdOpHNYsHXyPDgAYnXQEgifKZXToNDA4mAdZ1WO7jfEJq13m8B56HW/NVXxctk0Q4CJ+YeHNa/d2VxuwiIhsfmlYviAwzQ0s7Qm2bYcpWJ61VVWMq0AWtcIcIk/CZTn1GtcC25yhs/otHDJxDcpAa3aLX5pWNwD6T8jx1B2cOYK1ziUpjud0wJTAUxrVpkwFRxRAeCvKijpkea7vEvZo18EwTlcXGp5GwHpC5XDqOeo1p0m55Dde0dxJhLWtmIgEDu920X3WerhJr53gPYTEsfnNYNEjckkLucSw9CnUBDQXxleenLx1XQx+K7Jrm5sznHMAT8Ekz9QuA50667pNvtP8ACcXw9lJ2dsuc4ZhJv9SlUKj6rgKmF/vBEjrPotNbD9q0szFrrAObrE6TyWahwqq0Forun5jcqdLHd4zgclGm9ry5pltzJbyBXAML0OCw3/q1KMS5nfLjALjeY6wvPEK83xKW5qBxRyEDlpAFKJTHpTwiFHVUSjhCSqFFLcExyWSgEpbkbigVRUqkUqIMLUQKWjaqyYCjYltCYEUyExpSmlG0qKa1baDswy7x1uOSxA3TWGLgqWasuOnw2uWOANwNZsBbRKxeHg37zToefjyKXjsUxobUG9njkefmurws0qlMhx7h1v8ACdnCVy95rpfWPA1KjYbSuQbNOpG4adz0Xs6OJpYikGVbg6H8THcxyXjmYZhqGn2zTrlLQX5vTTVP/wC5Pw1RrHURlADZbmGgsXWOo3Vvv1+UnnyZj8C6g7K64Ojho4c/FLC7HH8dTqU6YEF8lzo0E7XXGa5al2JTGlEQgbsITIVRp4dVyuJ0trPlA3J3XohiMlLOQCBz3P4fsvD4uu9lSmNWO5fhIJu7odF7DiDc9KmGlsmCQCDcNiLei5dfb1ufXxwary4yTcqi1FUkGCII2KUTMrqwJxi4WSpw90ZmVqrb6SSBN48Frb1UpVLwdDb9CpR0OB4YU6jXvquc0XAcRALgRfnr9VyuI0OzqvZeziL8tkylUynJEaxbTe/+Vv4hhDVYHgd5rb/1NGnmB9PBY5uX1qz+HBIsgbotGIoObEgidJ0KSumsluakPCZUVFqqFE80JRlLhADglkJhSoQC8pTimFKcqiKKoUQd5tNnJqMUqfJnoP0Xn/eeqPtzzWWnoW4en8rPQIhh6Xys+n6LznvB5lQ4o8yrhr0wwtP5WfRX7rT+Vn0XmfejzKv3k81DXpfc6Z/Cz6KjgWcm+oXm/e+pVHFn5iqa9DV4e0giGkG0ErkUuFVqTiwQ6kf6myNYkEifJIbiTzUNfqpZ+w6lCi5hYYMtcTmABtERYzf7LVjOIMqEF4eCLSRcjynquGK6nb9VmcyXVvWuwyvR+c+h/RPbVp7OHrH5hef7UK+1WkegDh4+DmqjV6O/4n7rhNrohXPNBq4m97i2GlwEggwCOThsfBaeBcUqUZBETBMRPdMx56dJJ2XN7c80Pb9VLzL8rLY9LxbiNOs8Oa5w7oDrRJ8BPh5LF2o+d3of0XH7dF26smDqOqj/AFHejv0S3VB/q/mPssHvCgroh+LxxaA5rw9zdBN46FHh+LDs3562tMktJkl2zY3MxpzWU1ELqsdQs3mVZbHq+F8Qo1MIG1XBhyfACHd+LFu470DwJXKFNvzj1XJbiAP59kQxA5qznC3XUNBvzD1VGgOa53bjmi7fqqNvYN5qe7t6LEK/VQVuqI2+7t6Kvd29FjNbqVba55n1RWv3dvRT3ZvILL28bou3QP8Adm8gokGuog8t2qJtZRRbcl9qqNZRRBXbK+1UUQF2inaKKICbVRNrK1EVRrKu2UURE7YojXKiiKgqou2VKKC+3VduVFEFCuiFZUoqCGIUOIUUUNT3hD26iiGqNZGKyiiKv3hT3hRRE1fvJU94UURRe9ofeSoogv3oqxilFEFnEqKKIP/Z</text:p>
          </table:table-cell>
        </table:table-row>
        <table:table-row table:style-name="ro3">
          <table:table-cell office:value-type="string">
            <text:p>For the Luls</text:p>
          </table:table-cell>
          <table:table-cell/>
          <table:table-cell office:value-type="string">
            <text:p>Own the highest scored cat.</text:p>
            <text:p>Judge Bias: +1 per each cat type owned.</text:p>
            <text:p>Reward: 4 / 2 / 1 :trophy:</text:p>
          </table:table-cell>
          <table:table-cell table:number-columns-repeated="2"/>
          <table:table-cell office:value-type="string">
            <text:p>award</text:p>
          </table:table-cell>
          <table:table-cell/>
          <table:table-cell office:value-type="string">
            <text:p>https://upload.wikimedia.org/wikipedia/en/thumb/e/ed/Nyan_cat_250px_frame.PNG/220px-Nyan_cat_250px_frame.PNG</text:p>
          </table:table-cell>
        </table:table-row>
        <table:table-row table:style-name="ro3">
          <table:table-cell office:value-type="string">
            <text:p>Strength of the Pride</text:p>
          </table:table-cell>
          <table:table-cell/>
          <table:table-cell office:value-type="string">
            <text:p>Own the highest total cat score.</text:p>
            <text:p>Judge Bias: +2 per different cat score.</text:p>
            <text:p>Reward: 4 / 2 / 1 :trophy:</text:p>
          </table:table-cell>
          <table:table-cell table:number-columns-repeated="2"/>
          <table:table-cell office:value-type="string">
            <text:p>award</text:p>
          </table:table-cell>
          <table:table-cell/>
          <table:table-cell office:value-type="string">
            <text:p>https://res.cloudinary.com/teepublic/image/private/s--22Ox2TP9--/t_Preview/b_rgb:ffffff,c_limit,f_jpg,h_630,q_90,w_630/v1480059827/production/designs/856240_1.jpg</text:p>
          </table:table-cell>
        </table:table-row>
        <table:table-row table:style-name="ro3">
          <table:table-cell office:value-type="string">
            <text:p>Smarty Cat</text:p>
          </table:table-cell>
          <table:table-cell/>
          <table:table-cell office:value-type="string">
            <text:p>Own the most cats with different scores in the Furrbonici sequence. </text:p>
            <text:p>(1,2,3,5,8,....)</text:p>
            <text:p>Reward: 4 / 2 / 1 :trophy:</text:p>
          </table:table-cell>
          <table:table-cell table:number-columns-repeated="2"/>
          <table:table-cell office:value-type="string">
            <text:p>award</text:p>
          </table:table-cell>
          <table:table-cell/>
          <table:table-cell office:value-type="string">
            <text:p>https://www.coolmathgames.com/sites/cmatgame/files/styles/large/public/puzzle_thumbnail/cat-with-glasses.jpg?0=itok%3DCvwhLYHM</text:p>
          </table:table-cell>
        </table:table-row>
        <table:table-row table:style-name="ro3">
          <table:table-cell office:value-type="string">
            <text:p>Cat Swap</text:p>
          </table:table-cell>
          <table:table-cell/>
          <table:table-cell office:value-type="string">
            <text:p>Score this trophy last. You may choose to Donate one cat to an opponent.</text:p>
            <text:p>Points given by highest score donated.</text:p>
            <text:p>Reward: 4 / 2 / 1 :trophy:</text:p>
          </table:table-cell>
          <table:table-cell table:number-columns-repeated="2"/>
          <table:table-cell office:value-type="string">
            <text:p>award</text:p>
          </table:table-cell>
          <table:table-cell/>
          <table:table-cell office:value-type="string">
            <text:p>https://cdn.shopify.com/s/files/1/0344/6469/files/catfaceswap7.jpg?v=1537818054</text:p>
          </table:table-cell>
        </table:table-row>
        <table:table-row table:style-name="ro3">
          <table:table-cell office:value-type="string">
            <text:p>Hidden Purrtential</text:p>
          </table:table-cell>
          <table:table-cell/>
          <table:table-cell office:value-type="string">
            <text:p>Own the highest total cat score.</text:p>
            <text:p>Judge Bias: +5 to all cats with a starting score of 1.</text:p>
            <text:p>Reward: 4 / 2 / 1 :trophy:</text:p>
          </table:table-cell>
          <table:table-cell table:number-columns-repeated="2"/>
          <table:table-cell office:value-type="string">
            <text:p>award</text:p>
          </table:table-cell>
          <table:table-cell/>
          <table:table-cell office:value-type="string">
            <text:p>https://t4.ftcdn.net/jpg/02/26/36/61/500_F_226366117_rE9gNTGAyWTeoaFfgC7swqdL3eagxEXf.jpg</text:p>
          </table:table-cell>
        </table:table-row>
        <table:table-row table:style-name="ro2">
          <table:table-cell office:value-type="string">
            <text:p>Pawsitively Furrocious</text:p>
          </table:table-cell>
          <table:table-cell/>
          <table:table-cell office:value-type="string">
            <text:p>Own the least number of negative score cards.</text:p>
            <text:p>Reward: 4 / 2 /1 :trophy:</text:p>
          </table:table-cell>
          <table:table-cell table:number-columns-repeated="2"/>
          <table:table-cell office:value-type="string">
            <text:p>award</text:p>
          </table:table-cell>
          <table:table-cell/>
          <table:table-cell office:value-type="string">
            <text:p>https://previews.123rf.com/images/baggira/baggira1703/baggira170300027/75539553-a-ferocious-evil-cat-on-the-windowsill-on-the-street-angry-mistrustful-cussing-cat-the-cat-looks-mal.jpg</text:p>
          </table:table-cell>
        </table:table-row>
        <table:table-row table:style-name="ro2">
          <table:table-cell office:value-type="string">
            <text:p>Pawpularity Contest</text:p>
          </table:table-cell>
          <table:table-cell/>
          <table:table-cell office:value-type="string">
            <text:p>Vote for the cutest cat. Each player gets votes equal to their money divided by 10, rounded up.</text:p>
            <text:p>Reward: 4 / 2 / 1 :trophy:</text:p>
          </table:table-cell>
          <table:table-cell table:number-columns-repeated="2"/>
          <table:table-cell office:value-type="string">
            <text:p>award</text:p>
          </table:table-cell>
          <table:table-cell/>
          <table:table-cell office:value-type="string">
            <text:p>https://i.chzbgr.com/full/6551601152/hE9B3B5D7/</text:p>
          </table:table-cell>
        </table:table-row>
        <table:table-row table:style-name="ro3">
          <table:table-cell office:value-type="string">
            <text:p>Adorability Surge</text:p>
          </table:table-cell>
          <table:table-cell/>
          <table:table-cell office:value-type="string">
            <text:p>Own the highest scored cat.</text:p>
            <text:p>Judge Bias: +3 to all Cuddly cats.</text:p>
            <text:p>Reward: 4 / 2 / 1 :trophy:</text:p>
          </table:table-cell>
          <table:table-cell table:number-columns-repeated="2"/>
          <table:table-cell office:value-type="string">
            <text:p>award</text:p>
          </table:table-cell>
          <table:table-cell/>
          <table:table-cell office:value-type="string">
            <text:p>https://i.ytimg.com/vi/bWuqK7AeXns/hqdefault.jpg</text:p>
          </table:table-cell>
        </table:table-row>
        <table:table-row table:style-name="ro3">
          <table:table-cell office:value-type="string">
            <text:p>Explorer</text:p>
          </table:table-cell>
          <table:table-cell/>
          <table:table-cell office:value-type="string">
            <text:p>Own the highest total cat score.</text:p>
            <text:p>Judge Bias: +2 to all Curious cats.</text:p>
            <text:p>Reward: 4 / 2 / 1 :trophy:</text:p>
          </table:table-cell>
          <table:table-cell table:number-columns-repeated="2"/>
          <table:table-cell office:value-type="string">
            <text:p>award</text:p>
          </table:table-cell>
          <table:table-cell/>
          <table:table-cell office:value-type="string">
            <text:p>https://3c1703fe8d.site.internapcdn.net/newman/csz/news/800/2017/thecuriousch.jpg</text:p>
          </table:table-cell>
        </table:table-row>
        <table:table-row table:style-name="ro3">
          <table:table-cell office:value-type="string">
            <text:p>Captivate the Stage</text:p>
          </table:table-cell>
          <table:table-cell/>
          <table:table-cell office:value-type="string">
            <text:p>Own the highest scored cat.</text:p>
            <text:p>Judge Bias: +3 to all Furocious cats.</text:p>
            <text:p>Reward: 4 / 2 / 1 :trophy:</text:p>
          </table:table-cell>
          <table:table-cell table:number-columns-repeated="2"/>
          <table:table-cell office:value-type="string">
            <text:p>award</text:p>
          </table:table-cell>
          <table:table-cell/>
          <table:table-cell office:value-type="string">
            <text:p>https://img.buzzfeed.com/buzzfeed-static/static/2016-02/29/15/campaign_images/webdr12/this-cat-might-have-the-most-adorable-eyes-youve--2-5206-1456779561-14_dblbig.jpg</text:p>
          </table:table-cell>
        </table:table-row>
        <table:table-row table:style-name="ro3">
          <table:table-cell office:value-type="string">
            <text:p>Assemble the Conspiracy</text:p>
          </table:table-cell>
          <table:table-cell/>
          <table:table-cell office:value-type="string">
            <text:p>Own the lowest total cat score.</text:p>
            <text:p>Judge Bias: -3 to all Conspirator cats.</text:p>
            <text:p>Reward: 4 / 2 / 1 :trophy:</text:p>
          </table:table-cell>
          <table:table-cell table:number-columns-repeated="2"/>
          <table:table-cell office:value-type="string">
            <text:p>award</text:p>
          </table:table-cell>
          <table:table-cell/>
          <table:table-cell office:value-type="string">
            <text:p>https://media2.giphy.com/media/l4FGKD7DgAxW0Uc2k/giphy.gif</text:p>
          </table:table-cell>
        </table:table-row>
        <table:table-row table:style-name="ro3">
          <table:table-cell office:value-type="string">
            <text:p>Band of Misfits</text:p>
          </table:table-cell>
          <table:table-cell/>
          <table:table-cell office:value-type="string">
            <text:p>Own the highest total cat score.</text:p>
            <text:p>Judge Bias: +2 per Cat Personality owned.</text:p>
            <text:p>Reward: 4 / 2 / 1 :trophy:</text:p>
          </table:table-cell>
          <table:table-cell table:number-columns-repeated="2"/>
          <table:table-cell office:value-type="string">
            <text:p>award</text:p>
          </table:table-cell>
          <table:table-cell/>
          <table:table-cell office:value-type="string">
            <text:p>https://i.ytimg.com/vi/lAIGb1lfpBw/hqdefault.jpg</text:p>
          </table:table-cell>
        </table:table-row>
        <table:table-row table:style-name="ro3">
          <table:table-cell office:value-type="string">
            <text:p>The Singularity</text:p>
          </table:table-cell>
          <table:table-cell/>
          <table:table-cell office:value-type="string">
            <text:p>Own the highest total cat score.</text:p>
            <text:p>Judge Bias: +4 to the person with the most of a single Cat Personality.</text:p>
            <text:p>Reward: 4 / 2 / 1 :trophy:</text:p>
          </table:table-cell>
          <table:table-cell table:number-columns-repeated="2"/>
          <table:table-cell office:value-type="string">
            <text:p>award</text:p>
          </table:table-cell>
          <table:table-cell/>
          <table:table-cell office:value-type="string">
            <text:p>https://images-na.ssl-images-amazon.com/images/I/81rWOc-FvDL._SX425_.jpg</text:p>
          </table:table-cell>
        </table:table-row>
        <table:table-row table:style-name="ro3">
          <table:table-cell office:value-type="string">
            <text:p>Stress Free</text:p>
          </table:table-cell>
          <table:table-cell/>
          <table:table-cell office:value-type="string">
            <text:p>Own the highest total cat score.</text:p>
            <text:p>Judge Bias: -2 per Bratty cat.</text:p>
            <text:p>Reward: 4 / 2 / 1 :trophy:</text:p>
          </table:table-cell>
          <table:table-cell table:number-columns-repeated="2"/>
          <table:table-cell office:value-type="string">
            <text:p>award</text:p>
          </table:table-cell>
          <table:table-cell office:value-type="string">
            <text:p>YES</text:p>
          </table:table-cell>
          <table:table-cell office:value-type="string">
            <text:p>purrvana.png</text:p>
          </table:table-cell>
        </table:table-row>
        <table:table-row table:style-name="ro2">
          <table:table-cell office:value-type="string">
            <text:p>Furrever Alone</text:p>
          </table:table-cell>
          <table:table-cell/>
          <table:table-cell office:value-type="string">
            <text:p>Own the lowest number of cats.</text:p>
            <text:p>Reward: -3 / -2 / -1 :trophy:</text:p>
          </table:table-cell>
          <table:table-cell table:number-columns-repeated="2"/>
          <table:table-cell office:value-type="string">
            <text:p>award</text:p>
          </table:table-cell>
          <table:table-cell/>
          <table:table-cell office:value-type="string">
            <text:p>data:image/jpeg;base64,/9j/4AAQSkZJRgABAQAAAQABAAD/2wCEAAkGBxMTEhUSExIVFhUXFRUVFRUVEhUSFRYVGBUWFxUVFRUYHSggGBolGxUVITEhJSkrLi4uFx8zODMsNygtLisBCgoKDg0OGhAQGCsdHSUtLS0tLS0tLS0rLS0tLS0tLS0tLS0tLS0tLS0tLS0tLSstLS0tLS0rLS0tLS0tLS0tK//AABEIALcBEwMBIgACEQEDEQH/xAAbAAABBQEBAAAAAAAAAAAAAAAEAAECAwUGB//EAD4QAAEDAgQDBgQFAgUDBQAAAAEAAhEDIQQSMUEFUWEicYGRofATMrHBBhRC4fGS0TNScoKyYsLSQ4OTorP/xAAYAQADAQEAAAAAAAAAAAAAAAAAAQIDBP/EACERAQEAAgICAwADAAAAAAAAAAABAhEhMRJBAxNRIkJh/9oADAMBAAIRAxEAPwD1amSN47w+mB4mW7ckTSHIeIDb+LXD6boSm2P0gdwdT83MJB2HgiaRB6//ABn115JJFN96/cJ2u97f2OyYN9w4fQwn6+v7j7hMJe/e4T+/e6j797eSc+/d0Aj79lJRzaD36J5TCLygMUbgI2oga/zhTl0qLyiqKG3RdIJQLQmKcKLiqAWJqN8SjULRHb7gilOJ1GpohcQbFE1ShMSbJ0i4Y6xHVEuQHDX9st6StBwSnQC1AiMMOyqawRNMQB3JwE5VuU3Kl6YQqFDPcp1XKh7lNMzioFIqNRSaL1F+iShVKQDYt9j3LIwDbE9StHiD4a7uQGCs0KfZjKAUaoT0jZVViqSYpKsFJSHT0WjaJ3jKf/zIPpsiqTjvPjm/7mdUPmn5jbkTPpVaPqiKIGwHk37O7/NbIEt8J8PtBUx796qEc/8AuA9ZCkPfvTyhMJe/cJve32T+/c/3S9+9UAj79lMkkmEKgQT/APE8EbUKz2umoVOSoLGqJYUI0ommlDXSoPNk5VVU2TpQsLq4+CJQ2FNp6ogFE6Oq6qExRRNU3QeKKVJTgv8AFB6ELWcsrDaz1WqSjE6HqooqiLhXOKcJBxQ9Qq15VDyihRUKpeVa8qvLKlSolRcU8qp9lJk5yrqOSVbykGfxd0MPVUULAJcaqfKOZTCwCU7FEsFlTVcrWqmvCZIZklVKSWw7JrSNj3AVGAf0kjl6q+l3+oP1Yoijew8crD/wIPPzV7GHmf6X/wDktozTbG32+0FTHv8Af9wmj2ZH1kKUe/f2KYOPfsFP792Sj3f90gEAwSCdIBAVVVmYYXceq062hQOFZbxU1cW0wi6aHY1FMCIKkUPXKIchMQUZdCL6Q7AVPx8t9tx91e2zQgK74KnK6PGbGCoHXBQ2I1WU7Eljhl0J9UZSxrX9FM+SVVws6FUG2Rw0Q1FtkRS0haRBmC6d5UmhReFRKHuVDnK56GrVFNCqo5UVttEqj9dVW4qLVnmAqyVI6KBKQIhUuarX6SqKmiQYnF71GDxVnJVYwzVHQKZCIdFtVNUKxipqOTSGKSchJQbvTTUO1zKv+I3mntzC6EaUNrOG6sbi3ch9FLIm+GgaTbixyhXNrt5+hQ3w0+RAFhwO4TgIQNU2o2FlYWKGotgK+SmtySoM0K0KsOCmHBOBNyDxKMJQlUX03SyOCAbLNxbTNkTiqkCAg5Ky+TKdLwxvYWjQk3626jdSbhmAyrSbz70UNfeywbCG4q1p8FJld+pt4Kg1wLD3f+VCpUJIjS8/ZV5aLx20WYyNSrPzIPJY7mAd5sq6VWDr6qp8tTfjjZqlAV3KulWcNdeSur4hsdpqr7N9p8A2af7KIV00jYOgpjhyBYgjp/ZPey0Hqusq5Vr29I8NlS89Egd77Kl7rKUwqKrkBj1TNU9FexyCYe049UXSKIKJplU1grWqFYpkFJTJQkpDvJSlKVILZO0VIO6pEJAI0aQeeaf4pUUkBYK3T1TiuOqqTIGhArBPmHNDJwE9loTCZUSnBPNA0vUXVFW98CSUH+eYTAcoyzkVjhaJfzKqBn3ZO4iNQqabwDZwWV7a+lT2FzhB0P8AMpnP7RHS3graTxLjbulZVWsc5M2ghZ1UQFcl9tibcyDt4FaGIrNptl0SFm8GIc4vOjZ8SYv9EbUpZpe8QB8oI6637lMl0q0P+ZLiTBibW74PSylh6rWtlx3JI3WXxjiRkspXeTDQOcWJjYanuV/C+HZTmqOLv8su1N5Pdr6onfA9cjziblwt9e5VnHiYOm/vZDYzEC7WmA3Unf8A07IJro0vAtGm/wCrlfXdTbdiDMfSa25nmbxfxUKPFGs/WSZG8qbabXNh5BIjN3wDMLPw/wCWaRncXGxa3nNxeY2nuCOd7gn5XT4XiJeLiQdP3UOJVqLBme/J/wBIGYn/AEtCxhxwuJbSDWN0Bh2bqY18pjkgKmHe9xc5mcjYC8TyJjb+Vr53X6nwm+WieOUZAZTc4E9qXX6G0Ae+kmN4nhs2QtDSbAOvPjKx3PY0f4LtbyI+iHdjKNwGPB5QA0+YmAjzyV4Y3qDcdSDXGA2NsoItzVFJOMXnpiCJBI1mBqBMqFFq0xu4xymqJmAq6hVhCoqBNCOZMqySkgPQAE8JAJ4WqTQknSQCSSSQZJk6ZAJOkkgEpNUYTzF0AFxOp+mbbrMp4JjiNZRPEXW6rD/Ota7WDNgCDfwMhcmd/k6cJ/EN+NXOoBjWVTnc5rRLoEE7nlr5Lm6zuJ0AwuIfm+VkHP5TPquj4jhRjWkVG1ARo4NBae68/TxVWE/D9YPa+tiHODGfDpz87RM9b6X6Iyk1xOVTK+1X4O49VxDiwgyBfmwjmdwVPiuO7Tm5o5XgSD6LY4RhWYcVHhha12pJALoB5AQLnxKpr8VgmW5WxIIa2B3o8dwvd0v/AA3WHwSZ/Ub76QPsoYjioqDI2eQA1kkrObiZDi2CBBdFg4bm1pi/PzsN+I8QMLUo5XBoOZ9RxEn4YabAcy4tv06o1daifbo+G4GnSDnG7zq4co06X3Q2M4s0NhuYTyaQO7UHxWNwn8T4av2GP7QkkPYNALkxtG61nUmwHjLfQlzS2+4gAO0O/wCysuuDmt8s+niX687Adoab3180T8R7hd9MCLNaDeDvP7KrEOnsuy9IOU9bcu/yKenh2lhDzLLdkyPDNpr08FnNxd0lBED4guQSLucTFieQ38VU59J8Q1siYcQHGTd28G8Se7ooVGsEim2JsSMz3TF9R6hZWOa+Ic/IB8ogC3+hsu59/SUEMPGnh3wqhYY3c2BtFy6G2I8+oVlXEU3R8SmWOHyyQ0EzIyuFgTGm8LmcXXbFswI0MEH+kExMnVW8F4jTqA03E5YMtBykcyALbajyBla4IyG8U4u4HKKlRuxY5hpuiYnMXdodb9y593EKmY5nPm47TnGYvudE/HeD16ZzUnirTOgmHN30m/OW9LBZ/DwXGCIE3H271fySaX8buuFvPwhM3cTefutKhogaLYa0cgLckZSCeM4Y53dEuKqqlOVEqkBy5Mnckp2HosJLA+MeZ8yptqnmtfJOm370TwsX4vX1KYVTz9SjyPTbhJYnxDz9U2c8z5lLzGm4mKxPzEau8yqvz7N3epR5n4uhAShYDeIMOjz9UQyvOjifCfoZRM4VjXhUYutAQBq83Ad7y36obF1AWxmF+pd9Goyy4EnKeJqtI0ueiFo0WtkxPerqVQBsWkf6x5dlXDCj5qrrf5STHjuVz3HdbTLQE4l7zDATtAM26iLLWwuHDdRJ8/fembUAHZYY6j4benUoTF4ogHt5TqQ0R/8Ab7qscZCt2h+KcPSrUXU3EZtBlJDmnnIXIfiDguKr0wKGSMwfNR+UESIbuSIi61nY4F4YDdxjUHvnmtajX+eZIABA6XsOeivjJeOVwnDk6eEr06BzgNfduWcwJIgAQIgz/Cx/x7witUZThznuYxocDpAZeCBrN7rqcRjw8iJbbPpplcQQYHzCWW6qytWzEutE7gzNrC3Ib630hRbqlHM8HoYShgXPFEfHYM7XkXBGpnUWJ6FC4fiT6NMESWuhzmOvDiO1HjPpyW8eHYWXA5mh8lzHmplk6gXgDWxC18NQwmWWuBdzn5et5hZ3HO/2jTyxnqud4Z+IHVIZUpFrgBDssQYtLZEaei1ZzCACLk2Ga/MSLfwpYnhdMdprSSYGax7p2O1kHh8TADS7KbycsbXPWJ+inLsTra6u+fmMRzkanpos+vmjsjLrdjs47zBmP30WhieJsZ2X1YMW1yunSMptfos3G1XVBZmm8gyOkBLROTx9CoHEiqDyGaATztt4BczUxFSnVILjrIIBkHZw+nUdRbtnYW8gnXTLBn7e7rJ4tQvcOP8AV/HktsM9FYhQ45UjLUcIPIwI1tHW9v5K4JVFSu0NuJ1jU81z1Sg4kSBGgDTK6/8AB+HgzaQPcIzpyade7VWU3ofMSblXMC0nTCipCg4qppunchKspJikkBLeJ1DpQd5gKf5rEGIo+bv7Ltxhh/lHkpij09Ff139HnPxw84o6MaPApvyuMNtO5q7sUk/wkfV/o8/8cKeEYt09si2k+qdn4cxMz8V4/wB8jyXdfCT/AAkfVB9lcVS/C1T9RkzMyR/xIRTPwqzef6zA6e5XWfCT/CT+qF51ztP8PtGkD/Yxx8z9oRR4Q0/M7N3tafstkUk/w1U+OF5MZvBaW7R/QwfZUYzA06bezTzAbTlA8lv/AAlCrhZEIuE0JXP4HFNNsgA6Ex6/dTrElwyhoj9RvHd1U634dOYuY+OhH3/ZZnE6Val+lzurQXgeAuVlZlJyuatPxDGBg1LjzcTC5fE4+tVJZSFhYujsg/dHNZ8V2V51sQJBjkRPVE457abMrdQIaJMeesrG2tsdM3hnDG03tqVHl1QmBewnQALaqvAOftOADhlmJk8uUGfBcrjsSezmkmMw23E62G3qtscQEB5u0/NlvADSbDc6e4VzLgZI1MMf8OmDNTO9riZYHCOwZIIBE8t+ZU3S1pBMPacr+U9QTpBGuslXYZoDn0XMApOIdSfnOZz8rXujxJI7isqpxEfmJcHNFUOpuBmWuYRBBm0ypyhSlRYc2kDTsm09Wfp8CfsjhpFhGsW96D90ExjmOie42+UaiOY9eqtqvN8rgDo4RMj/AKZ2gqKuVKtxHIyDuS3uBnzvssHheOBrTMkmCT1G24+Xqr+IVWF/6gMomLgSbkjoVg4aoBLoGaZcBMgHQ+Y2Ro9uk4dgWtbOUBwM33B6+9E+PxBAhjdLEHQ6aDSdrW+qw6XFC5zgTF4Bbbu8Dp7hEOrvEF3y9x84kx9Ea0mjeHvkhxtzgx5g6eMhU8YoB8x5OACpw+Jd+kh17EEtMHYwb94+ytfjdWvPaHMtzdII18k5CrCr4AnSx5fsUfwR+UxpzV9J5J2troShsTUy1CRoYtomJfTqcMM17IlrFh8MxEQZ9VuTaQbKscvScsSICRKRKqeVbNAuSVJckgPW8qfKpyE2cLqZI5U+VI1Qomt0QE8qWVV/GTGqUbC3KlCHdU6qt2IaNXDzS2BZI5pjUHNZr8fTH6lQ/jFMcyls9Nf44TGsOSwX8cGzUPU4y/aAl5DTpTWPJVvq8yFylTidQ/qQ1TGO3cfNK5H4o/iniApOzZx17lzuJxQflcNSM3PsnfpbdZv4sfJ5rBwnFcvZLiSdr35T06aLnyx23x4aePxozjMCYneByjrt5IvhWPM5TBEhsCwa3QADum+8dFgmtme063iBvz+pVtGzhBsC4kjd1pPcGg/XdTIuu9xlQBlIyTJOUzdrgKdIn+u/mVjPa6rT+I6BUabmINrZXcnB2TwqpuD1TUwuTVwdWy9JDXW/9x9LzRGGot+NOeG1i17SP0vc0tcR3ku/3Bp/StLJ2ynANmLziLgjcXmDafC3kmGNBkRDmjKeoN83j9ipY4UqFR1Nz8jpkACYm4AnWDYewuaxFRznmo0RJkxOUx36fus9LjXdTdIJtqddRMT4z6KOOoNmBE5DPOLDbvHmoU8SXACJgGNjBiQfL0U8QZDXQQdDznQz1/bmlo2H8QUyS43Bjl57cx4LXZiHuAOWG6T6X+iExFMOmW6bgW8QhG4io09l0M1ykadP2T1sDatRzIa2C06TGnQjlHqrhU/U8Tvzt0Wa2tleCYLTMZdieSL/ADAkjblyPMIAptYggtILTpsR0PVZ/EKgfVjlyTGuGgiYEW/t3ITCOMz/AAUCNnBgzzXX8Mu2CuXwlwCFvcPre/2UTs606lKN7IaoiviyIv5wgqlTotZdsrFDkkzjdJMnqjsQ0bql+PYN1zZqHmoyt/Jnp0D+LMCofxnkFjJkbo0038XdsqH8Red0GnS2elj8Q46uKqLilKZAJMnlMUAyg5yclVuSNEVNe/7KFV1kiqKz0jcxx1skrjeItgyu24rdcnxSms98tYr4e+R0i/P9hZbOFjLJ1cIaOQ3PnbxK5TB1cj76b9ei6Th+Ia94L/lDSXRoGj+QOp6mVN7V6a1PFmhUw+zWjM8a2qOkmN+wKbh3Ib8R52Q0X+HUdT11YRNI+JbVPiqKuIdVc551mYGg5DuAgLWND4mGLtS0Na/nLHBtN3d8OpH+xVLvcTZrVZPGnnEUqOLdJcJw1Z0f+oztscermPuebXIbBOB0dY6xHmOq6HhDGfBfQqSG1XO20e1ocHDqA2QNyAFkN4WKT3AgGDlcNuvhISy/Rj+Kq9YtI7ZPWGh3kYkX2VT8YRIzSCZO0deYOl+gRGKoscC3LEaQfX1QJaBGbURfmPfvnKl1LicbX0JEQe9unh9lEgPgtlomHMM9k9Du07evV2vboBcH34fRE/DAHIGY6HafJGwzXYctkSbSVHMSQbTv1RnxDNzp799yyMa+5AN9v4TnJVfiXS4Nm2uvqj6GFt0+6yMHSIuT3Fa1DEwIkfZGRwfw6zoJ9fst6k4j391g4Q729Vo0qgOp+6zFb+Dqgqx/DnmXNII5aFYVGu5ptddVwjFgjkVWNTkw6lJ4MZSku2D28gktWbPTyop1og6ZJMEA8pSmKSASRSTFAKUxKaVElAJxVVV8AlTcVS4pUzEoLEvRFRyBxL0qqMfHlc7jwt/GFYWOWTWMI0CXW/sB1J2C18ORlysMjVx3cecbDkPFZOMmNYCs4JiIdG3iSe9PLrg526LBNnpJv4LoOCNIL2zAe1+okCB2SR4GehKzcJS3HetrAi8aEtePNpuVlheVZTg2JoFjWWyuDnVB0MtA9WoTj2Da6HtETAG1gBlHgwtb3tK0cfWa+ANgGDqBYH0VXxAaRH6muafAulo8nPPgtO9xn1ywPyrWiXg8p9FFrGB8RYiR4An9kXiMQHNynkfr/crEqYmzTN2z9B6bKTH13UyzMInQ+H7LOqYgRB5GL77gn7rMx/EAQMu7YcJ5hZwr1He9tVcxLYzF4qJjv9ffmqsIwvMm/XkoYeiXdnT7ouhgS1xy/VVeALw9AN1j7eKuNMTItppok1jtCPfcmYMu8H0WZtWjUjQWi/8ACtzCJafDkUC19haOZFo7xy7kTSGxPcZ9ykBFHETA336rd4bWjdYlGmJn+Fq4c8v5SK11VLE2F0lj0q9gkq8k6bKSSS2ZEkmSRsEUiUkk9gyaUkkBEqJSSS2EHFUvKZJBh6rkFiHJJJVcZGKKw8aUkll7axg46oLofAP38kklr/Uvbp+EcYLOyRYXi5jqea6PDcdpkGAZyOJMbZT6pJLDXKg9DiI+aL/SQLDzAVWGx01g3/O0z3uaB/xB80ySeF5LKcObxPEnACNbnzLj/ZZWIc42nWydJXAtw+HDpvcLSZhMvl7+qdJK0hVPh+YSdRGiOwlMRfaySSSanVbl7vshMUIg679+xHQpJICNKAJiQp/F0jT6JJIMXh3kRuFq4aw6JklJDg8+ykkkmH//2Q==</text:p>
          </table:table-cell>
        </table:table-row>
        <table:table-row table:style-name="ro1">
          <table:table-cell office:value-type="string">
            <text:p>Greed</text:p>
          </table:table-cell>
          <table:table-cell/>
          <table:table-cell office:value-type="string">
            <text:p>Perform a Greed based action.</text:p>
          </table:table-cell>
          <table:table-cell/>
          <table:table-cell office:value-type="string">
            <text:p>$0.00</text:p>
          </table:table-cell>
          <table:table-cell office:value-type="string">
            <text:p>action</text:p>
          </table:table-cell>
          <table:table-cell/>
          <table:table-cell office:value-type="string">
            <text:p>https://i.ytimg.com/vi/_Cgx8wT7hjw/hqdefault.jpg</text:p>
          </table:table-cell>
        </table:table-row>
        <table:table-row table:style-name="ro1">
          <table:table-cell office:value-type="string">
            <text:p>Greed</text:p>
          </table:table-cell>
          <table:table-cell/>
          <table:table-cell office:value-type="string">
            <text:p>Perform a Greed based action.</text:p>
          </table:table-cell>
          <table:table-cell/>
          <table:table-cell office:value-type="string">
            <text:p>$0.00</text:p>
          </table:table-cell>
          <table:table-cell office:value-type="string">
            <text:p>action</text:p>
          </table:table-cell>
          <table:table-cell/>
          <table:table-cell office:value-type="string">
            <text:p>https://i.ytimg.com/vi/_Cgx8wT7hjw/hqdefault.jpg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Sabotage</text:p>
          </table:table-cell>
          <table:table-cell/>
          <table:table-cell office:value-type="string">
            <text:p>Draw 2 Negative effects, play 1 discard 1.</text:p>
            <text:p>OR pay 3$, play 2 discard 2.</text:p>
          </table:table-cell>
          <table:table-cell/>
          <table:table-cell office:value-type="string">
            <text:p>$0.00</text:p>
          </table:table-cell>
          <table:table-cell office:value-type="string">
            <text:p>action</text:p>
          </table:table-cell>
          <table:table-cell/>
          <table:table-cell office:value-type="string">
            <text:p>data:image/jpeg;base64,/9j/4AAQSkZJRgABAQAAAQABAAD/2wCEAAkGBxMTEhUTExMWFhUXFRcaGBcYGBcVGBgYFxcXFxUXGhcYHSggGBolHRUVITEhJSkrLi4uFx8zODMtNygtLisBCgoKDg0OGhAQGi0lHyUtLS0tLS0tLS0tLS0tLS0tLS0tLS0tLS0tLS0tLS0tLS0tLS0tLS0tLS0tLS0tLS0tLf/AABEIALcBEwMBIgACEQEDEQH/xAAcAAACAgMBAQAAAAAAAAAAAAAEBQMGAAECBwj/xAA8EAABAwIEAwUGBAUEAwEAAAABAAIRAyEEBRIxQVFhBiJxgZETMqGxwdEHFELwI1Jy4fFigpKiMzTCFf/EABkBAAMBAQEAAAAAAAAAAAAAAAECAwAEBf/EACQRAAICAgICAgMBAQAAAAAAAAABAhEDIRIxE0EEURQiYUIy/9oADAMBAAIRAxEAPwDG1LKKpXQdKvKIdTkLwqo9ghFdYal1y6jC3SbKakANpXCXYyjBTdmCqNbq0nTzQeOFkKcXs1p9ALFK+vbS+458R4KEBc1TZUQrJaTy07yDcEcY/eybUn6gD5HzVbweJh2l3un/AKngQneDdDi07R/g/vmg4+0ZMr+d4bceKVYEQ5WbNqJkgj9n/BS/DZNUdLwIAvPgqwTaoSTSHmV1bTwCbUq1zPIR5oHslhDV9o3h3QR58E4zzBhg1NBEQPKYHwSv47ceQPKro5aUHjbLp+LDW6jsTAUtDAmuz2kw0wG+MkH5KMcUpOqKPJFCd77qVr0yGVNGlpu4gknfTqAAHiN/Nd08sPeIiBMdIsPlKp+NIXzRAaD7+SOFwfT03QFbDuY4ztAM8hvHj90XgHSJngoyg4vZRST6InUZPRDvdeOA2RtSpOwsgq3NKxkbeUJizIRLnSELVbKUZEWEqJtSfISOkIKa4dyATVdqEqtTGsxB1GrGByFNg6kFRALAIKBiyYR8owJVgHpuwWTIVm2hdtC0GqQBMKa0rF1K2sYoFGgQU1p0LIh2Dg7Iik2FnINALcOt4XDQ9HkLVOlcRZNGWwMuOXaSwNIsqt2qyAsl9MS0m45dQnuAq2iUe95LYMHxXr8I5I7PP5OEtHjrCpqbQ7cGOJHDqrPmvZ0+1DmthpNwL+cIrLckY102Drc4PiDYLnWCVlnmVCbBdlHOIJEsIPeBuOnUIrE5OKYBmQLD6jxsvQcDhQ1sBsDlw8lXe1eTVXNcaVwblvXmCunwquiHldlWcKdWo0NkktE8hf3virbgsEz2ekX7tvn9Eq7O9lqlMOL93NkG9uYj0Rja5oHvcHAerCfkU0cfEVz5E2TZYyk72gPd0kdLSB6ET5oTNHe0aabvdkGdrGT/AH809wzm+zIO1ztuCZQuIpts0CQQLDe1p6Tt6rNATK3hsvbUIBYbGACd7bnkIunjcvGv2c6WjaNrHYeQRmXYTSJIG89QIAt8Fp75eC20i55TDY8u8UVEzZ1h8vY1xIudyeZ/YQ2YltNtx/jZN/yDtBI963nANl592yxtZwDGhw7xnppBlGSoyYXmOYU309DXAajJ/pBhby/KxUZ3XEtn3ttVoA8JSDsxkjq1QBwMcZB28PFeq4TLGsaALAcApeO9sfnXRVDku5uAAJPp8UuxWXloLiLTDZ+J6mbK84ylI+QA4pLWwbjJqeTeDR58VOXx4+kUjmZRy9wEkEA81umZVtr5YHNECTva/wAVX8flrqRvuVx5cFK0dEMt9i+tTvKKwzlDUuFrCuuuZxoumMjcIWo1E0iuKrUjCBuYtPainNXAZNlgk2XvVgwxkIDK+z9V0OdDG8zv6K24HD0qTRbU7mV14fizl3pHPkzRXWxfh8E9xs3zNkc3L2N990nkFNUxRNgQPRDupEm7l2w+Ljj/AE5pZpP+Gy2h1+Kxa0HosVvHD6RPm/sqIxFM7y3r73wssLCfdcHeBg+hukPtj1WhiDwMLw017R6I5fWIMHfkbLdPFXQNLMjs+HDr99wiWMa/3Haf9LtvJ33Rr6NZbcveIBR1TEgC0+ir+Dq6G3kEcDx8Puu6mdsG5I9IXsYpfqcGRbGleqC2SLfvkqhnna9mGkCHAGIO/rummKo1agLqNVu0xEz4HmqJm3YzG167fbf+IknU2XE9IAsU9k9IfYH8X2bOpx5m/JXTIO2uGxJADtLjwP0XnOM7OYWmzSaMRxLTPqUpo9nqzT7XDSA2+h03/pPA2SLLT7Np9o+jMPEKm9vWd5jaQmo5xnoNJE+VlVOy/bys9ppuY6Wgd7aDtpIjeeCt2Aranmo4FziPIDkOqs8l6FUCfB0S2mCbQBv0ECyhwgLne0aJEG+0jh5AoqtjCWkNAN+e37uisMWhsDlslUkw0xccVd0CwGn/AHSPnujsswRdqb1N/Ez9Pil2a4cQHNtG8cuJ8YCs2UBrKTYM2F+fNPF7FYwp0gAllTLGOJJG89LHdd5pnDKLC55AAB4heVdrPxKJltNxa3pEu8+ARckjKDZ6fVrYeiLvaI6/NK8d2uwbTp9q0nxsPReQYanjcUC4AsB2dU1X66VPR/D7EP8AexAB/on6qUsyXsKSPXaOd03AFh1cuXnyW67Q/wCpmy8azDs5mOCGtlXWwGe6SP8AqU17JdvNRFKtOuYHj1krKdhSXo9CexoPdn7oevgQZJ3Ijn6IzD4hj9jv4Lb3RtJjn9EGkMmyoZrkjiIZMj08ylrcMKUbl3M7T0CuVaoXGNxxC4dl7Pec0eBU3ijIosjRVqTXE2B6lH0csqPNh57JocxptIa1vkAtUcwc5xABaBuVFfEheyv5EjVHJWM/8jhJ2ATXA4eky4YOjihMPpc6QL8zdHMaBzPyXTDFCPSIynKXbCXBpMkl3IcFG/ezQtQ7gIUjanMeYVaJnBpA9ELXYW8EZUFpCgOImxRo1gerxWKRzAsTUgFNxuX16d6by9voR5cUH+frt94W/wBTZHxCtNSrdd1MK1w5HpZeK8T9M9RlVbiw73qLD/TLfkVMynQds51M9e+37p07LG8QD5AH1bBUbuzwd7jh/ST9d0Fjm/6I2l2AaqrGkWrUzuG38wNwetktxGl9qJMmxpv3/wBrjZ/gL+Kbt7P12PFy28yASP8Alw9E/wALk0t/iBjryDEHz5r0MMGo7OTLJXo89wOW4ySA17R0fp23s66ZYN+NpO1Nqkt6ukjxEbq9HCiQSSItbiORn5qDF5VQdtqBO8O5c1ZwSJJs4wea44sbqFB88TMwdjbdQ4nC4p7u86mwcQxt45S6UX2f7NPY7UahLb92ZBJ432TPtIfZYeo8CXBh0xzAMXQrWzdlMp4AB4p0yNIMlx97V487K04TDNY0Aun52FlQMlo1qhNT25k7xEAx806qsxTAIeCALTPJReWJdYZUWGtiGtmwueG/+SUvZnYDiBOra+9htG3FU/Mc4q03fxBE7Hffe/BG5cTWbqp+8QZtNzaZTp2TarTLZSx4qDeY34RyC0c7OG7ryNJBI8uHxSzKsC4P1vOmBDxPvH9Jjhb5lLu0b21cSGuBLGjTO0Hed+iboUpXbXtNVxL5khjbNbfnueZTD8OuzQru/MVe9fujceKs+F7L4etVjQIDQCR+o7yfX4K24Xse6gB+VeGt4scCWniY4t8uaDjJrQJsko4FptsFDkpZU9oaZlrajmAg/wAhh3/YORFUV20y04cmpvNNwcD0vBQuSZe7Dt0Mw9QAkuguYTLzqdJkTclc8sMkroS9j9lIObpIXhv4jdnm0cTrb3faOI/3DbyXtDX4j9NFo/rqAR5NaUgzjsNUxlQOxddukGW06YIA8XEy4q2KE09h0U/8N+0UltCoLmdLuBjxXpGIrAje44Qh6HZnC4drQ1gBHumJIPiuWYoBxaYHK+6tSWhrvYOaREGwE/uy7LJO8+P2Uj3xABmTa1lpnEkjw2U+hjisyLMcAejfjKjbQqQJqExzAKl1CbgIlpH8o804AJrouZjwj4Iyk8EWXbwOEKMuA4IowVTfHH1Xbnzv8PsoAAdly5p5yqIU7cw8FC6TuutZXfC4RqgEUDksQ1TFtkrFuaDxYnc7vIpjuMoKkJRIK8tHqtEpctOCi1rsFBqw0E4aq5plrneEmPSUwo5mDZ0avQeqVMFpUNR1/OFSM5Q6JSwxmWNuOZYEb72+uyjxWWMqe73eV/lyVeoY8jum463TbCV5096I4k2/suiGaMjknglEdZJgqlIQ46hzm6IzzCe0pObzBHqELSxjmz3geS7ObCIcInqq6I7PGuxOqjisRTIimDqMmQ1xJsPIKy9qe0fsMF+YpgPJIDeXeMA+CrXbSp+XxFVzD3KzZtwdsfhCjyTF/maFPBez1uIj/SA39RXLLHcrO2GRKFXsqtDtbWq6mVtL2umNmweEK5fho/FGsAGTT2c68TvE8T4Kz9nvwyw7akuY1wbpIkWO+q3ivSMDlNOmIaxo8BCuoJf8o5HN/wCmJcxyuQItJv1EyT0ISbEZJoaS3vSQQ7eRxv8AvdWzO6ns2OcWkgNLiRyAuqDX7YaC17RUcyqQGtLRAEXdPL5pnQqC8RVdTcCwxECDeTy6DZOMNnNSpThpIMR7sgHbnslGZ4qh7MN1aXP2vBM3J6qXLjs0j9J7+1rcAb8Fl2Z9GYmnjGD2lKq4mbkaYPC4PBLnZpip/iVnCZnTG/AaT91a2PItFh+oXDRH8trLH4XX3jpda2xb8U3BC8mU3GYmtIDsRUBiY7xt1MmVLhsbXFxWcefMeLTwT/G4UGO5w4fQxPxQWIy5w7zbn9xIIKDiMmQUcZWeffY4DxB6yCSt1q5d3XM+vmCOCgxNJ0XDWui0bz++CgOZaYDu8QDsYPopsdE1PM9LtBmetwRwgplSrNcBBFjzVQzV+ohzZ1WnfbqOCYZVidd9W42IG44pWMWJ9cTvJ6bn7KRj+Lo8JkpLUqkGQYlFYQ2uZPNGMgNDL2jpsAApqbp3QBrH9O3quhjy3cA+KtERh4wwmWkgqU1IHeQlPGB1hY+oUzWO/VcJ7FpnUTcKLF4iAsr1tIsgMS/9R9FGU6KRgQ+ym97rEvqV3kzK2uX8mP0X8TNzCxpUQfJUzCp9naTUwpABzURMCy5c4nzsibsJL+6Ahaz7Hxj4IlzZH74KKrT/AIY/qPzTNAQuee8neR4oagx2ztuhSKp7x8gi8M+HNvEEH4pE6dmnG1Rbq2AYTMR1CWZpQqNaTTAJ9D6p22pIXLmghdrR56/p4X2zzfU7QQWv4tIIICsf4YjSzU33jAM343Tjt52Sp4lheGgVWiztjzgkcEt7J5e/Dta9urQ5oJadxzE9LoegPT2es5bjmnuEQ4X8esplVpahZ0eCpuWYhrhZ2/W46J3h9bWHQZJEibp4uxJxpgme4zEUqT3CmHnUGtHQkCeu6Vl5p06eqj3zyFm8/CFYMZWq6GNiXGJPCAtPxQ1imWcJn5o0KB4zKaFVjTUaJGxi48OKXYrLalEtdTl9M2I0mW7REb8VZ3MpPtIm21isr4cgRMt5ItIAppVp7pkDgS0j4rdNwaTpMc5H9lzTgGASADxBsUxBJuAD4QspWahe7HtuA4T5fIpXTzUl5BAnbn8j9E7xtNsSQJ6hI3YWkXEgMDvAD5JZNjJIXZlWe6oAWhrY3F/glmO7OazqbY9I9RO5VzoYe12gxsDf0KnNJkXbHgSlqxjy2vgarJaJ/qMgrnLadRpINzvHHqvRsVhKZ5j0N0kzHK6Tby/f9LR91qBYLp1AS2I4T9VGCQJdsPXwReBq0v53W4Obv/2W8ZQpkgh5E7jTP1U2h0xXUzlz3BjRA2Cb4DBFwl5sgPytNrpl3/ECPinWHrsAABJ9FSEqBJBVPS2wC1XxLm32B4Kag9h3Mx6Ktdscc1zAynUAdOw4eMLSm6NFWxi7MabiQxwLm7jgl1Wo5zpKW5fgzSaB+o3J5piHc15nyM1ujrxwpWSALFH7VYubkVoGo1hzRFOovP6eLqN2cUXQz+o03uF38WjL5EH2X1l1K1qreW5+x5gmDyKd0sUCiiqp7QwDu6hatXugcp+60a4hC1STsi2ZRBjMqdrSu6GH4oynTCVIEmPMtxAc2yYtaqxh5YZa6PqmLM1gX9V1xyqtnJPE70G41ndK5yvLw6i3kQSPAkkfBLTmQrvbSbI1e8eTePrt5q2061NjQAYAAAEcBsp8k3olOLSplSxWCNF+sbDf0/umOT5oysxrqTwW8h0t91WvxT7Uso4d9NlnvaWgyA69rD6ryTsz2krYeo3Q/utFxNoG/wAZKfHJuxHGtM+lzmIJDeQufBdUcVTfDpEcD5rzfJ+12qk94EuLRAJ2G1/X1twTfIc/pVz7I2dpJjhYzv6KvMRwLjWy8EHTY7zOxQlV1VoIa6SP5rx0PTrwWhUeCO8YcY8HD72Q2NqPJBbIIN/sVpMEUD1atUuDgwB3GDII/wDoI/DODveEHp9lxh2fqHm3rzHJMKTAb/5HjzSxiGTIX0nR/OP+XwSXGZdTJL4LXc2mR/xKs2mNj5qOrSa6dQvzCpxQvIV4Fkt31cjsfMIgNn+6Hdgns7zCHDkLO9FHSx8yDfhyIKASevh2kbpNjWES0ET6GE4dtz68vFA4lonvCTwSsKK2+nLoIv4QfHqua1HvC5jn16phjIa4BwtFj9iuGtJIvI4JKGskp0AWi0+F12MrmdJ8Psi8LR8JRtN8RITcRbKdnlCuxh0TEear2VYQmXP+PEr07HMaRtMqnZ1h9JBa0gSoZEVhIiFVY/EKCjdE+yBXFLGjoUwf8wsUhw6xJ4x+aKeaa4dSRK0V22cdATmQnfZzEunSTZLXMmwElGZdRexwJYY9ERoOSei04moWe9sdit0sa3mEBisX7RwJ2FgiaWCDrwIWULO+MnWxgMa3mFhxw4kIQ5W3f6lRuwVMHn5kpvE17DyiT1c3aNjJ6XQmJxlRwJ91vM/ZEaWMFmgeSDweZ0nYylh3wdYcYkRYWB8b+iDx26sWeTjGzz7M+09VlcHDVC3SZ1T7x29Aiz+JmZvboFUeIY2fVQdu+z35SvoA/huOph4QTdviPlCCwlBojbxXRDFGqo89uUndinHPrVHl9Uve4/qcSSpcE0NGp47vATGtw+TReSrr2dyP8ziKVEbPdfo0Xe70HrCL/GTCYaniaVCkzT7Og0d0DYkxPM2nzVGkiT7Klgs0fqkGQTfgD0A4NHAeKeZfmb2NqvbYgMAPLU8fQOVfy1lO4LwI3mx8Fcuy2TsxALSe5Oo9dA0tFutQn/YVnFPQ/qy49kM6fXY+XanNex3+0913mO6rtr/U4WcP8ryvs/gzhsQW03TLajSPIlnxhegZFmYxNBrxvAJHETw+SnVAu9jZo0uEX5dQjRzH+EKwSI4i/lxU9FMhWEU3TfY/ArbuWx+C0AOC4L+DvLomFOK44GxQGJoB13NnqIDvXj5pkRwdcc1HVoxtcfv0WMKGsc0yO8znsfNqxzQ4SPMfZS15aZHdWmPa4/yu58D4jgkY6EWYtB524oFriCA5WLMcHuQI5jh4+Cr7h3o9UrGQ6wREIwgQl2BsOnyTEgQmvQtEVV0beiSZnBH05JzX5pLmUA/VRydFIioYZdaIU4eo3OXKypEsWyFtYJSWOkwLnkE0wuUOdd/dHLj/AGTLC4KnT91t+e59UU1sq1FYYPs1gMC1tmi3xPmiqmBROHYjA0J1FDvXRWcVg4IcB4hF4J9vkj8bTAC3lmX3k7n4IrQyZJRwTn+9YcgmVDLWAWCJpUoRTGLVfYrdC6vg2kbLzXtxkYoVBjqQh9N7XOHAhsXjgQvVcQQqL25Oui+mP1Q313PpKm3xao0kpQdldxP4le0H/rscLe/cW8lzg+0dFx1PwFAyOIiZG4shcL2SaGajbrH76J3l/ZXXI4Tblb+y6U2cNMa5H23wFB73ih7IloB0iRbh0Xm/ajOBi8fUrbNqOETwa1oaPlKuWP7Fz3dvIifNVDG9kK7HGDIEnYza8eK1u9iuIifhy51hYxJ5J9hO1NTCnRRANNrQ0Tva5JI37xcUBhsLUe6HNLYkaQIg8SfJNm9mtTZaLhHkCiXB9ryazKjmwWvBkSRYz9Fbuy+dGnmOJpAfw6jnFg4QQKjCPEOVOodnH7AceHFXrKOzjw+hW/VoY11jP8M6Pi0NQsNI9JwFYOAc3ZGaOPBLcnw3shp3HT7Js0fH5qi6Jvs0xy7e0FQkrTaqBjtrYPQ8F3BHguBU6KVrkTAOMoSLD+yR4l+gwVZaoSfMcJr2jr0SSGic4fHiIN2n92S7N8ID/EpxHy8RwXVKkR4dURTBExaf3dKt9jNUKcLiIP0TVlSQgcXgA6XM7pG7fmW9OiGY97Puh0HsZOq8Cq9ndYsNjaU1NYOHVVvP6hkhSyPQ8UcUcUCptcqtsxBaUww+MUWh7G2pYg/zCxKYMwVAk3TWlhwFpjBwH7KnAhdaOi2zqnRCzEVAAQoqmJAS52J1vA4cUGxlFjDAUC46neQTqlRhB4QppTWQJGg2VIRaFp5UNSpCIOwLH1YBVQxjPaPvsD6lPsxrFx0jil1GhDvNc05fsPLUaCzlst47AAz622sj8swJa2P3P7hMcPTEBF4ekJ2XXR5/IiZhwQ1rt5lR4jJ2uJI3ITalhxIMXBRQYJT1ZNsqVbsyxvfDAZIJgCR1CmwuQU23ANzO9wegKtLmSIKHc211qQLYlp5G1plt27weHhyTOnh2wOh/fyU7bLmoUejdnRMFbL+SHqPm/GFEapQcgqIc50ifVQyo6VX0WVHQf35IWGgum5bfWCAdUjioKlYwjyBxCq+IIKDqk2cDb5HkVzrJtN+BXVN3BwtxS9jdGjtI8xO39lEXnki20S0/u63UpcQLH4I0CwOIvsuqtBr7jfcj6hTOw9ioGtLVjAGIwvJVTOmEWOyvlaCJjx+/gqv2hw8XGxUciKQZR6wCjZUgqTHU4MoMKQw2bXstIELFqNZ6JTqAifJRVq5JgXQdCqXSBxTPC0APFVbO2jWFy/Vdym//ADQDYJjhGo0UwhxsVzaYro4ctMzZM6ZXLqQWqJ0yE0dAcrN1HJZj8TAN1vH4wCUiDnVqns2+JPIcSpzn6RWKpWxllVLUC8jcwPAb/H5KWphLz1TGlSDQGgQAIC7DVPicrnbbMwtRH0iN0vNJSsJC6Yz+yDiNGP8AkpRV4pXSrHitvxPqn50JwGjsQN+KhLwUrfWJWmap3SvIMoDEPg3Wn1t+SCcSsaCtzNxN1Xmbcgum0ypRSupdKCj9mbI2tgLp7pEcR8l0WlbZThOK2CgE8V2ygjPYjgtmkm4i2B+x6Lv2YKnjmtJgEQEiFHrLTtLSirLiqz4rGIiRwUNRix7eW42+yhGJGx3SNjJAtXEhhv8AsIDNKsNkAOYdunNHYikHJHjaJbLQTDtv9LuHkdlCTZVFVzOk2ZHol35bij64kx6rbaUKSYzAPYlYmWlYjYB7UwjqbhpNuRTvAiQCVixGHZ3t/qMW0lK2pFlixUJdmqteAgMbiYC0sSzZSEUVvHYtz3hjBLnGBwv5qyZTloosjd5u93M8h0CxYp41dtk/kyaaiHNUjQtLFQ5SVrVKxixYniKzt9JRmitLE7SFs5FFdhixYlSDZvQpWsWLEyQGyQBdFYsTCmALYYsWIgJ6bLLXRYsTCkdUKAmyxYgwo51rokwsWLGIHhAY6mYlYsSS6Hj2LKtdwCSZhi5sVtYuVtl6E2YOBioNzIP9TYk+Yj4rihXmxWLEAE0LFixYx//Z</text:p>
          </table:table-cell>
        </table:table-row>
        <table:table-row table:style-name="ro2">
          <table:table-cell office:value-type="string">
            <text:p>Sabotage</text:p>
          </table:table-cell>
          <table:table-cell/>
          <table:table-cell office:value-type="string">
            <text:p>Draw 2 Negative effects, then play one.</text:p>
            <text:p>You may pay 3$ before drawing to play both effects.</text:p>
          </table:table-cell>
          <table:table-cell/>
          <table:table-cell office:value-type="string">
            <text:p>$0.00</text:p>
          </table:table-cell>
          <table:table-cell office:value-type="string">
            <text:p>action</text:p>
          </table:table-cell>
          <table:table-cell/>
          <table:table-cell office:value-type="string">
            <text:p>data:image/jpeg;base64,/9j/4AAQSkZJRgABAQAAAQABAAD/2wCEAAkGBxMTEhUTExMWFhUXFRcaGBcYGBcVGBgYFxcXFxUXGhcYHSggGBolHRUVITEhJSkrLi4uFx8zODMtNygtLisBCgoKDg0OGhAQGi0lHyUtLS0tLS0tLS0tLS0tLS0tLS0tLS0tLS0tLS0tLS0tLS0tLS0tLS0tLS0tLS0tLS0tLf/AABEIALcBEwMBIgACEQEDEQH/xAAcAAACAgMBAQAAAAAAAAAAAAAEBQMGAAECBwj/xAA8EAABAwIEAwUGBAUEAwEAAAABAAIRAyEEBRIxQVFhBiJxgZETMqGxwdEHFELwI1Jy4fFigpKiMzTCFf/EABkBAAMBAQEAAAAAAAAAAAAAAAECAwAEBf/EACQRAAICAgICAgMBAQAAAAAAAAABAhEDIRIxE0EEURQiYUIy/9oADAMBAAIRAxEAPwDG1LKKpXQdKvKIdTkLwqo9ghFdYal1y6jC3SbKakANpXCXYyjBTdmCqNbq0nTzQeOFkKcXs1p9ALFK+vbS+458R4KEBc1TZUQrJaTy07yDcEcY/eybUn6gD5HzVbweJh2l3un/AKngQneDdDi07R/g/vmg4+0ZMr+d4bceKVYEQ5WbNqJkgj9n/BS/DZNUdLwIAvPgqwTaoSTSHmV1bTwCbUq1zPIR5oHslhDV9o3h3QR58E4zzBhg1NBEQPKYHwSv47ceQPKro5aUHjbLp+LDW6jsTAUtDAmuz2kw0wG+MkH5KMcUpOqKPJFCd77qVr0yGVNGlpu4gknfTqAAHiN/Nd08sPeIiBMdIsPlKp+NIXzRAaD7+SOFwfT03QFbDuY4ztAM8hvHj90XgHSJngoyg4vZRST6InUZPRDvdeOA2RtSpOwsgq3NKxkbeUJizIRLnSELVbKUZEWEqJtSfISOkIKa4dyATVdqEqtTGsxB1GrGByFNg6kFRALAIKBiyYR8owJVgHpuwWTIVm2hdtC0GqQBMKa0rF1K2sYoFGgQU1p0LIh2Dg7Iik2FnINALcOt4XDQ9HkLVOlcRZNGWwMuOXaSwNIsqt2qyAsl9MS0m45dQnuAq2iUe95LYMHxXr8I5I7PP5OEtHjrCpqbQ7cGOJHDqrPmvZ0+1DmthpNwL+cIrLckY102Drc4PiDYLnWCVlnmVCbBdlHOIJEsIPeBuOnUIrE5OKYBmQLD6jxsvQcDhQ1sBsDlw8lXe1eTVXNcaVwblvXmCunwquiHldlWcKdWo0NkktE8hf3virbgsEz2ekX7tvn9Eq7O9lqlMOL93NkG9uYj0Rja5oHvcHAerCfkU0cfEVz5E2TZYyk72gPd0kdLSB6ET5oTNHe0aabvdkGdrGT/AH809wzm+zIO1ztuCZQuIpts0CQQLDe1p6Tt6rNATK3hsvbUIBYbGACd7bnkIunjcvGv2c6WjaNrHYeQRmXYTSJIG89QIAt8Fp75eC20i55TDY8u8UVEzZ1h8vY1xIudyeZ/YQ2YltNtx/jZN/yDtBI963nANl592yxtZwDGhw7xnppBlGSoyYXmOYU309DXAajJ/pBhby/KxUZ3XEtn3ttVoA8JSDsxkjq1QBwMcZB28PFeq4TLGsaALAcApeO9sfnXRVDku5uAAJPp8UuxWXloLiLTDZ+J6mbK84ylI+QA4pLWwbjJqeTeDR58VOXx4+kUjmZRy9wEkEA81umZVtr5YHNECTva/wAVX8flrqRvuVx5cFK0dEMt9i+tTvKKwzlDUuFrCuuuZxoumMjcIWo1E0iuKrUjCBuYtPainNXAZNlgk2XvVgwxkIDK+z9V0OdDG8zv6K24HD0qTRbU7mV14fizl3pHPkzRXWxfh8E9xs3zNkc3L2N990nkFNUxRNgQPRDupEm7l2w+Ljj/AE5pZpP+Gy2h1+Kxa0HosVvHD6RPm/sqIxFM7y3r73wssLCfdcHeBg+hukPtj1WhiDwMLw017R6I5fWIMHfkbLdPFXQNLMjs+HDr99wiWMa/3Haf9LtvJ33Rr6NZbcveIBR1TEgC0+ir+Dq6G3kEcDx8Puu6mdsG5I9IXsYpfqcGRbGleqC2SLfvkqhnna9mGkCHAGIO/rummKo1agLqNVu0xEz4HmqJm3YzG167fbf+IknU2XE9IAsU9k9IfYH8X2bOpx5m/JXTIO2uGxJADtLjwP0XnOM7OYWmzSaMRxLTPqUpo9nqzT7XDSA2+h03/pPA2SLLT7Np9o+jMPEKm9vWd5jaQmo5xnoNJE+VlVOy/bys9ppuY6Wgd7aDtpIjeeCt2Aranmo4FziPIDkOqs8l6FUCfB0S2mCbQBv0ECyhwgLne0aJEG+0jh5AoqtjCWkNAN+e37uisMWhsDlslUkw0xccVd0CwGn/AHSPnujsswRdqb1N/Ez9Pil2a4cQHNtG8cuJ8YCs2UBrKTYM2F+fNPF7FYwp0gAllTLGOJJG89LHdd5pnDKLC55AAB4heVdrPxKJltNxa3pEu8+ARckjKDZ6fVrYeiLvaI6/NK8d2uwbTp9q0nxsPReQYanjcUC4AsB2dU1X66VPR/D7EP8AexAB/on6qUsyXsKSPXaOd03AFh1cuXnyW67Q/wCpmy8azDs5mOCGtlXWwGe6SP8AqU17JdvNRFKtOuYHj1krKdhSXo9CexoPdn7oevgQZJ3Ijn6IzD4hj9jv4Lb3RtJjn9EGkMmyoZrkjiIZMj08ylrcMKUbl3M7T0CuVaoXGNxxC4dl7Pec0eBU3ijIosjRVqTXE2B6lH0csqPNh57JocxptIa1vkAtUcwc5xABaBuVFfEheyv5EjVHJWM/8jhJ2ATXA4eky4YOjihMPpc6QL8zdHMaBzPyXTDFCPSIynKXbCXBpMkl3IcFG/ezQtQ7gIUjanMeYVaJnBpA9ELXYW8EZUFpCgOImxRo1gerxWKRzAsTUgFNxuX16d6by9voR5cUH+frt94W/wBTZHxCtNSrdd1MK1w5HpZeK8T9M9RlVbiw73qLD/TLfkVMynQds51M9e+37p07LG8QD5AH1bBUbuzwd7jh/ST9d0Fjm/6I2l2AaqrGkWrUzuG38wNwetktxGl9qJMmxpv3/wBrjZ/gL+Kbt7P12PFy28yASP8Alw9E/wALk0t/iBjryDEHz5r0MMGo7OTLJXo89wOW4ySA17R0fp23s66ZYN+NpO1Nqkt6ukjxEbq9HCiQSSItbiORn5qDF5VQdtqBO8O5c1ZwSJJs4wea44sbqFB88TMwdjbdQ4nC4p7u86mwcQxt45S6UX2f7NPY7UahLb92ZBJ432TPtIfZYeo8CXBh0xzAMXQrWzdlMp4AB4p0yNIMlx97V487K04TDNY0Aun52FlQMlo1qhNT25k7xEAx806qsxTAIeCALTPJReWJdYZUWGtiGtmwueG/+SUvZnYDiBOra+9htG3FU/Mc4q03fxBE7Hffe/BG5cTWbqp+8QZtNzaZTp2TarTLZSx4qDeY34RyC0c7OG7ryNJBI8uHxSzKsC4P1vOmBDxPvH9Jjhb5lLu0b21cSGuBLGjTO0Hed+iboUpXbXtNVxL5khjbNbfnueZTD8OuzQru/MVe9fujceKs+F7L4etVjQIDQCR+o7yfX4K24Xse6gB+VeGt4scCWniY4t8uaDjJrQJsko4FptsFDkpZU9oaZlrajmAg/wAhh3/YORFUV20y04cmpvNNwcD0vBQuSZe7Dt0Mw9QAkuguYTLzqdJkTclc8sMkroS9j9lIObpIXhv4jdnm0cTrb3faOI/3DbyXtDX4j9NFo/rqAR5NaUgzjsNUxlQOxddukGW06YIA8XEy4q2KE09h0U/8N+0UltCoLmdLuBjxXpGIrAje44Qh6HZnC4drQ1gBHumJIPiuWYoBxaYHK+6tSWhrvYOaREGwE/uy7LJO8+P2Uj3xABmTa1lpnEkjw2U+hjisyLMcAejfjKjbQqQJqExzAKl1CbgIlpH8o804AJrouZjwj4Iyk8EWXbwOEKMuA4IowVTfHH1Xbnzv8PsoAAdly5p5yqIU7cw8FC6TuutZXfC4RqgEUDksQ1TFtkrFuaDxYnc7vIpjuMoKkJRIK8tHqtEpctOCi1rsFBqw0E4aq5plrneEmPSUwo5mDZ0avQeqVMFpUNR1/OFSM5Q6JSwxmWNuOZYEb72+uyjxWWMqe73eV/lyVeoY8jum463TbCV5096I4k2/suiGaMjknglEdZJgqlIQ46hzm6IzzCe0pObzBHqELSxjmz3geS7ObCIcInqq6I7PGuxOqjisRTIimDqMmQ1xJsPIKy9qe0fsMF+YpgPJIDeXeMA+CrXbSp+XxFVzD3KzZtwdsfhCjyTF/maFPBez1uIj/SA39RXLLHcrO2GRKFXsqtDtbWq6mVtL2umNmweEK5fho/FGsAGTT2c68TvE8T4Kz9nvwyw7akuY1wbpIkWO+q3ivSMDlNOmIaxo8BCuoJf8o5HN/wCmJcxyuQItJv1EyT0ISbEZJoaS3vSQQ7eRxv8AvdWzO6ns2OcWkgNLiRyAuqDX7YaC17RUcyqQGtLRAEXdPL5pnQqC8RVdTcCwxECDeTy6DZOMNnNSpThpIMR7sgHbnslGZ4qh7MN1aXP2vBM3J6qXLjs0j9J7+1rcAb8Fl2Z9GYmnjGD2lKq4mbkaYPC4PBLnZpip/iVnCZnTG/AaT91a2PItFh+oXDRH8trLH4XX3jpda2xb8U3BC8mU3GYmtIDsRUBiY7xt1MmVLhsbXFxWcefMeLTwT/G4UGO5w4fQxPxQWIy5w7zbn9xIIKDiMmQUcZWeffY4DxB6yCSt1q5d3XM+vmCOCgxNJ0XDWui0bz++CgOZaYDu8QDsYPopsdE1PM9LtBmetwRwgplSrNcBBFjzVQzV+ohzZ1WnfbqOCYZVidd9W42IG44pWMWJ9cTvJ6bn7KRj+Lo8JkpLUqkGQYlFYQ2uZPNGMgNDL2jpsAApqbp3QBrH9O3quhjy3cA+KtERh4wwmWkgqU1IHeQlPGB1hY+oUzWO/VcJ7FpnUTcKLF4iAsr1tIsgMS/9R9FGU6KRgQ+ym97rEvqV3kzK2uX8mP0X8TNzCxpUQfJUzCp9naTUwpABzURMCy5c4nzsibsJL+6Ahaz7Hxj4IlzZH74KKrT/AIY/qPzTNAQuee8neR4oagx2ztuhSKp7x8gi8M+HNvEEH4pE6dmnG1Rbq2AYTMR1CWZpQqNaTTAJ9D6p22pIXLmghdrR56/p4X2zzfU7QQWv4tIIICsf4YjSzU33jAM343Tjt52Sp4lheGgVWiztjzgkcEt7J5e/Dta9urQ5oJadxzE9LoegPT2es5bjmnuEQ4X8esplVpahZ0eCpuWYhrhZ2/W46J3h9bWHQZJEibp4uxJxpgme4zEUqT3CmHnUGtHQkCeu6Vl5p06eqj3zyFm8/CFYMZWq6GNiXGJPCAtPxQ1imWcJn5o0KB4zKaFVjTUaJGxi48OKXYrLalEtdTl9M2I0mW7REb8VZ3MpPtIm21isr4cgRMt5ItIAppVp7pkDgS0j4rdNwaTpMc5H9lzTgGASADxBsUxBJuAD4QspWahe7HtuA4T5fIpXTzUl5BAnbn8j9E7xtNsSQJ6hI3YWkXEgMDvAD5JZNjJIXZlWe6oAWhrY3F/glmO7OazqbY9I9RO5VzoYe12gxsDf0KnNJkXbHgSlqxjy2vgarJaJ/qMgrnLadRpINzvHHqvRsVhKZ5j0N0kzHK6Tby/f9LR91qBYLp1AS2I4T9VGCQJdsPXwReBq0v53W4Obv/2W8ZQpkgh5E7jTP1U2h0xXUzlz3BjRA2Cb4DBFwl5sgPytNrpl3/ECPinWHrsAABJ9FSEqBJBVPS2wC1XxLm32B4Kag9h3Mx6Ktdscc1zAynUAdOw4eMLSm6NFWxi7MabiQxwLm7jgl1Wo5zpKW5fgzSaB+o3J5piHc15nyM1ujrxwpWSALFH7VYubkVoGo1hzRFOovP6eLqN2cUXQz+o03uF38WjL5EH2X1l1K1qreW5+x5gmDyKd0sUCiiqp7QwDu6hatXugcp+60a4hC1STsi2ZRBjMqdrSu6GH4oynTCVIEmPMtxAc2yYtaqxh5YZa6PqmLM1gX9V1xyqtnJPE70G41ndK5yvLw6i3kQSPAkkfBLTmQrvbSbI1e8eTePrt5q2061NjQAYAAAEcBsp8k3olOLSplSxWCNF+sbDf0/umOT5oysxrqTwW8h0t91WvxT7Uso4d9NlnvaWgyA69rD6ryTsz2krYeo3Q/utFxNoG/wAZKfHJuxHGtM+lzmIJDeQufBdUcVTfDpEcD5rzfJ+12qk94EuLRAJ2G1/X1twTfIc/pVz7I2dpJjhYzv6KvMRwLjWy8EHTY7zOxQlV1VoIa6SP5rx0PTrwWhUeCO8YcY8HD72Q2NqPJBbIIN/sVpMEUD1atUuDgwB3GDII/wDoI/DODveEHp9lxh2fqHm3rzHJMKTAb/5HjzSxiGTIX0nR/OP+XwSXGZdTJL4LXc2mR/xKs2mNj5qOrSa6dQvzCpxQvIV4Fkt31cjsfMIgNn+6Hdgns7zCHDkLO9FHSx8yDfhyIKASevh2kbpNjWES0ET6GE4dtz68vFA4lonvCTwSsKK2+nLoIv4QfHqua1HvC5jn16phjIa4BwtFj9iuGtJIvI4JKGskp0AWi0+F12MrmdJ8Psi8LR8JRtN8RITcRbKdnlCuxh0TEear2VYQmXP+PEr07HMaRtMqnZ1h9JBa0gSoZEVhIiFVY/EKCjdE+yBXFLGjoUwf8wsUhw6xJ4x+aKeaa4dSRK0V22cdATmQnfZzEunSTZLXMmwElGZdRexwJYY9ERoOSei04moWe9sdit0sa3mEBisX7RwJ2FgiaWCDrwIWULO+MnWxgMa3mFhxw4kIQ5W3f6lRuwVMHn5kpvE17DyiT1c3aNjJ6XQmJxlRwJ91vM/ZEaWMFmgeSDweZ0nYylh3wdYcYkRYWB8b+iDx26sWeTjGzz7M+09VlcHDVC3SZ1T7x29Aiz+JmZvboFUeIY2fVQdu+z35SvoA/huOph4QTdviPlCCwlBojbxXRDFGqo89uUndinHPrVHl9Uve4/qcSSpcE0NGp47vATGtw+TReSrr2dyP8ziKVEbPdfo0Xe70HrCL/GTCYaniaVCkzT7Og0d0DYkxPM2nzVGkiT7Klgs0fqkGQTfgD0A4NHAeKeZfmb2NqvbYgMAPLU8fQOVfy1lO4LwI3mx8Fcuy2TsxALSe5Oo9dA0tFutQn/YVnFPQ/qy49kM6fXY+XanNex3+0913mO6rtr/U4WcP8ryvs/gzhsQW03TLajSPIlnxhegZFmYxNBrxvAJHETw+SnVAu9jZo0uEX5dQjRzH+EKwSI4i/lxU9FMhWEU3TfY/ArbuWx+C0AOC4L+DvLomFOK44GxQGJoB13NnqIDvXj5pkRwdcc1HVoxtcfv0WMKGsc0yO8znsfNqxzQ4SPMfZS15aZHdWmPa4/yu58D4jgkY6EWYtB524oFriCA5WLMcHuQI5jh4+Cr7h3o9UrGQ6wREIwgQl2BsOnyTEgQmvQtEVV0beiSZnBH05JzX5pLmUA/VRydFIioYZdaIU4eo3OXKypEsWyFtYJSWOkwLnkE0wuUOdd/dHLj/AGTLC4KnT91t+e59UU1sq1FYYPs1gMC1tmi3xPmiqmBROHYjA0J1FDvXRWcVg4IcB4hF4J9vkj8bTAC3lmX3k7n4IrQyZJRwTn+9YcgmVDLWAWCJpUoRTGLVfYrdC6vg2kbLzXtxkYoVBjqQh9N7XOHAhsXjgQvVcQQqL25Oui+mP1Q313PpKm3xao0kpQdldxP4le0H/rscLe/cW8lzg+0dFx1PwFAyOIiZG4shcL2SaGajbrH76J3l/ZXXI4Tblb+y6U2cNMa5H23wFB73ih7IloB0iRbh0Xm/ajOBi8fUrbNqOETwa1oaPlKuWP7Fz3dvIifNVDG9kK7HGDIEnYza8eK1u9iuIifhy51hYxJ5J9hO1NTCnRRANNrQ0Tva5JI37xcUBhsLUe6HNLYkaQIg8SfJNm9mtTZaLhHkCiXB9ryazKjmwWvBkSRYz9Fbuy+dGnmOJpAfw6jnFg4QQKjCPEOVOodnH7AceHFXrKOzjw+hW/VoY11jP8M6Pi0NQsNI9JwFYOAc3ZGaOPBLcnw3shp3HT7Js0fH5qi6Jvs0xy7e0FQkrTaqBjtrYPQ8F3BHguBU6KVrkTAOMoSLD+yR4l+gwVZaoSfMcJr2jr0SSGic4fHiIN2n92S7N8ID/EpxHy8RwXVKkR4dURTBExaf3dKt9jNUKcLiIP0TVlSQgcXgA6XM7pG7fmW9OiGY97Puh0HsZOq8Cq9ndYsNjaU1NYOHVVvP6hkhSyPQ8UcUcUCptcqtsxBaUww+MUWh7G2pYg/zCxKYMwVAk3TWlhwFpjBwH7KnAhdaOi2zqnRCzEVAAQoqmJAS52J1vA4cUGxlFjDAUC46neQTqlRhB4QppTWQJGg2VIRaFp5UNSpCIOwLH1YBVQxjPaPvsD6lPsxrFx0jil1GhDvNc05fsPLUaCzlst47AAz622sj8swJa2P3P7hMcPTEBF4ekJ2XXR5/IiZhwQ1rt5lR4jJ2uJI3ITalhxIMXBRQYJT1ZNsqVbsyxvfDAZIJgCR1CmwuQU23ANzO9wegKtLmSIKHc211qQLYlp5G1plt27weHhyTOnh2wOh/fyU7bLmoUejdnRMFbL+SHqPm/GFEapQcgqIc50ifVQyo6VX0WVHQf35IWGgum5bfWCAdUjioKlYwjyBxCq+IIKDqk2cDb5HkVzrJtN+BXVN3BwtxS9jdGjtI8xO39lEXnki20S0/u63UpcQLH4I0CwOIvsuqtBr7jfcj6hTOw9ioGtLVjAGIwvJVTOmEWOyvlaCJjx+/gqv2hw8XGxUciKQZR6wCjZUgqTHU4MoMKQw2bXstIELFqNZ6JTqAifJRVq5JgXQdCqXSBxTPC0APFVbO2jWFy/Vdym//ADQDYJjhGo0UwhxsVzaYro4ctMzZM6ZXLqQWqJ0yE0dAcrN1HJZj8TAN1vH4wCUiDnVqns2+JPIcSpzn6RWKpWxllVLUC8jcwPAb/H5KWphLz1TGlSDQGgQAIC7DVPicrnbbMwtRH0iN0vNJSsJC6Yz+yDiNGP8AkpRV4pXSrHitvxPqn50JwGjsQN+KhLwUrfWJWmap3SvIMoDEPg3Wn1t+SCcSsaCtzNxN1Xmbcgum0ypRSupdKCj9mbI2tgLp7pEcR8l0WlbZThOK2CgE8V2ygjPYjgtmkm4i2B+x6Lv2YKnjmtJgEQEiFHrLTtLSirLiqz4rGIiRwUNRix7eW42+yhGJGx3SNjJAtXEhhv8AsIDNKsNkAOYdunNHYikHJHjaJbLQTDtv9LuHkdlCTZVFVzOk2ZHol35bij64kx6rbaUKSYzAPYlYmWlYjYB7UwjqbhpNuRTvAiQCVixGHZ3t/qMW0lK2pFlixUJdmqteAgMbiYC0sSzZSEUVvHYtz3hjBLnGBwv5qyZTloosjd5u93M8h0CxYp41dtk/kyaaiHNUjQtLFQ5SVrVKxixYniKzt9JRmitLE7SFs5FFdhixYlSDZvQpWsWLEyQGyQBdFYsTCmALYYsWIgJ6bLLXRYsTCkdUKAmyxYgwo51rokwsWLGIHhAY6mYlYsSS6Hj2LKtdwCSZhi5sVtYuVtl6E2YOBioNzIP9TYk+Yj4rihXmxWLEAE0LFixYx//Z</text:p>
          </table:table-cell>
        </table:table-row>
        <table:table-row table:style-name="ro1">
          <table:table-cell office:value-type="string">
            <text:p>Makeover!</text:p>
          </table:table-cell>
          <table:table-cell/>
          <table:table-cell office:value-type="string">
            <text:p>Draw 2 Positive effects, then select one to place on any cat and discard the other.</text:p>
          </table:table-cell>
          <table:table-cell/>
          <table:table-cell office:value-type="string">
            <text:p>$0.00</text:p>
          </table:table-cell>
          <table:table-cell office:value-type="string">
            <text:p>action</text:p>
          </table:table-cell>
          <table:table-cell/>
          <table:table-cell office:value-type="string">
            <text:p>https://images.baxterboo.com/global/images/products/large/puss-in-boots-cat-costume-7865.jpg</text:p>
          </table:table-cell>
        </table:table-row>
        <table:table-row table:style-name="ro2">
          <table:table-cell office:value-type="string">
            <text:p>Makeover!</text:p>
          </table:table-cell>
          <table:table-cell/>
          <table:table-cell office:value-type="string">
            <text:p>Draw 3 Positive effects, play one.</text:p>
            <text:p>Donate remainder to another player to play 1 discard 1.</text:p>
          </table:table-cell>
          <table:table-cell/>
          <table:table-cell office:value-type="string">
            <text:p>$0.00</text:p>
          </table:table-cell>
          <table:table-cell office:value-type="string">
            <text:p>action</text:p>
          </table:table-cell>
          <table:table-cell/>
          <table:table-cell office:value-type="string">
            <text:p>https://images.baxterboo.com/global/images/products/large/puss-in-boots-cat-costume-7865.jpg</text:p>
          </table:table-cell>
        </table:table-row>
        <table:table-row table:style-name="ro2">
          <table:table-cell office:value-type="string">
            <text:p>Makeover!</text:p>
          </table:table-cell>
          <table:table-cell/>
          <table:table-cell office:value-type="string">
            <text:p>Draw 2 Positive effects, then play one. </text:p>
            <text:p>You may pay 3$ before drawing to play both effects.</text:p>
          </table:table-cell>
          <table:table-cell/>
          <table:table-cell office:value-type="string">
            <text:p>$0.00</text:p>
          </table:table-cell>
          <table:table-cell office:value-type="string">
            <text:p>action</text:p>
          </table:table-cell>
          <table:table-cell/>
          <table:table-cell office:value-type="string">
            <text:p>https://encrypted-tbn2.gstatic.com/shopping?q=tbn:ANd9GcRo3bOV-HtEWoecsCm43u5CaQP0VjWMX-x7NrAbiT_jlh41UdoFD5M8nXcRy9Qr68B1mEcqh_3JZ9FScoUjsnqMUJHgFyZK&amp;usqp=CAc</text:p>
          </table:table-cell>
        </table:table-row>
        <table:table-row table:style-name="ro1">
          <table:table-cell office:value-type="string">
            <text:p>Furassment</text:p>
          </table:table-cell>
          <table:table-cell/>
          <table:table-cell office:value-type="string">
            <text:p>Draw 2 Negative effects. Play one, gain 3$, and give the other to another player so they can play one.</text:p>
          </table:table-cell>
          <table:table-cell/>
          <table:table-cell office:value-type="string">
            <text:p>$0.00</text:p>
          </table:table-cell>
          <table:table-cell office:value-type="string">
            <text:p>action</text:p>
          </table:table-cell>
          <table:table-cell/>
          <table:table-cell office:value-type="string">
            <text:p>https://vignette.wikia.nocookie.net/meme/images/b/b8/Breading-cats-Q016.jpg/revision/latest?cb=20161217023557</text:p>
          </table:table-cell>
        </table:table-row>
        <table:table-row table:style-name="ro1">
          <table:table-cell office:value-type="string">
            <text:p>Sell Wares</text:p>
          </table:table-cell>
          <table:table-cell/>
          <table:table-cell office:value-type="string">
            <text:p>Gain $5.</text:p>
          </table:table-cell>
          <table:table-cell/>
          <table:table-cell office:value-type="string">
            <text:p>$0.00</text:p>
          </table:table-cell>
          <table:table-cell office:value-type="string">
            <text:p>action</text:p>
          </table:table-cell>
          <table:table-cell/>
          <table:table-cell office:value-type="string">
            <text:p>data:image/jpeg;base64,/9j/4AAQSkZJRgABAQAAAQABAAD/2wCEAAkGBxMTEhUTExIWFhUXGBcaGBgXFx4YGBcaFxUXFhcaGBcaHSggGBolHRcXITEhJSkrLi4uFx8zODMtNygtLisBCgoKDg0OGhAQGy8lHyUtLS0tLy0tLS0tLS0rLS0tLS0tKy0tLS0tLS0tLS0tLS0tLS0tLS0tLS0tLS0tLS0tLf/AABEIAMIBAwMBIgACEQEDEQH/xAAcAAABBQEBAQAAAAAAAAAAAAAEAAIDBQYBBwj/xABCEAABAwIDBQUGAwYFBAMBAAABAAIRAyEEEjEFQVFhcQYigZGhEzKxwdHwQlLhByMzYnKSFENTotIVgrLCJGPxFv/EABoBAAIDAQEAAAAAAAAAAAAAAAECAAMEBQb/xAAzEQACAgEDAQUHAwMFAAAAAAAAAQIRAxIhMQQFE0FRkSIyYXGBodFCwfAVUuEGI2Kx8f/aAAwDAQACEQMRAD8A1dVtXc4eIQlWi8kF4pugyJ3dJQzsPiDrUI6WUTtjB38SX9XH5ELm7HQBu0GJoFjqTmsOa0N1ndEbwYusTs3tNiMFUytqOy2iHQY3cnDkQQtvV2bSpElrACBbfFt0nVYHbeEzlsa7j0vCtx1wdHpISljnp5VfXk9R7P8A7W6ZAbiG3/M0BpPVpOU+Dh0W/wBl9ocNiBNOs0n8pOV39pv46L5XeXUzccCQfijsFjSILSWz5eWhV9tCS6LBldVpl8Px/wCH1YWA7gmtb18yvnDB7cc3UlvNkgeIFx4K2wvaKrqzE1R/TVd6ifip3nwIuxdXu5Pt/k98jmuheJ0u1eLGmKeesH4goql20xw/z55FjD/6yp3qFfYOfwlH7/g9iSleUM/aFjBr7M9WH5OClH7RsV+Sj/Y7/mm72JW+xOq+HqepErq8ub+0fE76dH+1/wDzTh+0fEf6dHyd/wA1O9iL/Req8l6np6S8uP7RsT/p0f7Xf81DU/aHizoKQ6MPzcVO9iFdidU/L1PVlwryV3b7GH8bB0YPnKGqdtccf88joxg/9ZSvIixdg9S+XH1f4PYHOUb3rxqr2oxbtcTU8HR8IQz9sV3a16x61HH4lI8hdHsDL4yX3PafbH1HxSqbQa03IHUgfFeG1MS53vPJ6kn4qMeHkh3jLl/p/wA8n2/ye3v7QYZvvV6TetRvwlC1+2WCb/ng/wBLXO+AXjadKnestj/p/D+qT+y/J6bju32FiGtqu6NAH+5wPoqzE/tAHtM7MObD8T448GnisJK4XhDvJGqHY3SR5Tfzb/aiz7VbZONaxlRoa1pJAaTJkzcnd5aLP0tl0RoyepJ+JRZqBMNbgl1S8zVDoOmjxjXpf/Y6nh2j3WNHQAKQocVCV3I7olfxNUYKKqKolc4cUzOEzIOMp4Z4eqg1HRUHBJKRxXVCGzOLG8OHgo34hpsKkdRCIqVGjU/NB1MX+WnPMhVnhUAbWflpkh4kwBqZnhJ5LIYwaHn+iudt4p5eGuERcAAAX36+F1T7QHdVsT0XZ+HRh1eL/iAcZhQ9jeIGvSyqMKwglp0WgYM9PxP1UTcK3WJd8P1VqlRZl6ZTkpoppLSQHdJSo48TeWniD8wiMfhiLqqyynW5zsrnjlSNDh9qu3hrxx0P9w+iPpbYYdWOHqPqsm+llaHNJC4zFOHNBwRdHrpw2l+TdUcWx2j78DY+qInosKzaFoMxw3IqhtIj3ahHUyPJyRwNcOvg+TYJELOjbL/ytPQkel1PT24PxMcOl/oUulmldTj8y6yhIwq+htGm8wH34EEfEQjPZoNUXRkpe67JJCbnCb7Nc9kUBiSQuZgm+ySFFQh01BwXDV5J3slz2YU2DQw1ClJUll0FCw0QwV32ZT3HmuW5lSwnMrRqUg3g3zT5jcB1TTUH5vJQFnQ13GOiUN6nzUT67evUphrk8lKZLCS7w++ChfVHX4KBzyozUKKiSwr2/RcQRceCSNIlm/fh6m54Hguf4I6urP8AAx8Lon2Y5qKpS6qrc8MZXbLR7VwE7rkknTiVW4oSwozaf8V+66EqOsVYj1nTRrDFfBFfs1/dPUplTFEEwm4XR45n1APzUNES+FZQik9KRZMp5mEO3geazVekWuK1GHduVRj6XeNroxZX1eLXFNcoAqH934plIWd0U1dncbbWT6qL2Zygcb/ROc6UXq+hCyiSoijcS7KA0alMpURqUSmWHfSvqDhxGhUjMS7jK5iGARG9RBQS5QlVhJxXIKbDbUez3XOaOE28jZVzjdPClIMc89Vpl7T7S1BqGnwg+h+SPo9p6Z95r29II+R9Fk5TSUuhGpdfmj4m9w+1qD9KrfGWn1RjXTcEEcivNytDs3DF9MECbfCx+CR4/IuXa0or2o39a/JpXP6qI1wNxWaqUMRmhj39MxPlKeW4sTMnSZy7+iGgtj2vifKaNEMR/KmmqeCz3/UqzJD6QtxBHqiKO3ZjNT8nfohpL49pYJcyr6Fo6u/c26Z+8OphBO7Q0xYscOkH4wns2/R/MR1afopT8i5dThl+v9gg0XcSVw4V29Mbtqj/AKnofpdOG16H+oD1BU3H7zD/AHL1R1uGO4J3+EdvK47bVH/UHgD9lRP29Rj3iejT80PaD32FfqXqTjCc04UgNSqer2iB0pk9THoAUNW29UPuta31Prb0R0yZXLrunj439DSAt5pLGnGVP9R/9xSR7sp/qcf7T2rEYhjdagng0SfABCYjbIa2zKhPgPjceSsmUQPdaAo8TSOUnut5ncqLR5ZGEqvzEmIJOkzHKTqoydVzFVoe7eC51xv7xukXAgqw9jifsJfAqmGHPHQ+cj5KPCHvOXHGKhHFvzn6rmFd3nK0yqW9fFh9GrdRV3EugC+iaCne0ADn+XX9EEXJ3yCY2mXvyN/DDR8CV3FU/Zm/CyJ2WyJeeqGe013kzDRomTKckNrXvS4K1tEuOYp7j3rI6vQLLbuIUTKYN0xkWDS68QDFtu0cp9SpKbBkJUeJMvJ3C3kn4kw0NRMu2qUiBtKRKa4QjXNgAcENWKgk8aiiELjVNUpw2eKlwuDm5sPVQpmnF7ghN1pey2HqVGlob3M8l5NhbTmfqgWYNu5s+q22w4bSZmhrWz4kze2/9FVkm0titu+QnE1aODNMvpPqF53QOVp1P1HELQUMCx9KnGWC0PBy6h5zAkHeIjzUT30q+T2zfaGkQWOblJBGhuCJ5j5CJsK4mm5wENpgNEkkhouBJ1sdSskp7LzFUZN/Az/aR9Ci4UyDne2mA0NkNkQM38xzAwPzcSshtnZrRdgvbTmvRK+Hw9Utr1g41GvzC2hytbLTaJDW2cHCWgwqXtY8VWmo1rGFsANEZiwCLnUxGpV8Mi2QKkrs8xrkyZEHgmKfHumo4j7sEODdaS5Mc42XAuO16LqAbtjgEl0NK61hKhYkxspzGEqQYdTgQoWRxtvcH9mUkQkoWaEe3PqlAY15LHHKXRe9m2vdTPfwHmqza9V3snS+OQGvJY6Objjqkl5sx1bFMB7zmgyZk3vy1QA2tTFhm6xYed/RSbVwsnMBPGNVVuoLRGKaPQ5s2WDpVRPVqAuDgZBm/wB6J2E1cgYgo7Amx4kpmqRThm5T3CG3MfYTD3yAPcb6/qU5wnuN3+8URSYGjkPXmUvBtir54Icc+Ghg/FrGscBzOifSwVhmJ5NbZo+p5pmGh9QvJE/hG+N5RuZS6JCKm3N/T5Ar8LuDiRwN1X4ruDLIJPDcisdjgO62548EKzAuIk2J0/VNHbkz55KXs4lv5+QJRZfpdDYipmcjMUwsbB1KBaE5ys1xqHqGB8tlDON1OzRDi7lCTeysLNPM4DcNVYBun3ooMIBqUQHWnkq5MzZZ6ptj6bRmhXODxAacpsQOEmDxJMQRvVXs6jneOonzurja1Dve0G7Xl/NzhI2roqfBotl4ljabg4bwZmDw0aPvdyVbFNc8FtSo2kR+8YBZxEAQd3NZJtdxiHf9usjiOZRlOu8CzgmWOLdsRTkuDVYvEUnU3RP8s2Gt94+IWK21jMgPeMmec+FjHmm4naRuM0/JZzH4nM4g3+c3H6HqDJumjCK2QbfLAKj9SPPimsCVX7P15pMTl8XuPpiSUTSo8VBhG7yiwVDVhSq2OgLkLkp1MSQOKBpvwHMpk6BEYXDg+98U9/AWUuEmUjZrhiSkrHjBs4JKYvSSWzV3cPJG8NQ8VU7eccovaRbx9UUxx3lV3aHDmrSc1hGa1zyMkeSrXJ5bDLRkUn4MocRj2N1MngL+uiqcftIuBDRl577/AAQr6ZaSHWI1COwGCY4Bzg8tkzk94AGJy5TmbxI0WmEPI6HU9fLRu6XwK4mArfZ1AhknUj4q7w/ZejAc2o6ZgAgOHURG5Pd2brun2dRhgwc0ti07syeeOfkJ0vW9PH2nLfyplWGhrZNlU4zG5zlbp8VeYrsdjHXzUnRuDz6S0BCUOzuIpkl1F2biBmA6Bpv1sk0OO7L5ddHM9EHSIMLRDGy4wfuwXMSarhDbAm/LhJ3b7Iv2OU94HN/MIPgDogsNtoNNRhGZh3iJBjKT98Eitss6yfdYUoeIylR9kYNNxdG4gjq1SM2m0kSCOv6KfDYljqYyA52m9okHTopH0RU0aJ1g6E89yjfmZMPVZoJbVH5FbXaapzf2jl+uvkg3sy2OqLa+oCWtHek5nEQAeUptTCgCXPE7ymTLpx1rVHnxfgCSo6Av0TAJcSNBKtuz2BDzLtPr9+qaTpWYJSsIwmCe8d1p+qOp7LdpoVe4NwAtcdbjop8dQziQL+vx+CxvK7KtCK3YuFLHODheRHCCFYY0DXU7987oKhwjhPeFiAON9PuVNi2O0ME7oPfHgTf7uUL3snhRma9Iict26xw6FRnEPi4d4gFHbREOsI9PTcdOSCrPtK0xZRW5X4iqQCXR03nqqY1JMnn9fiitqVZQVNWpbET3ofmTm700BSBtioXx5J6dgpMygCmpUiUGbIW9kPpiUZQpBt01lI2UjnbkrZuxQS3YnlEYeNRZDtE6oinYcUrNcebJc/JJR+2SQLrNWWuIu4AKvxOMaLM77usNHU/SUDUxfd71+Sk2fgDXBc45WXADIzdTOgSQg26PJqPs626RXU9kGviCC+Zu7K2B05cOa0tTAMpGk9rQ32ehGsRBB4yCfNSbOoNw4jVp1fN53TwH3vXdrVSR7NjS4kSTuAvErfjjS35MfUZFJ6Ye6vv8SzwNNrC4gAZiCOhA08UTTeGjK3qT1ufFUeyy7KGvEERA/lDhl6WnyVgasy1uu88yrUzOTv2l3g1o5ediuMdVdBiPDchsOWMOaoQCdG773s3WOeimr48++Za3cN50tAuTY2HBNYCY0j+KSIVdW2FTqe9RZx90DfpIgp9OtXre5FJn5nCXkcQ3QeKm/wCmAXqVnv6vyjybCDXmFSa4KHF9k6Tb03lh4TLTyvf1VY7B1aZkXjeL/BaatXoNMNYHdGz8dUKcJUqMOchrR7jbNEji1txwuT0VU8MZG7p+0cmJaXuvJmdxLA/3x3+Y1+iqq+DYyS4xewcbD5laWt3bVDTidIJNuEkIL22ZzQ1upgdJ3AqjuJLhmr+pY2vc/f8AnyKJlMaDR3KLDfHC+9Wey8UAXBotNo5ao6s1plopF7rTldAHWDYWKLobEBY0tIa4DQ6X3cQhLDKiufWwmtKVB2FY73m+SJi1xPw1Q+z81NsPF/6rcdysGBpE/A236j73rBKNOmFS22I8PRpluUkzJ01HO3VCbVwVQDuuDmjc6PsI3AOcHuayJI8oNz6hRbSmm69aTwIEH1lC6YVujF47HO32PBAPxBdq5Lb7w7EOa02Hx3qKhSjit64Rlu5FdiHy4pzAo47x6o3C4fMD6J26LMEHOWwyjSJ0R7aIax3RKi3JYqc94HmFU5HWwYUlvyB0qcosd1daALDVQimSb+KFl0Y6OOScOsuErjnj9FxqhamEMUz32som21SBnS3NA0RdIXeXVIKfNJQamHYzDEgtZB9D6hLCvdh75i9piRlgt4mQTMdFb0MBmN3QRuIn1EIbaGDJEgXHAGP0WvSrs8UsstOm9izrYpgYXlwDd/Ag8uayVXtK5mZtH3Pwh4kt4hsfh5GYvusAtosc1xpukAw+DpJAEx4fHmhW4YmYM9D8go2/ARUFM7Q12uD8xcRaCGhsHkL7tQFZUO0wiHNcBqcrruPPRUTsPG5NdTO4fJBSYaRqMBtfDk995p9WuO+dRKscVtrD5IbiJfuOUx0Ayx58/HA1mOaRIbEDQz581CX8EyyMGlG+wO2iSGmu2LQA2JsLS21jNoUu0Nr0aR/eVJdrlBkjwAt4rD7LM1A03DpBETbjputdeg7E2Vh2CfZgkn3nNBP+4E+qtjKytooRtuvVIFGnUymACWnLrvI3K5qbCxDxD8Y6DEimwNHgZlF7Q7Q4alDQC+4H7oCG8zJA8pvZBjbVB1xVDAfziB/3NdoekKWvMlMF/wD43DgkvqPeeLnifSCu0uy1Fri6m943QXaWiztd/NWhr2BDaTwRIc06jjvHqmNxH/1R0P0KlEKyrsh9MRTOU631J/q3+K4zGictZpY78wcQD5z6WVnXrwP4VR3JskeqFGLtDsPUj+b6WUslHG0HkTTqtcLWeL35t18gmMq1WmHMEfyuHkGm/qOilo4mk02owd8WKNoupEWAHSQq5wjLlDRk48MHwDajazC4AAy297agGPuytsZQFQxnDhvECPRAYvDiGuaTAc3faJEqxxNPLpvHGw4aLmdVBRkqOh003JOzyHa1Qf4ipGmcx0BgI1rHBpMbiryrsyjma0U2GoYzOgkNEwTlPdc6dJVjSNM0nUzmfI6lwIiQToJBFtIW543WxljkSe55w1yvsLShgPIJN2I6nJILhxANhzCMwlInQW4m3x3KudvZI6/Qd3Ba5yXqCxK4Ha8gfgrKngQZkxABjSZRNOgxsANjS5GpMTJKKxSY+XtHDB+xuU1GgXCS3dMm1uI4hSYkCm3MJJ4E+FxwWg2yIcScrWimN9ouDrHErIY3Fl/db7u8/mVyxJHMy9flnstl8PybPs1iKNagzOxucS126YJAOmpESiq/Zqg67HFhPP5LObEokUmhuXMSS7M6JBsMn4bbwYnij313sMOnNu3W3WVmlPkzQz5IO4sZjezOIZ/DDKg8j5H6qmqMqtOV7ADwIg+HELVUMVUqANaSJsbm3FS9qcABh2louy/MyL/BVTwpK0dHpu0cjmlN7GSzVPyN81xMbVbzSWY7er/k/wCfQ2GxtttrNzBogGCDqOvNHf8AUA82Mjl9Vgqey3NdmpvEGxaZyuHAwbhHO2hiGOGWm0s4NWmOeLR57L2bnhfs7eps/Z59B1mIQ2J2BRdd9FhPENDXeYgoTYe0215aWljm2IPSfr5K7bh+c9CLfRPdmJprZlBU7HsP8LEVGcATnH+6/qhHdlMQDrTc3iCWn+3IfiVqXUgN5Ck/xDm694Gw4oVZDznanZ/FSe4HAaBjhPjIbKdgeyzyAXkjkBEcpIM+QXoWKxWVsx0VVjSKn4y3+mATebkg2tEczqokAoTTw+FF4nhxI4u+zyQO0NpVqgc1shgBlreEfjmA0EEiXTpIAiVcDs/SH46kmMzpaHGAQBIb3RlOU5YkId3Ytj7MquG8AtBA9Qg2w7GadjyBDXk7zMwTEZiTq7L3biOC5hcPUrundpmIsI3NaNfQLSUew7mmXuDxuABaPEGZ81c09nhgu0ADjZRIlkeyQ6lTayxy74ubzuVk2scpJIHUkDzlU20ttU6I4ncALnnE6b5JAI0J0WbqdqcV7QVKdR1IjTKbjq6PQADlN0dRKN5TrgmA9hjXvT8yiGO4Geiw4/aLtDR+I9qPy1aVJ4PiWT6q32b2ye4Z6mEwQpAw54pPpOnUtaab5e+PwgbwTAuBqZKNIcu9vohq2CpuM+6eXdPlofJVez9tOrVnvp0DToQAxhe5xkG7sziTfgCQIAE3JuGuceXK5+KZOwUD0dlEOEVn5ZEggEETcWA3SrZ9dpmLjgOCHa5zR1teN5jjzCEGVpEVGTc914J4Gb81g6iMsk6tepswVGF0/QrMLRD3ktBDb5idSbix4CT4lEYvAUnw17Rb3TOVwjgRcDTeiG5GCPaAQLabvFdoUWvJ1kbzqRxHL468FuUlwZXF8kRwYLcrXGCIuc3qb+ZQLtnVdAKWXj3muPUCZ04q9bRLbDwtZcIO828kyFMntPC12e7SDuDmn4tIn1VcaOPeNHRugNbHjYrdBhP6D5lJlB079fREBgH7CxLiPaSeGd+aPUwm4rZFSn7wFt4M8lu8O8VC4RDmkgjoYlBY9oph+YS0jTmbSFAUUVKnADRqIVphBAyvGZsaHd04Hom0ILQiAC2ZFjY/JMAsdkbKDXZw/un8JFweZ3o7bNAPpEeRUeBaPY2+78EmVp7rnWix5/A+KDGi6PNMTVDXEcElodo9l3PqOcCyCeMbuG5JZXiO3Hr1StgT9FwVCE4JALIejY5l4Is4aEWI8VZYLalRhAc4EHebHnJVZRNo4KUsnVPHI4mXqOix9RHdb+ZqKeMi4ynxCccSXGR8dAqDCYkts6S31RLdoUgQRI++q1LLF+J5zL2b1EHWm/kHY1+km19SoadObhVW08cXE5LA7xAPmqQUqmfMazmwRlg3t6BF5YoSHZ3USdaWvmbF7AGySL7yUVs94EnwHTqqzB7Ydky1BntraT1Cz1HF1W4kPcHNZmvDrZd03vHNRZIsXL0OfF70fryekulQPkcI5p1B+ZmYfd1HjWmBCZcmQrcd2fwlWS5ga4kyWOymTqbWJ6hZnHdgnAk0KzXDg+x/ubIPkFpaj4Knwjjmy7t5RaIpGAPZupSBfVpOqH8LKcltt9R7bhv8rbm92amx2dsp73B9eDAhrIAa0cA0WaOQ5kySt25gURpbyARx0KCSC2V1OGacNBZT0y90WKIGFp6yR6p7GD8Lmnxj4prACuxD4qNax7wwiSBMktD8n/j/AHLF9o6Qw2J9rSkB3eLSSYJ99ubUjxm621WvXaxzG0xmc5xkGxtAzEgfhDNJuDwBOU2h2bxVUZjBfI7oPdAJicx1I1+qwY8U1mlKqT+50c2aD6eELtr7GuwJAY0FjWmASG6AxcCwnqi2tGokdEDgcG9jGsGjQBrJgCOKLhw4+i3I55IykOJQuNa3S/Xh4ogTuKxXbLtH3hSo1DLCc7mkZZta4OYjlYc9xugUa2lWhoEyeO7zUtR5IgG/3vXlGA2xWpvDm1XayQSXA3vLTb5r0zZm2KdVmZpHyn5KJ2FoExjshEDhLt5/Rc22XVqTW0hmcSCRImAOaMx4zWtffED9VXbQ2g3CtByy5wMTbSERSqw4c0lpsRqDxV9RbmbB/ULIs2walXM/fv8Agtbs4WJmR68+qdCsNwDixpB0NpGn6LtKnrvB9FO2jkYYII180O4wLHU6buqJAoYRu+EkxuMMXbfqkhuEwVGsHAEFTKLtBsh1GatM2/G3dJ1cOSrsBtOfeEDiuZptWj1mDtODajk2f2LRroKnpum6BdiGnRPo4gJaN8Msb5DgAd6hqYZIneE0VTvQNWzGtoc09rAOacBKc1qhKEXrgd4pxYlTpj9VCaS27PbVDf3brDceH6LRVNI1WDxFLKcwtzV9sfariwAgd38bjYN+ZWnFO9meb7W7PUE8sNvNfuHYhosDGY6DfHEojDNiwBJVbiK9Nz6dQvbclskgCdw115LQ0ojTxWk4FEfsTCY9solr02qEtEBm0osPFQVNnNeZMiDucQfGNUbTbcynZUSAWGwpabVHRwPeHr9UUAd48vou8pTnqEGt+9yRTRPFebdqe0dSo99JjslMEt7p98AwZcDoeAjmpdEDe13avNmoUHWuH1G7+LW8uJ8li2tldDVsuz/ZioyKr8oJacrTciRqbQDG7mhyG6I+zXZsH95WE8G8OZ59VqcNSE5WNA6/RPptNNnfcAIjfu8FW1dpNYCWSXHebC/AJ6EstcbimUgMxBduWF7Q4l9ZwJ0Eq5bgqtXvOkA6SOO/oiNobLDKIbEumZ6f/qNEsx9LDWlaLY2NLYvvg+NlVFsSuMqEHqiA9CwVX2jI4H03qDEYZ1xOizGydrOpvEmR9VqxjmPAcmARMxNQCMgMb0lJLeJSRIRbYw8kBty4gR1srHAbKp02tptYAAL214+ZPqm4WlmeXn8It1I+nxR9AOIJ5790fZXBt1R1q3A8b2fw1Uy6k0n8w7p82wSqLaHYimZNKo+meB77fJ1/Vaw1cu4kprXOP4VFOS8Q8Hnlfs3i6Xu5Ko4NMHydb1QL8Q5lqtNzP6mwPM29V6iWfYTXUmncn73zRpxdXlx8Pb4nm1Ks06HyUnjK2WL7L0Kkk0w0n8TO6fSx8Vn8d2WqUzNKoH8Gusf7hY+QTKUWdHF2ouJoApglOfWiwn4IPG432fdc0ip+Ui8/NC7NrPHdqNc1rpLCQR1idyfQ6s1PtDF3kYJ8li+oSIMQh305GS/EXjqLFFFrRuJXCxrotppc2QWxqnHXGnuCHAgsyOJyzMFxieOqsOy+2jhaow9RxNCp/DcTOR2kTubNo3GDxTA+bSmVcMHtLHtBaedweIVkcjT3Ob1fZmPLCoJJnpDQU0t3n7/VZPYu3n0Wezr5qjRAbUAJcBwqN1MfmEzv53FLtFQfYPb0Jg+RgrVGSfB5fN0+XE9M40WTmTomgptPGtOl+imDmu3piggLZMp+QrrhCb7UKEOid4WT252Kp1C59F3s3m5ab0yemrfC3Jad2KA0ChY9xubBEhk+z/ZV1M5q4BeHS3KZb1Wvp07RCd7UJGu0am/moQHfTAs4S0oM7KpuMyEdVqzZlzwISbhXch0RFHxw0UWLo5hCJZh+JKla0DRQJja/Z2q5xIgDmqTEYcsJa4QRuXp5aqva+yW1heztzt468QimLRgGtnRXGycTIg6hBjBOZULHCComOLXSLJxTZUnCAkqWltB0C/qPmkiQ1+zvdPV3xROH/hhJJcA7BNS1PgoNoGNLJJKA8SOl80nnvLqSgSembHohavyKSSCIAVANd/HeqHtUP/jk7w5scr7kkldD3kKyrae6E6kkknPYw4QPX95FUNF1JFkXJLTK643SSSDMFxji0Nc0w7MBmFjBNxOq3GyzNEE3MC5uUklr6f3TynbS/wB5fIjc88TqkCkktBxjk2XPwlJJEAQ3RQlok23JJIBGYDf1+asUkkwpx2oXGaJJKEHpFJJAJke0Y/fs6D/yKosR7x6lJJWLgQcw2XUkkSH/2Q==</text:p>
          </table:table-cell>
        </table:table-row>
        <table:table-row table:style-name="ro1">
          <table:table-cell office:value-type="string">
            <text:p>NO!</text:p>
          </table:table-cell>
          <table:table-cell/>
          <table:table-cell office:value-type="string">
            <text:p>Lose 3$.</text:p>
          </table:table-cell>
          <table:table-cell table:number-columns-repeated="2"/>
          <table:table-cell office:value-type="string">
            <text:p>greed</text:p>
          </table:table-cell>
          <table:table-cell/>
          <table:table-cell office:value-type="string">
            <text:p>https://www.wikihow.com/images/thumb/f/fd/Use-a-Spray-Bottle-on-a-Cat-for-Training-Step-3-Version-2.jpg/aid1832419-v4-728px-Use-a-Spray-Bottle-on-a-Cat-for-Training-Step-3-Version-2.jpg</text:p>
          </table:table-cell>
        </table:table-row>
        <table:table-row table:style-name="ro1">
          <table:table-cell office:value-type="string">
            <text:p>Placate</text:p>
          </table:table-cell>
          <table:table-cell/>
          <table:table-cell office:value-type="string">
            <text:p>Gain 10$, then roll a six sided die and donate the result to another player.</text:p>
          </table:table-cell>
          <table:table-cell table:number-columns-repeated="2"/>
          <table:table-cell office:value-type="string">
            <text:p>greed</text:p>
          </table:table-cell>
          <table:table-cell/>
          <table:table-cell office:value-type="string">
            <text:p>https://i.ytimg.com/vi/BJ29TCm04yQ/hqdefault.jpg</text:p>
          </table:table-cell>
        </table:table-row>
        <table:table-row table:style-name="ro1">
          <table:table-cell office:value-type="string">
            <text:p>Beggy Eyes</text:p>
          </table:table-cell>
          <table:table-cell/>
          <table:table-cell office:value-type="string">
            <text:p>Gain 1$ from each player, or 2$ if less than 4 players.</text:p>
          </table:table-cell>
          <table:table-cell table:number-columns-repeated="2"/>
          <table:table-cell office:value-type="string">
            <text:p>greed</text:p>
          </table:table-cell>
          <table:table-cell/>
          <table:table-cell office:value-type="string">
            <text:p>https://encrypted-tbn0.gstatic.com/images?q=tbn:ANd9GcQNpucQUpbGdVhKtkmtdRalRSTaqE9Z_BVHeU30rxbmFjTOB5En</text:p>
          </table:table-cell>
        </table:table-row>
        <table:table-row table:style-name="ro1">
          <table:table-cell office:value-type="string">
            <text:p>Beggy Eyes</text:p>
          </table:table-cell>
          <table:table-cell/>
          <table:table-cell office:value-type="string">
            <text:p>Give 1$ to each player.</text:p>
          </table:table-cell>
          <table:table-cell table:number-columns-repeated="2"/>
          <table:table-cell office:value-type="string">
            <text:p>greed</text:p>
          </table:table-cell>
          <table:table-cell/>
          <table:table-cell office:value-type="string">
            <text:p>https://encrypted-tbn0.gstatic.com/images?q=tbn:ANd9GcQNpucQUpbGdVhKtkmtdRalRSTaqE9Z_BVHeU30rxbmFjTOB5En</text:p>
          </table:table-cell>
        </table:table-row>
        <table:table-row table:style-name="ro1">
          <table:table-cell office:value-type="string">
            <text:p>Liberate The Goods</text:p>
          </table:table-cell>
          <table:table-cell/>
          <table:table-cell office:value-type="string">
            <text:p>Pay $5 to steal any action face up on the board.</text:p>
          </table:table-cell>
          <table:table-cell table:number-columns-repeated="2"/>
          <table:table-cell office:value-type="string">
            <text:p>greed</text:p>
          </table:table-cell>
          <table:table-cell/>
          <table:table-cell office:value-type="string">
            <text:p>https://static.boredpanda.com/blog/wp-content/uploads/2015/06/cat-thief-funny-animal-pictures-fb__700.jpg</text:p>
          </table:table-cell>
        </table:table-row>
        <table:table-row table:style-name="ro1">
          <table:table-cell office:value-type="string">
            <text:p>Buy Out</text:p>
          </table:table-cell>
          <table:table-cell/>
          <table:table-cell office:value-type="string">
            <text:p>Spend 15$. Steal a cat from another player.</text:p>
          </table:table-cell>
          <table:table-cell table:number-columns-repeated="2"/>
          <table:table-cell office:value-type="string">
            <text:p>action</text:p>
          </table:table-cell>
          <table:table-cell/>
          <table:table-cell office:value-type="string">
            <text:p>https://ak7.picdn.net/shutterstock/videos/31253827/thumb/1.jpg</text:p>
          </table:table-cell>
        </table:table-row>
        <table:table-row table:style-name="ro1">
          <table:table-cell office:value-type="string">
            <text:p>Health or Wealth</text:p>
          </table:table-cell>
          <table:table-cell/>
          <table:table-cell office:value-type="string">
            <text:p>Gain $5, or gain 10$ and have all other players gain $5.</text:p>
          </table:table-cell>
          <table:table-cell table:number-columns-repeated="2"/>
          <table:table-cell office:value-type="string">
            <text:p>greed</text:p>
          </table:table-cell>
          <table:table-cell/>
          <table:table-cell office:value-type="string">
            <text:p>https://i.pinimg.com/originals/8a/66/25/8a6625f3479966bec55f8ae13c738f16.jpg</text:p>
          </table:table-cell>
        </table:table-row>
        <table:table-row table:style-name="ro1">
          <table:table-cell office:value-type="string">
            <text:p>Negate</text:p>
          </table:table-cell>
          <table:table-cell/>
          <table:table-cell office:value-type="string">
            <text:p>Remove an effect on a cat.</text:p>
          </table:table-cell>
          <table:table-cell/>
          <table:table-cell office:value-type="string">
            <text:p>$5.00</text:p>
          </table:table-cell>
          <table:table-cell office:value-type="string">
            <text:p>action</text:p>
          </table:table-cell>
          <table:table-cell/>
          <table:table-cell office:value-type="string">
            <text:p>https://encrypted-tbn0.gstatic.com/images?q=tbn:ANd9GcSDRkzU92uURgnbwKw0tg3TykP_8AUX0bkdZSJuyWdfjk3kLNCA</text:p>
          </table:table-cell>
        </table:table-row>
        <table:table-row table:style-name="ro1">
          <table:table-cell office:value-type="string">
            <text:p>Tonka, Tonkinese Spy</text:p>
          </table:table-cell>
          <table:table-cell office:value-type="string">
            <text:p>curiou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/>
          <table:table-cell office:value-type="string">
            <text:p>https://cdn3-www.cattime.com/assets/uploads/gallery/tonkinese-cats-and-kittens/tonkinese-cats-and-kittens-1.jpg</text:p>
          </table:table-cell>
        </table:table-row>
        <table:table-row table:style-name="ro1">
          <table:table-cell office:value-type="string">
            <text:p>Kotya</text:p>
          </table:table-cell>
          <table:table-cell office:value-type="string">
            <text:p>curiou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at</text:p>
          </table:table-cell>
          <table:table-cell/>
          <table:table-cell office:value-type="string">
            <text:p>https://cdn.rbth.com/all/2017/04/28/Cats/07-2908346-b.jpg</text:p>
          </table:table-cell>
        </table:table-row>
        <table:table-row table:style-name="ro1">
          <table:table-cell office:value-type="string">
            <text:p>Vanilla</text:p>
          </table:table-cell>
          <table:table-cell office:value-type="string">
            <text:p>br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at</text:p>
          </table:table-cell>
          <table:table-cell/>
          <table:table-cell office:value-type="string">
            <text:p>https://i.pinimg.com/originals/88/24/d4/8824d49d4f2cab653133d153ff070549.jpg</text:p>
          </table:table-cell>
        </table:table-row>
        <table:table-row table:style-name="ro1">
          <table:table-cell office:value-type="string">
            <text:p>Chocolate</text:p>
          </table:table-cell>
          <table:table-cell office:value-type="string">
            <text:p>curiou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/>
          <table:table-cell office:value-type="string">
            <text:p>https://i.pinimg.com/originals/dd/23/49/dd23490a5b76f104afe0e9faab4d7de6.jpg</text:p>
          </table:table-cell>
        </table:table-row>
        <table:table-row table:style-name="ro1">
          <table:table-cell office:value-type="string">
            <text:p>Strawberry</text:p>
          </table:table-cell>
          <table:table-cell office:value-type="string">
            <text:p>cuddl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at</text:p>
          </table:table-cell>
          <table:table-cell/>
          <table:table-cell office:value-type="string">
            <text:p>https://previews.123rf.com/images/isselee/isselee1712/isselee171200155/91808967-close-up-portrait-on-a-ginger-cat-white-background.jpg</text:p>
          </table:table-cell>
        </table:table-row>
        <table:table-row table:style-name="ro1">
          <table:table-cell office:value-type="string">
            <text:p>Chocolate Swirl</text:p>
          </table:table-cell>
          <table:table-cell office:value-type="string">
            <text:p>furocious</text:p>
          </table:table-cell>
          <table:table-cell office:value-type="string">
            <text:p>Worth an additional VP per cat owned.</text:p>
          </table:table-cell>
          <table:table-cell/>
          <table:table-cell office:value-type="string">
            <text:p>1/:cat:</text:p>
          </table:table-cell>
          <table:table-cell office:value-type="string">
            <text:p>cat</text:p>
          </table:table-cell>
          <table:table-cell/>
          <table:table-cell office:value-type="string">
            <text:p>https://i.pinimg.com/originals/83/72/be/8372be967c4a1664053fb99cb313b7d4.jpg</text:p>
          </table:table-cell>
        </table:table-row>
        <table:table-row table:style-name="ro1">
          <table:table-cell office:value-type="string">
            <text:p>Spotty</text:p>
          </table:table-cell>
          <table:table-cell office:value-type="string">
            <text:p>conspirato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/>
          <table:table-cell office:value-type="string">
            <text:p>https://image.shutterstock.com/display_pic_with_logo/1171229/384769147/stock-photo-unusual-spotted-multicolor-cat-with-green-eyes-384769147.jpg</text:p>
          </table:table-cell>
        </table:table-row>
        <table:table-row table:style-name="ro1">
          <table:table-cell office:value-type="string">
            <text:p>White Bread</text:p>
          </table:table-cell>
          <table:table-cell office:value-type="string">
            <text:p>br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at</text:p>
          </table:table-cell>
          <table:table-cell/>
          <table:table-cell office:value-type="string">
            <text:p>https://www.thesprucepets.com/thmb/5Z5WAqlqp0um9gWQ4KmFwlpfmbA=/450x0/filters:no_upscale():max_bytes(150000):strip_icc()/twenty20_e47b3798-dd9b-40b1-91ef-1d820337966e-5aa3f798642dca00363b0df1.jpg</text:p>
          </table:table-cell>
        </table:table-row>
        <table:table-row table:style-name="ro1">
          <table:table-cell office:value-type="string">
            <text:p>Petty</text:p>
          </table:table-cell>
          <table:table-cell/>
          <table:table-cell office:value-type="string">
            <text:p>Gain 10$, unless a player opts to spend $5 to stop you.</text:p>
          </table:table-cell>
          <table:table-cell table:number-columns-repeated="2"/>
          <table:table-cell office:value-type="string">
            <text:p>greed</text:p>
          </table:table-cell>
          <table:table-cell office:value-type="string">
            <text:p>SELF</text:p>
          </table:table-cell>
          <table:table-cell office:value-type="string">
            <text:p>dick.png</text:p>
          </table:table-cell>
        </table:table-row>
        <table:table-row table:style-name="ro1">
          <table:table-cell office:value-type="string">
            <text:p>Mutual Benefit</text:p>
          </table:table-cell>
          <table:table-cell/>
          <table:table-cell office:value-type="string">
            <text:p>You and a player of your choice gain 10$.</text:p>
          </table:table-cell>
          <table:table-cell table:number-columns-repeated="2"/>
          <table:table-cell office:value-type="string">
            <text:p>greed</text:p>
          </table:table-cell>
          <table:table-cell/>
          <table:table-cell office:value-type="string">
            <text:p>http://www.averagemarrieddad.com/wp-content/uploads/2015/03/negotiate-cat-300x300.jpg</text:p>
          </table:table-cell>
        </table:table-row>
        <table:table-row table:style-name="ro1">
          <table:table-cell office:value-type="string">
            <text:p>Roll the Dice</text:p>
          </table:table-cell>
          <table:table-cell/>
          <table:table-cell office:value-type="string">
            <text:p>Roll two six sided dice. Gain that much money.</text:p>
          </table:table-cell>
          <table:table-cell table:number-columns-repeated="2"/>
          <table:table-cell office:value-type="string">
            <text:p>greed</text:p>
          </table:table-cell>
          <table:table-cell/>
          <table:table-cell office:value-type="string">
            <text:p>https://i.ytimg.com/vi/RQV-QpPUYk0/hqdefault.jpg</text:p>
          </table:table-cell>
        </table:table-row>
        <table:table-row table:style-name="ro1">
          <table:table-cell office:value-type="string">
            <text:p>Petty</text:p>
          </table:table-cell>
          <table:table-cell/>
          <table:table-cell office:value-type="string">
            <text:p>Reduce a cat's score by 3. Player who played this loses $5.</text:p>
          </table:table-cell>
          <table:table-cell/>
          <table:table-cell office:value-type="float" office:value="-3">
            <text:p>-3</text:p>
          </table:table-cell>
          <table:table-cell office:value-type="string">
            <text:p>negative</text:p>
          </table:table-cell>
          <table:table-cell/>
          <table:table-cell office:value-type="string">
            <text:p>https://i.ytimg.com/vi/Si-yk1KxYX0/maxresdefault.jpg</text:p>
          </table:table-cell>
        </table:table-row>
        <table:table-row table:style-name="ro1">
          <table:table-cell office:value-type="string">
            <text:p>Drugged Out</text:p>
          </table:table-cell>
          <table:table-cell/>
          <table:table-cell office:value-type="string">
            <text:p>Reduce a cat's score by 2.</text:p>
          </table:table-cell>
          <table:table-cell/>
          <table:table-cell office:value-type="float" office:value="-2">
            <text:p>-2</text:p>
          </table:table-cell>
          <table:table-cell office:value-type="string">
            <text:p>negative</text:p>
          </table:table-cell>
          <table:table-cell/>
          <table:table-cell office:value-type="string">
            <text:p>https://i.ytimg.com/vi/8lMqb_kqgVw/maxresdefault.jpg</text:p>
          </table:table-cell>
        </table:table-row>
        <table:table-row table:style-name="ro1">
          <table:table-cell office:value-type="string">
            <text:p>Irritated</text:p>
          </table:table-cell>
          <table:table-cell/>
          <table:table-cell office:value-type="string">
            <text:p>Reduce a cat's score by 2.</text:p>
          </table:table-cell>
          <table:table-cell/>
          <table:table-cell office:value-type="float" office:value="-2">
            <text:p>-2</text:p>
          </table:table-cell>
          <table:table-cell office:value-type="string">
            <text:p>negative</text:p>
          </table:table-cell>
          <table:table-cell/>
          <table:table-cell office:value-type="string">
            <text:p>https://i.ytimg.com/vi/lfjKnXr6F0c/maxresdefault.jpg</text:p>
          </table:table-cell>
        </table:table-row>
        <table:table-row table:style-name="ro1">
          <table:table-cell office:value-type="string">
            <text:p>Catnipped Out</text:p>
          </table:table-cell>
          <table:table-cell/>
          <table:table-cell office:value-type="string">
            <text:p>Reduce a cat's score by 2.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negative</text:p>
          </table:table-cell>
          <table:table-cell/>
          <table:table-cell office:value-type="string">
            <text:p>https://i.ytimg.com/vi/e6jsJOSILRo/maxresdefault.jpg</text:p>
          </table:table-cell>
        </table:table-row>
        <table:table-row table:style-name="ro1">
          <table:table-cell office:value-type="string">
            <text:p>Too Much Love</text:p>
          </table:table-cell>
          <table:table-cell/>
          <table:table-cell office:value-type="string">
            <text:p>Reduce a cat's score by 1.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negative</text:p>
          </table:table-cell>
          <table:table-cell/>
          <table:table-cell office:value-type="string">
            <text:p>data:image/jpeg;base64,/9j/4AAQSkZJRgABAQAAAQABAAD/2wCEAAkGBxITEhUSExMVFRUVFxoXGBgYFxgdFxcXGBcXHRcXFRcYHSggGBolGxgYITEhJSkrLi4uFx8zODMtNygtLisBCgoKDg0OFxAQGi0dHR0tLS0tLS0tLS0tLS0tLS0tLS0tLS0tLS0tLSstLS8tLSstLTctNy0rLS0tNystNzctK//AABEIAPsAyQMBIgACEQEDEQH/xAAcAAACAwEBAQEAAAAAAAAAAAAEBQIDBgEHAAj/xABCEAABAwEFBQUGBAUCBQUAAAABAAIRAwQSITFBBVFhcYEGIpGhsRMyQsHR8CNSYuEHFHKS8TOiFSSCk7IlQ1NUs//EABkBAAMBAQEAAAAAAAAAAAAAAAECAwAEBf/EACARAQEAAgIDAQEBAQAAAAAAAAABAhESMQMhQRNhUTP/2gAMAwEAAhEDEQA/AFAXCuqLkrANoZt6pJtI96M8B8082gPd6/JIdq4PbxH1+qPx6fi/5QG4eQwXzTIw103Lr/2URAGWPBKW6MdkDEjjCOewidxz3ka9UHsvT7xjHzT2w2dtYezdF9uIg+9hiElRvZeyNCBMR0yWXtH+rUP6iY6rVOoXCWlvemMNDO7is1aqcVHxo7PiSfJHAnlvpVOE+K/TX8LGRs6lOpPoF+d9i7NdaHOosaS8tkbpBxk6YFfovsjXbRs1KjhIIYY3lkz5FUQt9NBtR34VT+g+i83pO/8ASXcazv8A9nLYWraALKrJ0cRyyWU9gRs5tLJxfeI3Avc7HxCa9J47uW3NkUe54JkaCF2bg1MWuClpa1fsalBd0+aapdZaobM81ZZ7TeM78uQVcek72NhShfMUoRBWQoEK5QIWZSWqMK0hRhFlLguQrSFyFozx5+Z5qLlOoO8eaiQpGAW8YDmkO1ovARjGG7NaK2sJGG9JLfZ3PWd/j8uE8fG32XA8vqoPaNNfkiH2N2Wmm/kq3WRxyBQHnjRWycZ0/wAJiyWua5hgtIIPJB7LZAM58cNEyslmfUBaxhdgJiZBn5pbErZtpq1ibXa20MwdHeA/MBhhzjyXzex1KHNu3yRBcDjOpaOaI7K0alN3sqjXNJgiRhIO/l6BPLE17YJ35jmjjEslGydgtsVmu0z36hxeQL0TjywwUrRtL2MEAzeac8o4ciU3t1dppTuH1B+XisVte23wTORI8DB8lsrovExO3T7Q44QQeIKqO2C8d0l0ESBMNnK87IHhmvP7TtYisRMB2E7hw4rWWbb9kbZGUWPaHB4c7HE4HE71paGpGyszwG8cJUa9s9MVmj2jpkgMcCC0GRvnJAbS22M519ENtpqLXtnSYTvYTr10497AbgAASvJLNb3VHgZhbultd4gsJYGtujLqSTiXHemlCx6MF2FmezO1n1XOY83iBMjQHQ7ytMCq9pVwhRIVkKJCOmVEKJCmVEosqIXIUnLiDPILSIe4cSoFE7UbFaoNzj6oZykZS9qHNHgi3BVlYwN1n4KLaSa2W0QYdBGoInzTelsalVF6mY5YjqMwgLNMO9ocOIx6EYhGUbCHEOoOLHagmCDwdqmVfs7Ub8M+hXdn7PcHjukHJwO7e3iENsedm9qWm+KVR1/GO+MehKY7RqsZjdInCAcOUHJJ6YuVBfwcyIO8Tn4JzaqbXgHXP/KXK6UxZ/atvcwTT7wIgtOs5x09Fi7XWe6WtBbM4HSVvNqFjmmBJ3a9OOqyFns9+0GmT3s2nfH3kk3s1jG2gAPxy1VtDZoewuAM6IvtRQuvgjEOh0eqPstnLxcZgGgT+6fl6T17KKDi14AwRdVheMSfrkrQ6kyvGBu78sE6fUp1LpDe9AwG8iSOAA9EB18U9n9mtaBN4nhnO8nRaJlmqHACBuzniShrHXawXQJ1KYVK1MNBcSOuHKE0raPOxlENLsQXEgGFtmLD9krRSZgCReObhv0ByC3FJozCtjfSOfaagVYq3Jyq3KBUiFwrAqXbqkQuwsLyjb7ItNYfrd6oBybdqWRa6w/WfVKnKRogVW5WFQKAq4RdjqOBDmEgjd94q+xinhNNzuN6B5Ap7YrPQd7lGd8VMfCENDDDYG2Pai473hvbE9EzrgD4R4IWw2ljTApVGZC8Wkj+7cjqwwU8j4klus4ebxJAGnyQbrS95jGMMiZy1BGaLt9uYwGVmm7ddJ9nSqO4xh4kwpW7Vk0Iq0ajazXZNOYInzU6NiuW9rrpumm7vRgHYYTx+SxvaDbNsNU06j6lFou4MY0u7wwIn3s4zWp7KNtFnrWZtore1p2k3A14io0xILd8HMfRU4XWycpvTK9r6bTXLw6Q54w3QYPqj+zLA1j2kiT5j4SOij2msTP5m0XPda8NGcGIk4cT5KrsvZbz6pc4tZTF47gDJ+S3xvpPsuxOr2yoMSA7E/Ja+0Pp0Za1omIwAkTxS6l2os9JrzRoVS2e9VDe5zLs1TY7fZ6zu6bxJk3j5d6TCawDelaAGgC6JmBy19UJUqtYZqvLtzRgPFFVrpuwAI3fshdqWG/F33syklNTrYEOfdALXnK7EuHBwwdyOa3myLS9vdxw00PIfCeC882Cz2YuziCCDq1wyIPqF6XZKra7A8d2oPXUHeF0YVDKG9KoHCQuuQ9ndwg5H90QVUiBCiQplcIWZXC7CkAurA8v7Zti2VeY8wkpWh7fNi2P4hv/AIhZ8qdPECohhOSk5V3uEoVhLCR79MxoYOHRXts9Ud9rXOZrdJ8wVGx7Wc3DCOIBTqybekiQTxaRh0zQGDtgWwEReMZQ7Mc/8ptaK8YQRxUbHUp1BeaAd5EeaMFE9FLJWM7tihhegc4xWTtdZ4EMfJJiMB5r0W3UO6cVi32N9QubAgHH9I4nUqajN2+2ViQKl2o5nuuMX2jc17ADHAlJ9t2qoXMrudVlkAEvxGsMwF0LTbaJZ+HSaahG4HCfzbkTsXs822tNOsQy6MQ1zfaTOcNkNHNPMi8d1hbXtaoRAY5ojcZI5qqrtV76b2U5F5sPAyc3CQVrH9lbQ61OsFGoXYXvbEggUpGcaiCICD2t2Yfs9xvTVBxvBuHIgTHPJPuNcQFg9sbMbPfY1r4cDfI4w8RiMt6YbB7MWdoN60sNWMAy8A3qQJPRE7O2ay0iGdx90kCcAc9OKWQ4jHG6SNcCELlaSY6pwLBUY4gPvHedyBp0qhJ7xA1dPommynGOmq+qNaGw5wA1xz8FOe6ojYKxBhmDRqc3ddy1uxtpgEAnDgYWKdax7tMczEJx2ZpEvi8JKpC16hY3scJBg88UwYk1jseGIunhlzjUckyoOIwOI3rojnsElcUlwpiorq+XyMF53/EVv/NzvY0rMrXfxLbFoYd7B6lZFSvY49IOVZCscVU5yAr6FivaxzgeqfbN7P05BdVHLCfBZd9UxAOfj4ozZ1ice8GucdBpO8koUY9Hs7qVId0F3Iz5D5qJ24zK64cxCztmsNVoBa1l45m/Ph+YpoyzVCYfd5ASf2U7FYLrB1TEHDcD8wUttNkqCWhmfENHHHRGsslob7gaOc+gRtGw2hw7wa48ZDeozKlcapMpHn22LK8sdfIFP8oBbS5DJ1V3FAWTbIFN1IONPGS1rGsJGUOu4mNw3r062dnqlT3nt6DIbhOSAsXY2z0qweW3nA5nfvhNjj/oXJ57s2vUbVL5NJhF0GDLc7rjzKZbZf7a65xLqrRAfTdddEd2WnCpqvSbVsykbwLW4iMtF59tXss4VS+liJ92SCN0HRPYEoDYtjaz8Qd2o2HOc33KjfihvwuBxI5q7bNhp+1vDG+2YB13wm1joNcw0zLX5xleO8aA8RgZIIxwtpbJlrJMlh7pP/id2oU/Zmbp0buizm0b3tiw4+h3L0i22AMxdh8li9qtY2qfdMidJ/fJGFBULNW+ENhaLYFmc14LwYG75JVRtLmjAXhwGH7LX9lWtrjVjh1HNPjPZb03Gy5DQ1xvNPuu+8kwupfs0OYLrv26cE2ZkumOeoNCkQpQuFEEIXYXVFZmJ/ig38Skf0keZWKW7/ii3/RP9Q9Fg5U6OHSDlS8q4wqnEcSgZFj4xiToPmr6Fao94aHSdwmfH3Qg6r9ERsuu6YbDBm58e6N/EoUY2eyNjhoDnBpqanFxaDpLj6YJjUtjmd1kydGwXO/6jkhdgtvg90tpt1MXnxq4DLknlJjWC+WwT5BTtVxBsrVmgS1t7OCSY5mRJR1jtNqfg0UhxuugeJxSyrtCoX3WNk+QG925Xi21i4MZD95Jho6CJ5cEvI1h3ZZBmpVvnXABrfBBbatJaXRLYxnDUcevgldt2q5pLA4VHD4WtF1v9XjqmVprNq02OOEiMdCMwUQpOy2Vg2ScyTPCMMVbs63B8kkd2Lx0mRGfFfbSrilTwF4N0yMHdH3ilDds0v8ASa0NMgukxjoLxwJxnGEaE7N7RRnGWGOirq1LneYL04ubeGQzc0/mb5iEFcpuBOAzMzBxnTUZ4j9koqCuwPDaneZFRustOBx5EZbggYbt63uc0saQ5lRscRiMR6Y5YrzvbdAu7z2y33eLYwiRyWkfbL5F9sFrsS34HOwmNWHDlnphKq1jrzXAFrhj115g6oMymzbO6k9paSWeo3Fes9m9nupvB3iRlrphmCFgbDs1we6mMdQN44b8F6j2JtIfRFJ+bPdO9qph2nn01FJgIU4XaYhfFdCCK4V1cWBErilC+hYWU/iiz8Kkf1EeQXncr0z+Jrf+WYdz/UfsvMgVOjj0g4ql5U3lUvKBlT0TZHMLmtdN0HIQJO88UI5E7NoEuBAjH3jpG4alAXp2wrQ32be6GjMN1jSeJzU7VaHudAwwlBdnaV5t6e63LnqXHfwGAVtrtwF4tHcbgT+Y5QOHFRyVxca8l90uME9FaKIa/ukXnCLx+GPyjU4nHJfbIouc32hwD8v6eHNVW581BSYYjFzuH5QeOp05oRTahrwC6kwDDEuObnakkaqwW0UwaTspnIw06yShbBaLtU4EtnDAYOM4+AKBt7ni+9wGJwGusSUYWvtrbWa1uDgSYDW5945YITZ9nfD3XheccTxJ+45IWjZzUfeIwaC7lG4c8ZKeWOzlrS0RfqDPc3ADxTFIrXRNJmDmkAkgvO+Jg7u74qPZO3mqytTdDjTa66W6hwiBPGPFEbU2eC9rT3msbIG8gGMOk9Uu2XXFBlR4we9rncmsGHKTggZ3ajIeHNMFkSdDdi8DwiFCzmHYe6+QW5hrsweR38UwdSa4BwycJI/qj90ko1SHkj4MuN3DqCJQjU2qVIc0twLflkt12btFAtFW82m9uD2ucABynReXVbXJcW/CYI1H1CWbSJe1zSDlIJ3j56JsctFs3H6DO37I33rTQHOoz6oc9qrB/wDbs/8A3WfVfl5jlYxU/QJ4Y/Tw7S2I5Wqh/wB1n1VzNs2Y5WiieVRn1X5iYiaRQ/Vvwn+v04y10zlUYeTgfmrPaN/MPEL8103YKz2hTTy/xvw/rcdqP4mULVSFIUKje8HSXN0Bwjqsg7bzPyHqf2WabJUrpU91SePGH52yDk3z/ZVP2v8Ap80nYCn+xOzNSvBL2U2b3ESf6W6pblYPDFrP4dss9qpVvaUml7XgNLpIxb7sYZ4o7aGz6tOqxrWUSx5z9ngwDPPgmHZns5Ss9F7GH3nMffvY32kYnQdE+2ldhpIvEn3Rne+Q1XDryfty7xvwueEkV0qfduMaGs4COiT2xoqV2WZmMd+qdGgaDju5pvarQ5jA3Oo7QZN4Dko7OsDaDTONWp3nb448PquzQQRVtAptJAyGXoAkNJrrxk596o7jowcAM1bbKxdUInu08XHQvOQ6bl9Qolzcov8AePBuk9BPVYwiw0L7m7sSOWU9cvFR2pZLzXaw4Ejc3vAeiZ7PAa29lIgA7h9yl1C0ir7U6Pho8XY9UWLNn2a+H6MIbzInH0iF3aFq/Ec4ai4DuAdl1aPuUSysGAUtWt8wcPNJ3Q176ZMi5M8SMCiCy31fZvvht6+4Twjd0nwWf7T3QKjwILm3eF3hulOadW+zi3Mag6OG/wDdZzb193vEkAgjAAG8IGXQoa9sPsNqlzho1rfL/JSGrXILXjKSI6uH0V2yqhIJyN1zTzbkfAhBVtAPzE+ZR0DtN5bWdByPkcua01ncHAHLgs1VoYNe0YgY8QMPIQnOz6oLY6hCjB76DCMQ08wEO/Z1E/8At0/7QviFEkpdqSIO2PQ/+NvTD0VLti0fyxyJRBJXC4rMFOyGaSOq+/4S39Xl9EQXlc9od622Tf2ds7KdQlneaGmLxLgLwBJE4Yb0HT2c2oe5SaBy9TvWhsmzixrxUg3xBHUHE6nBXkwIAgDgq30jN2QkpbOazQE8vRWEmUwqunQKokblK+1sdQXsaqYc0GJjxWioWkTPvPIw3D+lZqyV2g4j0AWp2RXBxa0E7wMuqbBLydmFKncF92Lzv0+9yW2u1XbxnMXnOOcfIaAb0yqtcO8cT/tH1Ky1q/Fq3GklgILj+d2g5DcjYEoixUHOY1uIvuvHgOP/AEjzKNtVoDZjhh5NHkjHsuNG+I8cT6eCz1reLwa50A4k/E4nDuDdoNyBhu0bXepAB0NcIBGZbmQ3i6I5ckPsRwDs4vEwNA1gIYANAAJ68UDWq36jqhwYw3GDTuxl1B8Ew2GwPp+0biGlzehgDyhCCUbTt5NYm7kZJ1weAELVtn4j+LDE4zkcPv0QW0LYIqEGJOZyAxPzPkkOztpCrVOJERd4gACeesJpC3002zQfbmHfCZHSRHXEckrrS9kT7piJyg4dP2TDZtTFj4xF5jo/OwwfI+ahtKzmnUqtjDE9DkfRYSKwOLX1GnO7e+R9R4ImpRnH7lVVpkke9BI4iRLT4K6i+8MNd+u9pW2DtAGOIwI+94V9mABw6fe9ROHeAkgQ5upaN3EZqbal07wcQlpp2Law7l8WlW0NoN1b5olttpHMEeCn7VmgMLhTC/SOsLvs6R+IdVt0dFhUE1NiYcnN8Vz/AIc38w8QhybR9WpIRzSNVp69GnuKCdZabsiQrXJGRnXvdoR/aEvrMjXFamrssHJ3kllp2URjeBS7NousFKXi8ZG5bSwPDGBzjAOIB8sFlLLRcx36jkBn+ye0LOXkSZCrjPSOd9r7ZaXVMG4Dfr03Kez7M1hGGWMbua7aXXBDYnIc955fJButYYLoxMZ8TlPEo2NBO0LUTg3FxwA4bykFKyXKhquMvcQATjdGQ5nHpKMNougk5m63jiYP0VNpp3qlJk91sudxIa6PAjzU7D7gLtA0UrKy7hN48ZdJn73pr2Te2ixtJxgVcOThkfH5LP8AaK2itRkH3awb0uYRwVPai1PYaZbhAacN4MnzKMjWsZt+0O9s+mZHsy4EcRIx4oTYjO+x85O8px8pTPte0Pq1arRAqxU5FzGud0klKtg1IcBvgp/id7ejbAswbXew5Orud/c2n+6u204PNRw+F135eoKW17aaVUP/AC33cy4MY30ceiNovDWEk4OLieriAksPjWbt4uQ4b56HEhRsgIc5k55cx+yltAgwAZGI+gXW/C/c2OoEfNaQa+q1Tg4TeAnwwKupuDxLcAcY3HWOCpvfF4/PyVTBdymP3R0Fpo2z8R81P+XdogW2nipi2OGRQ4tMqIdeChfKgNojULhtDTkUlxUxzWXyu3yqRVUvapTvWKyDLBKnWtIQrrU3UhawsWPKW213GEQ+0g4DFD1GzImY8B9Sjjj7DLJXZLEXEDIa7yE6dVDBdaMUJs0XWl2Zm6N3T6qdGZJOef06q6OnXMjcXxid06D06ICmwkuefdBw/U7U8voUS9/wjXPqgdo1pDabPi7o5Aw4/L+5MBZti3QwvHwG8OZBujzB6oClb3FjHSTep1OsGphywJ6jcqu0zoAosxnzA16ujo1X2awk3abcqTCyR+d+NSP6RA5kpdCUMrFrHtObwA0fqBOPPE+SKt1qv0mjUP8AZzuBAJPkQgdq0pqm5lTgcNFFjwxrw7AXhHAkZ+BK2o0qFtDalMujKm0j+ktA+iQ7Nom8wNzxjpGf3om1Z5bTgfl9n5geiH2QyXToRdHKfnK0awy2hU9pWc8OlroDYygYT6pntC0i5cGgb/tLR6eqS2ZphgGTGiTzz9fJMv5cvbj8QjqMwtptlb5a8g5YnyRzm/hxx+/RRtTJNN2+J5jBw+9ylSfDyw6R9D6SswVr/wAMTnJB5iFJtbOdcVHaGAw3h3jgUFVq4Sgy0WxpN3I/eSqNfUFL3gOdxzB5Id0g58wm4lNnW4ZPEjf+yvpwcWuSB75CvsVYtMaFCwZWhYSp470JSeVfeKlpeV6VWKAqJrXZwS+pTM5IbGBA46YbyjLK6SGDXPfO8oZzCj9j0mtl5xOQ56o40uUNabQIaMABCjaCB3dcz8kM20fiDiT9PWVwOlxx19P3T7IjaO60xmcBzKFs1MBz6hHdYLjeQGPzPUou0GTHHEqm11AGFxwY0YDefqSn2VkqsvtE64YbpOAR+0LU2zMuAgnJxGd4/CDvOMnmo7KokP8AauEkF1QjfA7oH+3xS80r1RpcL11znRpIgCeqG2TbZ4YQYDovO3gQSeWE+Cz+2v8ASk/EA7qMHeSe2djvaVGOMuqgjHhgR4FLNv0PwB+amTzMAB3iDKzFTKk0HEnEhsc5u+kKVJt2nTzBMCBmcJIG7mcoQDKk0iNB/keid02y2m5oxHcaOJP7BYLVlatEMaBdnvnf+kcB5p3Z++HgfA8z/aUDaLLeqXGe6JptO+AZdzLsU72bQ/EqN/PJ+ZC2x0T3Z7pETi08dfviqNoNgh2oEO5Tn4+qIrOu3mHFzD4j/CukPYDmYxWYmtWOI/yDn5+qUW4QME6tFNowBx3a9N6QbXOC0altWtBEaK2pWB72qXvqKdGppvTpjHOESERZscUvpuhM7G4aJcj4nNjqwMUV7YbkupK1RWex1qZGYKEe0blp3FDPptObR4KXJTTLVWBVuqloEA4fPVaOpYaZ+HzKFqbLZoStMms2ztntLg4k7sOH3KNs1QXzGMYqy17KJEBw8I80K6jVY0hoHEzj/lPM4S4UbVIJnw6oLa7S4AR3R671VQvyA6WgGeZ4kfeiKtVoYZkw1kydAnl2WzQcC4zicAPOPvcl1ko3JJg4QJ1Mku6XiEU20Nqd5pkTB4f5QVrYYcTnkANBMlOVA0pqg53STPIY+YlAbZo3i4tye0PB3nI/RNYuDASSD03+RV9CmCxogEtDh9QhtnlDTdvt+80/7P15fTGoLI5zJ81R2l2ZdJqNyJM8OBVHZNrnWmmAJgyeAATpvRalFrajGxgxhcTvIb8yfJQtBLQHsIMFrumv+05cEft43aBqR3gLvQj6rLWS1EC67ItDT8ip/VPivtTUu1A4CA+CDuMYjkUpZbrh7pw3buHJE7ZtV+k1rvhkf2nA+B8llfbm8SnhKcbTtwfDoghIrfVJJU3vJXW0pRbWylzV81Ov5QFVu2fuR5RuAKm0lMbJTO9V0rI4JtZmJcshkEWZh1IRPseSgwKakrp7m56qL1bUCoeFCqx8XKtxXziVwNSUweoh3BGuYha7UNmgOrT3Z/eSWWrYocMzyBw670xqsQlQkZEozKzoLJS6y7G9mZDjAM57gQEE2o82lzDi3A4/ec+ieguOqEtdobSBddF7IEro8ee+0M8NOOe1vvH7hKn7bY0FoIwJM888NyRW7aD6zyJw1jBILRLXHeFXSW2o2tUY9jnAgyMY1w+z4qr+Hoa1z3HMm6OQzSajUfdvgXhqFCy2oUz3TdnIZRqU2vRa9F23VNWldGQPjGSyzq0MAzIw48VQ/azmgNJOOW7mhqLrzsdZ8d6T6bYTaNQgTzSininVZwxGDhn+6XizCe6cE2wkcpU0UymrqFhdoiW2Rw+EpLkpIGDVK6iDSIzBHRcuobHStquphcuqQWbSYK7goSu3kNi95e5VEoqqFSWhc9VivBfXAvnNC4gaIPYg6zCjAVGoEBKatNB1GJs8Sg6zAsIK6kXaNrrstY50biPQp+oHHNHHLjdlym3kFe1FlQkgjHJSruvuN3dMakcFrO2Oz6RF64JkCcfklFSysay+0Q4NkHFdmGXKbcmU1Wbp7SfScbhInMHJV2i21KpE78IEKVd16rLscU+FkYWYtGSflokmyi1W3BrZlw+wjmWwNaHOPu5cTG5LbFQaahBGC0FCx0ycWg4aoW+tmxmyKxPeXF285J3Y7HOMQm9KyUxk0BFspDcpZ5rYYBbPZQjG0Fe2mNyta0KNzU0FNJVOszTm0eCYloVZC3JtFj7CzcqnbPGhKauCqeEeQcSs7POhCj/Iv4eaaLsLcq3F/9k=</text:p>
          </table:table-cell>
        </table:table-row>
        <table:table-row table:style-name="ro1">
          <table:table-cell office:value-type="string">
            <text:p>Disheveled Fur</text:p>
          </table:table-cell>
          <table:table-cell/>
          <table:table-cell office:value-type="string">
            <text:p>Reduce a cat's score by 1.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negative</text:p>
          </table:table-cell>
          <table:table-cell/>
          <table:table-cell office:value-type="string">
            <text:p>data:image/jpeg;base64,/9j/4AAQSkZJRgABAQAAAQABAAD/2wCEAAkGBxITEhUSExMVFRUVFxoXGBgYFxgdFxcXGBcXHRcXFRcYHSggGBolGxgYITEhJSkrLi4uFx8zODMtNygtLisBCgoKDg0OFxAQGi0dHR0tLS0tLS0tLS0tLS0tLS0tLS0tLS0tLS0tLSstLS8tLSstLTctNy0rLS0tNystNzctK//AABEIAPsAyQMBIgACEQEDEQH/xAAcAAACAwEBAQEAAAAAAAAAAAAEBQIDBgEHAAj/xABCEAABAwEFBQUGBAUCBQUAAAABAAIRAwQSITFBBVFhcYEGIpGhsRMyQsHR8CNSYuEHFHKS8TOiFSSCk7IlQ1NUs//EABkBAAMBAQEAAAAAAAAAAAAAAAECAwAEBf/EACARAQEAAgIDAQEBAQAAAAAAAAABAhESMQMhQRNhUTP/2gAMAwEAAhEDEQA/AFAXCuqLkrANoZt6pJtI96M8B8082gPd6/JIdq4PbxH1+qPx6fi/5QG4eQwXzTIw103Lr/2URAGWPBKW6MdkDEjjCOewidxz3ka9UHsvT7xjHzT2w2dtYezdF9uIg+9hiElRvZeyNCBMR0yWXtH+rUP6iY6rVOoXCWlvemMNDO7is1aqcVHxo7PiSfJHAnlvpVOE+K/TX8LGRs6lOpPoF+d9i7NdaHOosaS8tkbpBxk6YFfovsjXbRs1KjhIIYY3lkz5FUQt9NBtR34VT+g+i83pO/8ASXcazv8A9nLYWraALKrJ0cRyyWU9gRs5tLJxfeI3Avc7HxCa9J47uW3NkUe54JkaCF2bg1MWuClpa1fsalBd0+aapdZaobM81ZZ7TeM78uQVcek72NhShfMUoRBWQoEK5QIWZSWqMK0hRhFlLguQrSFyFozx5+Z5qLlOoO8eaiQpGAW8YDmkO1ovARjGG7NaK2sJGG9JLfZ3PWd/j8uE8fG32XA8vqoPaNNfkiH2N2Wmm/kq3WRxyBQHnjRWycZ0/wAJiyWua5hgtIIPJB7LZAM58cNEyslmfUBaxhdgJiZBn5pbErZtpq1ibXa20MwdHeA/MBhhzjyXzex1KHNu3yRBcDjOpaOaI7K0alN3sqjXNJgiRhIO/l6BPLE17YJ35jmjjEslGydgtsVmu0z36hxeQL0TjywwUrRtL2MEAzeac8o4ciU3t1dppTuH1B+XisVte23wTORI8DB8lsrovExO3T7Q44QQeIKqO2C8d0l0ESBMNnK87IHhmvP7TtYisRMB2E7hw4rWWbb9kbZGUWPaHB4c7HE4HE71paGpGyszwG8cJUa9s9MVmj2jpkgMcCC0GRvnJAbS22M519ENtpqLXtnSYTvYTr10497AbgAASvJLNb3VHgZhbultd4gsJYGtujLqSTiXHemlCx6MF2FmezO1n1XOY83iBMjQHQ7ytMCq9pVwhRIVkKJCOmVEKJCmVEosqIXIUnLiDPILSIe4cSoFE7UbFaoNzj6oZykZS9qHNHgi3BVlYwN1n4KLaSa2W0QYdBGoInzTelsalVF6mY5YjqMwgLNMO9ocOIx6EYhGUbCHEOoOLHagmCDwdqmVfs7Ub8M+hXdn7PcHjukHJwO7e3iENsedm9qWm+KVR1/GO+MehKY7RqsZjdInCAcOUHJJ6YuVBfwcyIO8Tn4JzaqbXgHXP/KXK6UxZ/atvcwTT7wIgtOs5x09Fi7XWe6WtBbM4HSVvNqFjmmBJ3a9OOqyFns9+0GmT3s2nfH3kk3s1jG2gAPxy1VtDZoewuAM6IvtRQuvgjEOh0eqPstnLxcZgGgT+6fl6T17KKDi14AwRdVheMSfrkrQ6kyvGBu78sE6fUp1LpDe9AwG8iSOAA9EB18U9n9mtaBN4nhnO8nRaJlmqHACBuzniShrHXawXQJ1KYVK1MNBcSOuHKE0raPOxlENLsQXEgGFtmLD9krRSZgCReObhv0ByC3FJozCtjfSOfaagVYq3Jyq3KBUiFwrAqXbqkQuwsLyjb7ItNYfrd6oBybdqWRa6w/WfVKnKRogVW5WFQKAq4RdjqOBDmEgjd94q+xinhNNzuN6B5Ap7YrPQd7lGd8VMfCENDDDYG2Pai473hvbE9EzrgD4R4IWw2ljTApVGZC8Wkj+7cjqwwU8j4klus4ebxJAGnyQbrS95jGMMiZy1BGaLt9uYwGVmm7ddJ9nSqO4xh4kwpW7Vk0Iq0ajazXZNOYInzU6NiuW9rrpumm7vRgHYYTx+SxvaDbNsNU06j6lFou4MY0u7wwIn3s4zWp7KNtFnrWZtore1p2k3A14io0xILd8HMfRU4XWycpvTK9r6bTXLw6Q54w3QYPqj+zLA1j2kiT5j4SOij2msTP5m0XPda8NGcGIk4cT5KrsvZbz6pc4tZTF47gDJ+S3xvpPsuxOr2yoMSA7E/Ja+0Pp0Za1omIwAkTxS6l2os9JrzRoVS2e9VDe5zLs1TY7fZ6zu6bxJk3j5d6TCawDelaAGgC6JmBy19UJUqtYZqvLtzRgPFFVrpuwAI3fshdqWG/F33syklNTrYEOfdALXnK7EuHBwwdyOa3myLS9vdxw00PIfCeC882Cz2YuziCCDq1wyIPqF6XZKra7A8d2oPXUHeF0YVDKG9KoHCQuuQ9ndwg5H90QVUiBCiQplcIWZXC7CkAurA8v7Zti2VeY8wkpWh7fNi2P4hv/AIhZ8qdPECohhOSk5V3uEoVhLCR79MxoYOHRXts9Ud9rXOZrdJ8wVGx7Wc3DCOIBTqybekiQTxaRh0zQGDtgWwEReMZQ7Mc/8ptaK8YQRxUbHUp1BeaAd5EeaMFE9FLJWM7tihhegc4xWTtdZ4EMfJJiMB5r0W3UO6cVi32N9QubAgHH9I4nUqajN2+2ViQKl2o5nuuMX2jc17ADHAlJ9t2qoXMrudVlkAEvxGsMwF0LTbaJZ+HSaahG4HCfzbkTsXs822tNOsQy6MQ1zfaTOcNkNHNPMi8d1hbXtaoRAY5ojcZI5qqrtV76b2U5F5sPAyc3CQVrH9lbQ61OsFGoXYXvbEggUpGcaiCICD2t2Yfs9xvTVBxvBuHIgTHPJPuNcQFg9sbMbPfY1r4cDfI4w8RiMt6YbB7MWdoN60sNWMAy8A3qQJPRE7O2ay0iGdx90kCcAc9OKWQ4jHG6SNcCELlaSY6pwLBUY4gPvHedyBp0qhJ7xA1dPommynGOmq+qNaGw5wA1xz8FOe6ojYKxBhmDRqc3ddy1uxtpgEAnDgYWKdax7tMczEJx2ZpEvi8JKpC16hY3scJBg88UwYk1jseGIunhlzjUckyoOIwOI3rojnsElcUlwpiorq+XyMF53/EVv/NzvY0rMrXfxLbFoYd7B6lZFSvY49IOVZCscVU5yAr6FivaxzgeqfbN7P05BdVHLCfBZd9UxAOfj4ozZ1ice8GucdBpO8koUY9Hs7qVId0F3Iz5D5qJ24zK64cxCztmsNVoBa1l45m/Ph+YpoyzVCYfd5ASf2U7FYLrB1TEHDcD8wUttNkqCWhmfENHHHRGsslob7gaOc+gRtGw2hw7wa48ZDeozKlcapMpHn22LK8sdfIFP8oBbS5DJ1V3FAWTbIFN1IONPGS1rGsJGUOu4mNw3r062dnqlT3nt6DIbhOSAsXY2z0qweW3nA5nfvhNjj/oXJ57s2vUbVL5NJhF0GDLc7rjzKZbZf7a65xLqrRAfTdddEd2WnCpqvSbVsykbwLW4iMtF59tXss4VS+liJ92SCN0HRPYEoDYtjaz8Qd2o2HOc33KjfihvwuBxI5q7bNhp+1vDG+2YB13wm1joNcw0zLX5xleO8aA8RgZIIxwtpbJlrJMlh7pP/id2oU/Zmbp0buizm0b3tiw4+h3L0i22AMxdh8li9qtY2qfdMidJ/fJGFBULNW+ENhaLYFmc14LwYG75JVRtLmjAXhwGH7LX9lWtrjVjh1HNPjPZb03Gy5DQ1xvNPuu+8kwupfs0OYLrv26cE2ZkumOeoNCkQpQuFEEIXYXVFZmJ/ig38Skf0keZWKW7/ii3/RP9Q9Fg5U6OHSDlS8q4wqnEcSgZFj4xiToPmr6Fao94aHSdwmfH3Qg6r9ERsuu6YbDBm58e6N/EoUY2eyNjhoDnBpqanFxaDpLj6YJjUtjmd1kydGwXO/6jkhdgtvg90tpt1MXnxq4DLknlJjWC+WwT5BTtVxBsrVmgS1t7OCSY5mRJR1jtNqfg0UhxuugeJxSyrtCoX3WNk+QG925Xi21i4MZD95Jho6CJ5cEvI1h3ZZBmpVvnXABrfBBbatJaXRLYxnDUcevgldt2q5pLA4VHD4WtF1v9XjqmVprNq02OOEiMdCMwUQpOy2Vg2ScyTPCMMVbs63B8kkd2Lx0mRGfFfbSrilTwF4N0yMHdH3ilDds0v8ASa0NMgukxjoLxwJxnGEaE7N7RRnGWGOirq1LneYL04ubeGQzc0/mb5iEFcpuBOAzMzBxnTUZ4j9koqCuwPDaneZFRustOBx5EZbggYbt63uc0saQ5lRscRiMR6Y5YrzvbdAu7z2y33eLYwiRyWkfbL5F9sFrsS34HOwmNWHDlnphKq1jrzXAFrhj115g6oMymzbO6k9paSWeo3Fes9m9nupvB3iRlrphmCFgbDs1we6mMdQN44b8F6j2JtIfRFJ+bPdO9qph2nn01FJgIU4XaYhfFdCCK4V1cWBErilC+hYWU/iiz8Kkf1EeQXncr0z+Jrf+WYdz/UfsvMgVOjj0g4ql5U3lUvKBlT0TZHMLmtdN0HIQJO88UI5E7NoEuBAjH3jpG4alAXp2wrQ32be6GjMN1jSeJzU7VaHudAwwlBdnaV5t6e63LnqXHfwGAVtrtwF4tHcbgT+Y5QOHFRyVxca8l90uME9FaKIa/ukXnCLx+GPyjU4nHJfbIouc32hwD8v6eHNVW581BSYYjFzuH5QeOp05oRTahrwC6kwDDEuObnakkaqwW0UwaTspnIw06yShbBaLtU4EtnDAYOM4+AKBt7ni+9wGJwGusSUYWvtrbWa1uDgSYDW5945YITZ9nfD3XheccTxJ+45IWjZzUfeIwaC7lG4c8ZKeWOzlrS0RfqDPc3ADxTFIrXRNJmDmkAkgvO+Jg7u74qPZO3mqytTdDjTa66W6hwiBPGPFEbU2eC9rT3msbIG8gGMOk9Uu2XXFBlR4we9rncmsGHKTggZ3ajIeHNMFkSdDdi8DwiFCzmHYe6+QW5hrsweR38UwdSa4BwycJI/qj90ko1SHkj4MuN3DqCJQjU2qVIc0twLflkt12btFAtFW82m9uD2ucABynReXVbXJcW/CYI1H1CWbSJe1zSDlIJ3j56JsctFs3H6DO37I33rTQHOoz6oc9qrB/wDbs/8A3WfVfl5jlYxU/QJ4Y/Tw7S2I5Wqh/wB1n1VzNs2Y5WiieVRn1X5iYiaRQ/Vvwn+v04y10zlUYeTgfmrPaN/MPEL8103YKz2hTTy/xvw/rcdqP4mULVSFIUKje8HSXN0Bwjqsg7bzPyHqf2WabJUrpU91SePGH52yDk3z/ZVP2v8Ap80nYCn+xOzNSvBL2U2b3ESf6W6pblYPDFrP4dss9qpVvaUml7XgNLpIxb7sYZ4o7aGz6tOqxrWUSx5z9ngwDPPgmHZns5Ss9F7GH3nMffvY32kYnQdE+2ldhpIvEn3Rne+Q1XDryfty7xvwueEkV0qfduMaGs4COiT2xoqV2WZmMd+qdGgaDju5pvarQ5jA3Oo7QZN4Dko7OsDaDTONWp3nb448PquzQQRVtAptJAyGXoAkNJrrxk596o7jowcAM1bbKxdUInu08XHQvOQ6bl9Qolzcov8AePBuk9BPVYwiw0L7m7sSOWU9cvFR2pZLzXaw4Ejc3vAeiZ7PAa29lIgA7h9yl1C0ir7U6Pho8XY9UWLNn2a+H6MIbzInH0iF3aFq/Ec4ai4DuAdl1aPuUSysGAUtWt8wcPNJ3Q176ZMi5M8SMCiCy31fZvvht6+4Twjd0nwWf7T3QKjwILm3eF3hulOadW+zi3Mag6OG/wDdZzb193vEkAgjAAG8IGXQoa9sPsNqlzho1rfL/JSGrXILXjKSI6uH0V2yqhIJyN1zTzbkfAhBVtAPzE+ZR0DtN5bWdByPkcua01ncHAHLgs1VoYNe0YgY8QMPIQnOz6oLY6hCjB76DCMQ08wEO/Z1E/8At0/7QviFEkpdqSIO2PQ/+NvTD0VLti0fyxyJRBJXC4rMFOyGaSOq+/4S39Xl9EQXlc9od622Tf2ds7KdQlneaGmLxLgLwBJE4Yb0HT2c2oe5SaBy9TvWhsmzixrxUg3xBHUHE6nBXkwIAgDgq30jN2QkpbOazQE8vRWEmUwqunQKokblK+1sdQXsaqYc0GJjxWioWkTPvPIw3D+lZqyV2g4j0AWp2RXBxa0E7wMuqbBLydmFKncF92Lzv0+9yW2u1XbxnMXnOOcfIaAb0yqtcO8cT/tH1Ky1q/Fq3GklgILj+d2g5DcjYEoixUHOY1uIvuvHgOP/AEjzKNtVoDZjhh5NHkjHsuNG+I8cT6eCz1reLwa50A4k/E4nDuDdoNyBhu0bXepAB0NcIBGZbmQ3i6I5ckPsRwDs4vEwNA1gIYANAAJ68UDWq36jqhwYw3GDTuxl1B8Ew2GwPp+0biGlzehgDyhCCUbTt5NYm7kZJ1weAELVtn4j+LDE4zkcPv0QW0LYIqEGJOZyAxPzPkkOztpCrVOJERd4gACeesJpC3002zQfbmHfCZHSRHXEckrrS9kT7piJyg4dP2TDZtTFj4xF5jo/OwwfI+ahtKzmnUqtjDE9DkfRYSKwOLX1GnO7e+R9R4ImpRnH7lVVpkke9BI4iRLT4K6i+8MNd+u9pW2DtAGOIwI+94V9mABw6fe9ROHeAkgQ5upaN3EZqbal07wcQlpp2Law7l8WlW0NoN1b5olttpHMEeCn7VmgMLhTC/SOsLvs6R+IdVt0dFhUE1NiYcnN8Vz/AIc38w8QhybR9WpIRzSNVp69GnuKCdZabsiQrXJGRnXvdoR/aEvrMjXFamrssHJ3kllp2URjeBS7NousFKXi8ZG5bSwPDGBzjAOIB8sFlLLRcx36jkBn+ye0LOXkSZCrjPSOd9r7ZaXVMG4Dfr03Kez7M1hGGWMbua7aXXBDYnIc955fJButYYLoxMZ8TlPEo2NBO0LUTg3FxwA4bykFKyXKhquMvcQATjdGQ5nHpKMNougk5m63jiYP0VNpp3qlJk91sudxIa6PAjzU7D7gLtA0UrKy7hN48ZdJn73pr2Te2ixtJxgVcOThkfH5LP8AaK2itRkH3awb0uYRwVPai1PYaZbhAacN4MnzKMjWsZt+0O9s+mZHsy4EcRIx4oTYjO+x85O8px8pTPte0Pq1arRAqxU5FzGud0klKtg1IcBvgp/id7ejbAswbXew5Orud/c2n+6u204PNRw+F135eoKW17aaVUP/AC33cy4MY30ceiNovDWEk4OLieriAksPjWbt4uQ4b56HEhRsgIc5k55cx+yltAgwAZGI+gXW/C/c2OoEfNaQa+q1Tg4TeAnwwKupuDxLcAcY3HWOCpvfF4/PyVTBdymP3R0Fpo2z8R81P+XdogW2nipi2OGRQ4tMqIdeChfKgNojULhtDTkUlxUxzWXyu3yqRVUvapTvWKyDLBKnWtIQrrU3UhawsWPKW213GEQ+0g4DFD1GzImY8B9Sjjj7DLJXZLEXEDIa7yE6dVDBdaMUJs0XWl2Zm6N3T6qdGZJOef06q6OnXMjcXxid06D06ICmwkuefdBw/U7U8voUS9/wjXPqgdo1pDabPi7o5Aw4/L+5MBZti3QwvHwG8OZBujzB6oClb3FjHSTep1OsGphywJ6jcqu0zoAosxnzA16ujo1X2awk3abcqTCyR+d+NSP6RA5kpdCUMrFrHtObwA0fqBOPPE+SKt1qv0mjUP8AZzuBAJPkQgdq0pqm5lTgcNFFjwxrw7AXhHAkZ+BK2o0qFtDalMujKm0j+ktA+iQ7Nom8wNzxjpGf3om1Z5bTgfl9n5geiH2QyXToRdHKfnK0awy2hU9pWc8OlroDYygYT6pntC0i5cGgb/tLR6eqS2ZphgGTGiTzz9fJMv5cvbj8QjqMwtptlb5a8g5YnyRzm/hxx+/RRtTJNN2+J5jBw+9ylSfDyw6R9D6SswVr/wAMTnJB5iFJtbOdcVHaGAw3h3jgUFVq4Sgy0WxpN3I/eSqNfUFL3gOdxzB5Id0g58wm4lNnW4ZPEjf+yvpwcWuSB75CvsVYtMaFCwZWhYSp470JSeVfeKlpeV6VWKAqJrXZwS+pTM5IbGBA46YbyjLK6SGDXPfO8oZzCj9j0mtl5xOQ56o40uUNabQIaMABCjaCB3dcz8kM20fiDiT9PWVwOlxx19P3T7IjaO60xmcBzKFs1MBz6hHdYLjeQGPzPUou0GTHHEqm11AGFxwY0YDefqSn2VkqsvtE64YbpOAR+0LU2zMuAgnJxGd4/CDvOMnmo7KokP8AauEkF1QjfA7oH+3xS80r1RpcL11znRpIgCeqG2TbZ4YQYDovO3gQSeWE+Cz+2v8ASk/EA7qMHeSe2djvaVGOMuqgjHhgR4FLNv0PwB+amTzMAB3iDKzFTKk0HEnEhsc5u+kKVJt2nTzBMCBmcJIG7mcoQDKk0iNB/keid02y2m5oxHcaOJP7BYLVlatEMaBdnvnf+kcB5p3Z++HgfA8z/aUDaLLeqXGe6JptO+AZdzLsU72bQ/EqN/PJ+ZC2x0T3Z7pETi08dfviqNoNgh2oEO5Tn4+qIrOu3mHFzD4j/CukPYDmYxWYmtWOI/yDn5+qUW4QME6tFNowBx3a9N6QbXOC0altWtBEaK2pWB72qXvqKdGppvTpjHOESERZscUvpuhM7G4aJcj4nNjqwMUV7YbkupK1RWex1qZGYKEe0blp3FDPptObR4KXJTTLVWBVuqloEA4fPVaOpYaZ+HzKFqbLZoStMms2ztntLg4k7sOH3KNs1QXzGMYqy17KJEBw8I80K6jVY0hoHEzj/lPM4S4UbVIJnw6oLa7S4AR3R671VQvyA6WgGeZ4kfeiKtVoYZkw1kydAnl2WzQcC4zicAPOPvcl1ko3JJg4QJ1Mku6XiEU20Nqd5pkTB4f5QVrYYcTnkANBMlOVA0pqg53STPIY+YlAbZo3i4tye0PB3nI/RNYuDASSD03+RV9CmCxogEtDh9QhtnlDTdvt+80/7P15fTGoLI5zJ81R2l2ZdJqNyJM8OBVHZNrnWmmAJgyeAATpvRalFrajGxgxhcTvIb8yfJQtBLQHsIMFrumv+05cEft43aBqR3gLvQj6rLWS1EC67ItDT8ip/VPivtTUu1A4CA+CDuMYjkUpZbrh7pw3buHJE7ZtV+k1rvhkf2nA+B8llfbm8SnhKcbTtwfDoghIrfVJJU3vJXW0pRbWylzV81Ov5QFVu2fuR5RuAKm0lMbJTO9V0rI4JtZmJcshkEWZh1IRPseSgwKakrp7m56qL1bUCoeFCqx8XKtxXziVwNSUweoh3BGuYha7UNmgOrT3Z/eSWWrYocMzyBw670xqsQlQkZEozKzoLJS6y7G9mZDjAM57gQEE2o82lzDi3A4/ec+ieguOqEtdobSBddF7IEro8ee+0M8NOOe1vvH7hKn7bY0FoIwJM888NyRW7aD6zyJw1jBILRLXHeFXSW2o2tUY9jnAgyMY1w+z4qr+Hoa1z3HMm6OQzSajUfdvgXhqFCy2oUz3TdnIZRqU2vRa9F23VNWldGQPjGSyzq0MAzIw48VQ/azmgNJOOW7mhqLrzsdZ8d6T6bYTaNQgTzSininVZwxGDhn+6XizCe6cE2wkcpU0UymrqFhdoiW2Rw+EpLkpIGDVK6iDSIzBHRcuobHStquphcuqQWbSYK7goSu3kNi95e5VEoqqFSWhc9VivBfXAvnNC4gaIPYg6zCjAVGoEBKatNB1GJs8Sg6zAsIK6kXaNrrstY50biPQp+oHHNHHLjdlym3kFe1FlQkgjHJSruvuN3dMakcFrO2Oz6RF64JkCcfklFSysay+0Q4NkHFdmGXKbcmU1Wbp7SfScbhInMHJV2i21KpE78IEKVd16rLscU+FkYWYtGSflokmyi1W3BrZlw+wjmWwNaHOPu5cTG5LbFQaahBGC0FCx0ycWg4aoW+tmxmyKxPeXF285J3Y7HOMQm9KyUxk0BFspDcpZ5rYYBbPZQjG0Fe2mNyta0KNzU0FNJVOszTm0eCYloVZC3JtFj7CzcqnbPGhKauCqeEeQcSs7POhCj/Iv4eaaLsLcq3F/9k=</text:p>
          </table:table-cell>
        </table:table-row>
        <table:table-row table:style-name="ro1">
          <table:table-cell office:value-type="string">
            <text:p>Cranky</text:p>
          </table:table-cell>
          <table:table-cell/>
          <table:table-cell office:value-type="string">
            <text:p>Reduce a cat's score by 1.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negative</text:p>
          </table:table-cell>
          <table:table-cell/>
          <table:table-cell office:value-type="string">
            <text:p>http://i.imgur.com/N7jRW.jpg</text:p>
          </table:table-cell>
        </table:table-row>
        <table:table-row table:style-name="ro1">
          <table:table-cell office:value-type="string">
            <text:p>Grumpy</text:p>
          </table:table-cell>
          <table:table-cell/>
          <table:table-cell office:value-type="string">
            <text:p>Reduce a cat's score by 1.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negative</text:p>
          </table:table-cell>
          <table:table-cell/>
          <table:table-cell office:value-type="string">
            <text:p>http://i.imgur.com/N7jRW.jpg</text:p>
          </table:table-cell>
        </table:table-row>
        <table:table-row table:style-name="ro1">
          <table:table-cell office:value-type="string">
            <text:p>Overstressed</text:p>
          </table:table-cell>
          <table:table-cell/>
          <table:table-cell office:value-type="string">
            <text:p>Reduce a cat's score by the number of attachments it has on it.</text:p>
          </table:table-cell>
          <table:table-cell/>
          <table:table-cell office:value-type="string">
            <text:p>-1/:attachment:</text:p>
          </table:table-cell>
          <table:table-cell office:value-type="string">
            <text:p>negative</text:p>
          </table:table-cell>
          <table:table-cell/>
          <table:table-cell office:value-type="string">
            <text:p>https://sadanduseless.b-cdn.net/wp-content/uploads/2018/01/stacking1.jpg</text:p>
          </table:table-cell>
        </table:table-row>
        <table:table-row table:style-name="ro1">
          <table:table-cell office:value-type="string">
            <text:p>Solitary</text:p>
          </table:table-cell>
          <table:table-cell/>
          <table:table-cell office:value-type="string">
            <text:p>Reduce a cat's score by the number of other cats player owns.</text:p>
          </table:table-cell>
          <table:table-cell/>
          <table:table-cell office:value-type="string">
            <text:p>-1/:cat:</text:p>
          </table:table-cell>
          <table:table-cell office:value-type="string">
            <text:p>negative</text:p>
          </table:table-cell>
          <table:table-cell/>
          <table:table-cell office:value-type="string">
            <text:p>https://i.pinimg.com/originals/b2/36/07/b23607b23c37787f2aa078e34c5a3e34.jpg</text:p>
          </table:table-cell>
        </table:table-row>
        <table:table-row table:style-name="ro1">
          <table:table-cell office:value-type="string">
            <text:p>Costume</text:p>
          </table:table-cell>
          <table:table-cell/>
          <table:table-cell office:value-type="string">
            <text:p>Increase a cat's score by 2.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itive</text:p>
          </table:table-cell>
          <table:table-cell/>
          <table:table-cell office:value-type="string">
            <text:p>https://i.etsystatic.com/6945515/r/il/2049f3/1610468768/il_570xN.1610468768_jxr3.jpg</text:p>
          </table:table-cell>
        </table:table-row>
        <table:table-row table:style-name="ro1">
          <table:table-cell office:value-type="string">
            <text:p>Costume</text:p>
          </table:table-cell>
          <table:table-cell/>
          <table:table-cell office:value-type="string">
            <text:p>Increase a cat's score by 2.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itive</text:p>
          </table:table-cell>
          <table:table-cell/>
          <table:table-cell office:value-type="string">
            <text:p>https://i.etsystatic.com/8780787/r/il/0ba95f/1338510568/il_570xN.1338510568_cjpq.jpg</text:p>
          </table:table-cell>
        </table:table-row>
        <table:table-row table:style-name="ro1">
          <table:table-cell office:value-type="string">
            <text:p>Costume</text:p>
          </table:table-cell>
          <table:table-cell/>
          <table:table-cell office:value-type="string">
            <text:p>Increase a cat's score by 1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sitive</text:p>
          </table:table-cell>
          <table:table-cell/>
          <table:table-cell office:value-type="string">
            <text:p>https://i.etsystatic.com/7638409/r/il/be2a0e/1543293314/il_570xN.1543293314_o4ad.jpg</text:p>
          </table:table-cell>
        </table:table-row>
        <table:table-row table:style-name="ro1">
          <table:table-cell office:value-type="string">
            <text:p>Fancy Feast</text:p>
          </table:table-cell>
          <table:table-cell office:value-type="string">
            <text:p>brat</text:p>
          </table:table-cell>
          <table:table-cell office:value-type="string">
            <text:p>Increase a cat's score by 1, or a Bratty cat by 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sitive</text:p>
          </table:table-cell>
          <table:table-cell/>
          <table:table-cell office:value-type="string">
            <text:p>https://encrypted-tbn2.gstatic.com/shopping?q=tbn:ANd9GcQVWNuZQKWS8E_w2vi1qzRGS1f4fSJB8r9n2zpw8cbcfaT_89Z6Qg9j97k8vo-H7v14xeo-6OuQUWaj3UCvQGIcbGayLh4l&amp;usqp=CAc</text:p>
          </table:table-cell>
        </table:table-row>
        <table:table-row table:style-name="ro1">
          <table:table-cell office:value-type="string">
            <text:p>The Right Toy</text:p>
          </table:table-cell>
          <table:table-cell office:value-type="string">
            <text:p>curious</text:p>
          </table:table-cell>
          <table:table-cell office:value-type="string">
            <text:p>Increase a cat's score by 1, or a Curious cat by 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sitive</text:p>
          </table:table-cell>
          <table:table-cell/>
          <table:table-cell office:value-type="string">
            <text:p>https://encrypted-tbn2.gstatic.com/shopping?q=tbn:ANd9GcQSmRzU12RguQGbQtjpohz8zbdcd7cpVG84ICSdDKF4W9aUGRVfKdEK3wzlE9h4957QpinlrZfKO8eNF-LllTZI7QWpVYHTECzZZtrLtcLOstd0pHUNFqEi&amp;usqp=CAc</text:p>
          </table:table-cell>
        </table:table-row>
        <table:table-row table:style-name="ro1">
          <table:table-cell office:value-type="string">
            <text:p>The Hair Team</text:p>
          </table:table-cell>
          <table:table-cell office:value-type="string">
            <text:p>cuddly</text:p>
          </table:table-cell>
          <table:table-cell office:value-type="string">
            <text:p>Increase a cat's score by 1, or a Cuddly cat by 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sitive</text:p>
          </table:table-cell>
          <table:table-cell/>
          <table:table-cell office:value-type="string">
            <text:p>https://i.pinimg.com/originals/55/0f/ab/550fabc1ab5f2c1ae52491823484823f.gif</text:p>
          </table:table-cell>
        </table:table-row>
        <table:table-row table:style-name="ro1">
          <table:table-cell office:value-type="string">
            <text:p>Fishie</text:p>
          </table:table-cell>
          <table:table-cell office:value-type="string">
            <text:p>furocious</text:p>
          </table:table-cell>
          <table:table-cell office:value-type="string">
            <text:p>Increase a cat's score by 1, or a Furocious cat by 2</text:p>
          </table:table-cell>
          <table:table-cell/>
          <table:table-cell office:value-type="string">
            <text:p>1:furocious:</text:p>
          </table:table-cell>
          <table:table-cell office:value-type="string">
            <text:p>positive</text:p>
          </table:table-cell>
          <table:table-cell/>
          <table:table-cell office:value-type="string">
            <text:p>https://encrypted-tbn0.gstatic.com/images?q=tbn:ANd9GcSALnUtx01HjeZdc6vB993zUGn85tliPdsaPp8_QrYbDAIItFeE</text:p>
          </table:table-cell>
        </table:table-row>
        <table:table-row table:style-name="ro1">
          <table:table-cell office:value-type="string">
            <text:p>Box of Power</text:p>
          </table:table-cell>
          <table:table-cell office:value-type="string">
            <text:p>conspirator</text:p>
          </table:table-cell>
          <table:table-cell office:value-type="string">
            <text:p>Increase a cat's score by 1, or a Conspirator cat by 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sitive</text:p>
          </table:table-cell>
          <table:table-cell/>
          <table:table-cell office:value-type="string">
            <text:p>data:image/jpeg;base64,/9j/4AAQSkZJRgABAQAAAQABAAD/2wCEAAkGBxMSEhUTEhMWFRUVFRcVGBcXFxUVGBcXFRUXFxUXFRYYHSggGBolHRUXITEhJSkrLi4uFx8zODMtNygtLisBCgoKDg0OGxAQGi0lHyUtLS0tLS0tLS0tLS0tKy0tLS0tLS0tLS0tLS0tLS0tLS0tLS0tLS0tLS0tLS0tLS0tLf/AABEIAKMBNgMBIgACEQEDEQH/xAAcAAAABwEBAAAAAAAAAAAAAAAAAgMEBQYHAQj/xABKEAABAwEFAwgFCAgFAwUAAAABAAIDEQQFEiExQVFxBhMiYYGRobEHMkJywSNSgpKy0eHwFBUkMzRic8JDU2Oi8RaTsxclRIPS/8QAGQEAAwEBAQAAAAAAAAAAAAAAAQIDAAQF/8QAJhEAAgICAgIDAAIDAQAAAAAAAAECEQMxEiFBURMiMgRhcYHwQv/aAAwDAQACEQMRAD8A3FFcVzEilywAj0eMLgC6SsYol652u1e/F/4GJsQn98wYbRO6v7wxuHVhjDP7UxK4sn6Z3Y/yhWybexOKJCy7Uuqw/Ik9nCUF0hcKYUCC6giY4uLqAKBjiBXVxYwUriMVxYxxWeyfuIu3zKrCs1k/cRcD5poiz0HVc9IX8DJ7zPthWEKnelC0vbBGwHovfRw30GIeIWn+WLD9IzgIwRAjLiPQDgrqIEMSxjq7VFBQqsYeWFxJI2ACnaSrXd9GQtJ0ALj4nyVTu3V3AfFWlwrZj1wu0NPYO1BbNL8mPyzF7nPdq5xceLjU+a4iNOSNVdBynU9uM/LsGx2Jp4FpTFPrl/fB2xgc88GtKxlsackbXzFtiNci/mncJDh88J7Fr5WG2Nx51h2840/7wVuUi2XY2HTG1ovWOyYZ5cWBj2YsIBObtgqKrUbNMHsa9taPaHCutHCor3rEeXzv2J43uZ5lbPdH7iH+lH9gJsWhc2x2gggqkRaqO1q40LpcnJHXFN5pgBUrlonDRUlQ01qMh6kspUPGNkbfUmKUne0eFVH1T29x0x7o+KYFcc9s7IaQ5sm3sThN7Ht7E4VYfknPZyqLI8AEuIAAqSTQADUk7AiWq0NjY6SRwaxoLnOOQAGtVjXLTlXJa3ujYcNna4hrQfXocnv39Q2cVSKsSTotvKD0kxRkssrRM755JbGOG1/gOtUy3cubfKf3/NjdG1rB35u8VXVxVUUiLk2SJv8AtZFP0qfWv72TUZa1qNTkn1i5ZW6I5WhzgNkgEgPHEK+Kr6MjSBbNMuT0mtJDbXHh/wBSKpH0ozUjsJ4K/wBltTJWB8T2vY7MOaQQeBC86VUxyb5RzWKTFGasJ6cZ9V4/tducPEZJHD0Op+zdyVxNrrvKO0RtlicHNIGhBwuoCWupo4VzCcqZUKrPZP4eLgfMqrq0WT+Hi4HzKMdiz0HAVK9KrfkIv6v9rldAqT6VXHmYR/qf2lbJ+WDH+kZyCjVSbSjArkO8UBXCuAoEoGOrlVyq4SsYk7AwBuLacj2E0Vput2KIV2VB/Paqrd7uh2n8+KnLinzLDtzHZr4eSVbGkvqZbb7OYpZIyKFj3N7ATTsokFf+XFyscRMegHUa5+xrsg3GPmnIV2EdaqUlxTA5AOG8EfFdCZyOLI6qfD5KzPecnS/Js932inUFzhgx2hwDR7IOvV+AULfFvM0laUa0YWt3D70y7FfQTk/ZedtUDBtlYT7rDjd4NK2h6ono0uc1danjKhZH1/PcO7CPpK9lLkdspiVKyv8ALazySWRzImOke58dGsa57jmdGtBJ2LY7sYWwxAihEbAQciCGioIVFub+Ii98LQynxaEzbAgggqkRcuTW0WkNFSl5FB3rojJ0rEirY1tVrMh3N2daNCmZeAuMtI3rk5d2zr49UhveDyZHiuhYB1Asr5pnKSAiXreLIpg2Qms7mhlAT6rQ013Zo85yPBLLZSGh/Ym5E8PKqXdprTPX7+rJJWL1e7yCceGdK7qhVj+RUrn2Zv6XZ7Q1kUWGkDs3PGj3j1Wn5tNaHU8FmK9NXtdcVogdDIA5jm06xuI3EHNed75uWWzzSROaXc24jEASCNQeqoIParwl4OfJHu0MIoy4gDap6+OSclnibK85O8FFXYPlWV+cPNat6Rv4Nm7JCc2pJIWEU4tmOOauAqVue5ZrXLzcLdM3OOTGN3uPkBmVfLPyIskAAkxSv+c40Ff5WDIDjU9aaWRRNjwynoy8FdTu+LHzU8kQNQ11AeogOHgQm4jT2I07osHIflEbHaBiPyMhDZBsHzZOLa59VepbWV51IWx+jq9TaLE0ONXwkwnrDQDGevokCu8FTmvJSD8FkcrPYv4eLgfNVh6s9j/h4uB80sNhyaDBVH0k2GWaKIRMc8teSQ0VoMJFVbgjBNJWqEi6dmFPuydvrQyj6DvuSDmEatI4ghb9UbadtElJPD7To+0tUXh/sus79GDNNdFx2S2+aSw+1zH+wqJtv6pPrxxn3WO8wEjxpeUOszf/AJMlquErQ7VZrnOkMv0S9vm5Q1rsd3exHah9NnxBStJeSik34ZDXd6n0j8E8jkLSHDUZ/nqTeKEMBArSpIrStDoDTalGqL2WWizMeyaMhwDmuGFzTmM9QQqVefJS0QVNke58eyMu6TOoYsnDx4qWstocx1W9o2HqKmobwY7U4T16dhVIzJSxmUWiwWtzgHQzuPXHIfgpe4+Qkj3Y7V8nH/lggvd1EjJg8eGq0dsgOhB4EFdIqqfI/BL4l5E2RhrQ1oAa0AADQAZABEKWISTkhUc3MP2iL3wtDWe3J/ERe+Foavi0c+bZxBcXUzmifEPIoO9jkpyVQl7DJPPROGyo3rbMDSVAQXy/EK6Eqw3vYS9qr9nuR+LPSq4mmdyaoNyjfimsTv8AVp3kKftByKheUsGB9i/rj4KZnORRnpGhtkjd/qn6P2QpCB+FryRUADLad3io+7j0Twb9kJzK0ZNJOZBIG2mgRc1GKMo3MexT1bXDhqs25Y2Y/pZkjBzYGuHznDTTqoOxaLbH1AA1+Kql9WD5TG+pAa9+tGuc0sFDTUAv8FJ5W2VhBFWs9HnNrRQbWg55AbN58k7lgEpwOq+gqQScLQfVr2bBvTuWz4ebaC1rn5ndhBFB1HYPdUexpbISa0ca5bt/wHCqCY9Islx2aKFhZGwNFcRA1c7QudvOzgo+3WpkkgoTUGhABFTwOh7wlGysYxxjrUg6kGvVRQFuvpxidMQGECgO05HKhrTOmYXRB2iT6kUy/Jg+0SuFKF5AI2hvRBHHCmIzRgVxdRwvt2CivXoptGGaaPY+MPA643U8pPBUjCrR6NzS2t64pPgfglegpdmrvVosQ/Z4uB81VXFWqwfw8XA+ZQhsOTQjeLy2GRzTQiN5B3ENJCyGK/7VtneeJr5rXr0bWCUDbE/7JWIR6KWd6Kfx0nZK/ruU5l3l8QaLlovuYMdgjY91MqimZ35gZKPTyGwSOzAoN5y8NVznTSI+PlRbB69jB621/tc7yU7YL5a9jXSRljiK4RmBXMA4qGvZkkHXZJswnt+9IusEo9g9lD5Iy78Aiq8koLXGdlO1nxIPgjjmzo9n1gPA0UIYHDVrh2FEKUYPfFviieA54FRsq77NaJCC9IXmjZGk93gUdkMbwQ+ON9D7TGu2DaRVFN0WcmoiaDplUj6riW+CP182D7+KHbXjLMd6E1pa0tDnUxerWuZGZCYuuGA5YaVBHRDWnsoEyNwthfG9nOvaCSQaOoaUAAqNanZsWUYvyFymvBLfrCI/4jO1wB7inAkOx3aCokX5mGyWOdtTSuDEB1kjYhbbLaiawyRiPCKNPradbPimcKFWS/BMC0PGj3d5Xf02Ue2e2ijcVoHssP1h9kFN7RbrQ00/RnOFBm0PI78PwSpN6Gcktlv5MW17rXCCRQv3DcVqyxTkPb3vtsAdC+PpOIx9GuFjjQVAqaAmm4HctbnnnzwRsG4udXwFFaFpdnPlpvofrqjjapzpC0e9J8A0oLWhOLJGVRF4KUleoq2ldUjnjsYPhqiMso3J4wJRoUuJXkU3l7FQ2M7rQBp8UrPoVLX07Mg6ANIHXV2fgFDynIrnyvujoxLokrtOXYPIJZzsD6ljjXPEPVa2lSSScgm1gOnAd2HNSV8OPNkDOjCHN0q12uezipzpxVlIupOitycq2i1fozmGN0gDI5MQe0PkALWvyBY8gjfQuFV3lhKRhawkDCIaU3vaX8TRoUHBybY+QzmSMujAqSXBwDfadHShcAKVDs1N8rXmSj4zlix001bqeugCafDriDHzv7CEs4EEr6VfzjcDcqhrCAB4u70zt1qgllwskjNAOi1zScVM8htUFekzubLGEufI4Y8J6Qj24dtT96jLsuUc45xLQzIAULcIqM3k+qQBxJPWjHGuNtmlkcZUkTVrteDTTTt3KLvdkb4XGnSoT2oWiyF8jhCSWYtXVp2dSbW2BzGPxEVGVKjbvojFdqmGcun0Vhozolg1EpQ6pwCF2NnGkForb6NrPW1OfsbC7vc5oHgCqpTJaL6NrFhgfKdZXUHuR1FfrF3cEjYyRcCrZd/8PFwPmVUa5K0WaUts8NNoPmtB0DJoWtf7t/uO+yVhLDkOC2y22oiKQ7mO+yVi9jjxOa3f5bVLM7qin8dVZK3VZQBjcM9g+KPet+wWf97IGk6NFXOP0RnTrKa8o72FlhLwKuPRYN5PwAzWcMuu02hxfhcS81L35VPE/BCEVVvQ05u6StmhWTlrY3mnOFlT7bXNHfmB2qyxShwBaQQRUEEEEdRGqyuz8mQ1uJ/T4aAfnepTk7ejrK4h1RATTCfZJzxNGym0de9Z8X+TLkl9jRmldc0HUAojHVFRmDmDvGyiPVKMRRu9rnvObelspT1G7EP1Vuf4finkZzdx+ASjUrSHTZHC637C094+CKbvl+bXgR96lmlNbXfMERwyTMa7XCT0vqjNDgmHm0R74HjVjh2ZJMlTtltjXgObUtOhwuAPCoRLZd7Xircj1aHilcfQyn7IVFJRpGYTQ5ELhSjjK9JC3mqHPno891a1p2VWncjL959nNSH5Vg1+c3fxGhWXXv8A4P8AXZ8c1IWS0uie2Rho5pqPiD1J06SJSjytGyoJnc95NtETZGbdR81w1BQVDn0PpWKKtYop6Rih71bQVXbJdHJF9jF0wCLHaRVRF6WgtaSq/dV8ufIQQdVKy1Fov06ECtRTur96iCwkaU6ypO2Oq1tetMnGuZXLk/R1Y/yLRSYaZ5gDZXQUOR2KxWWRkzBllTCQRmPwVWaU+u+2FjszkfzpsC0GrpgnF1aH9p5PA4g2gBFTlmVSOU80dOajlbkcJBqKnTaPFaXDbQRQGpAyH51VDviOJ1r52eKrcAw1AwhwJzI10OWW/qVfhiu0DHmk7UirWG7ZI8MxOGoOF3HQiiPNBNI7FI/EK5E5+G9XGaZk1DQOaNBSo3HIZbE3meNGt4CoA7MqdmSRx7GU/wCinQSSNc5oYWimRy7yoK/7RQCMak4nHyqrbf14sjaW1DnnQUzHXQa+KoU8ZcS7FiJzp7Xdt7E+OPdiTn1Q0cEZp1SRNSU5sVlkleI42lznaAeZ3Abyrsih3cthfaJWws1ccz81o9Zx4DxoNq2OywNjY1jBRrGhrR1AUURyYuBtkZvkeBjdw9lv8oNVNKbY6R0lTzS51ls5BoOlXvyVVvG0UGEanXh+Ktt1sxWOz13O+0UvLaDKPSYkyHGCHZtIII3g5FZhZ4Q20StbkGOe0dQDiB4LX42LJP8A5U4/1JP/ACFSY8BjaHxyW0MeMRih5xja5FzndI8Q0ZdqUtjWSQ89GX0xFuCmRwmhNMqZ7aqsX/aOavJknzTET7ujh3VCt8jIycJlxAuyaTlV5rVjRs4LZOqHxO7Q0inYcRJILAKZVDs667+ke4qEvWyl7S8AZDXXJ2nbs7FN2aezTTOs7amQNeD0S1pcw1yxaGlRmM6JC2RS9GKGWNgHSkL/AFsAcKBuR/m3apYJqRptSj7HvIC8C+zmMmroHc39ClWdwqPoqzqicgRhtFopo9tfqvy8HlXxqrPZKD6GsZzd1O+ASrVX+SN6vtAm5wCrJSMQ9oaDKmVAArA54aC46AEngBmlap0PF2rKjy55TGD5CF1JXCrnDVjToBucfAdZCpvJWak5Lm4wWOJqc6jpVLjtOGnXVR94Wp00j5XavcXHqroOwUHYp/kJZWzSOiJa1xo9pNRXCek0dhr2FWcagyClymmy13dynPPNaGc00jMEEFxpllorFLeUbC3Ogcaa1AroeoVUVbrhccQbNiBAcWFrcTTsw0FWjJM70smBlHA1IAz29S42qaO1NNMsd6WXE3EBm3xH4KFonvJK8+eiLXZvidgdXaKVae7Li0pO2Q4HkU25cDmmmgQfgiry9eL3/uTh4qm95jpQnZzmHrzFf7SnRS+EN5ZIXFfklkLiyhDhm06VGh47EFG0QRsVxTN6eFCX16qm3KDv1pwmi9N6PKWyuWuAOFExs11ta6oCkxXajBc/Z0WhC3NoxvE+Sjk8t7yXhuzA4068TRXuTOi58mzpx/k6CuE6oURXBIUHdktNKAmm4pxb3Yxm0E796iSlorXTJ2YVYZOqZOUPKIS8bTaYC4RhrmOOXRFW92xV68bxtDhniofWaAdRpmMx/wArQJGNeKjNNTYhuT0LZlE/OZ0jeQKHNrtulcsnf8Lkd1zynowyE78BFR1k5A/njrLIaIwCdSJ8ShXZyLlfnMRGNtDif4ZDv7FdrpumGzNwxMoT6zjm51PnO+GidgIyFho7VJWq0hgqddg3/gm9rvBrcm9I+AUTJIXGpNSpynWikYXsUfISak5laRcn8HZ/dd9orMiKrS7leBYrPX5p+0UsPJs3j/vAe9LRzcMjq0IY4g7ahpoVjd3TEy1cSS6tSdSTmSe1axeoxsfnlgd9krG7O8ih2ihQZokX6QbKRJHJsc3CeLTXyKa3JfuABklaaBzT0+HWrjf13i02ctGvrsPWNnwWXOcWkjQ6HeOpdEEpRpkJtwlaNeuy9rFNZ5GukwPcQHPkwtkNMwcWde+uSiPkhjxPbI7CGMLTUU1LnV0Oyg3HNZs+UngEazWtzD0TRb4UD5nVGmckogJnkbI6d7h9xVuYcwqpyFgcIDK7WUgj3G1De8kntCtDXKctlIfkqfIRtBP1ynzKnr7dSzzkf5Un2Cmlz3eIHyhh6BcKA+sHEYnVOhBxCnapC2w85HJH89jm/WaR8UG/tYyX1oxKUoWebCQRrX8+ZXHJJy6UcrLzyY5VxQMcJK85piw1xtHq1IzxcdcutTjuVEFqaDm1zSQWuHVqKZLKoBVwCsdxw4iRWlcxxGn561LLCOy2Kb0W7kYzBaJCPVlaadeE1GXAuVivlvqnfUd2nmq3cEUjbTFjA9rT3HfgrRfPqt974KEu0dEemVO87e0zxQ4XY2u5yuWEjA7LWtVJquW93/ucPuGv1HKyTRub6wI4iiEo0kNCVthCghVBIObyUztMNU9RHBeqjx2QUthCS/QgpxzEkY1qQLZU77s+FzT/ACOH+5qh6Kz8qY+iwjrHfT7lWlwZ1Uz0P47uBxFcEZJ4golzhKTejOeilYInWhy70qLc4a0KRLknRFNrQHFPY7/WLdrT5ohvFu4+CZuaiOam+SQvBDqS8z7Le8ppLanu9Y5btAk8K4Qg5NjKKQVCqNRcCAQOV7hP7DZc6ZO81RFdi6lhsnB/mq4vJDPpDe1S0jkNdGO+yVlcZWjXjNSGT+m/7JWZRyJp9iY+iduq106DtNh69yjuU/JUTkyQ0bIdQcmv6+pyREikrHehGT8xv2/ili2tDySlsoE9wWpusD9aZDFp7tclNcnuRkj3B9pGBgNcHtP6jT1R4+au0dujOjh25eacMfXQ1VPlZNYlY5joKAZACgA0AGgCWBTVrkoHJCglCelJ7/8AYxOQ5MYX9KT3x9hqXa9KFGY8tLt5i0uoOhLWRvb647HV7CFXXLYb/ultrhMZOFwOJjvmupTPqOh/BZNb7G+F5jlaWuGzq2EHaDvXTjlaObJGmJWUdJTlgzZlk4GoP5/Oar7HUIKm7vYXjCypcSKUzJJ0ACORAxsu3Ii2vmmdjA+SZmetxoPAOVkvp/qDrJ/Pim/Je6jZoQ1xBkccTyN+xo6gMuNTtTe8LQHvO4ZDgK/ErlnXg68d+Sr3rZ5P0+GRrHFoFKgVqcL6gDaQM1pjgCKEAjcVUGO/aLN/WJ7DDIK8Kkd6t9UydxQslUmRtqucE1jOHeDmOxBSVUEvFB5M09cIXU0s9tx4vk3tDXFoLwG4qGmJorXDlqQKrvPPFyEUtRS5cqjZqG94xhzHNpqKZqhy8lDXo2idvFwcPEK+zO2k5b9ir14corFGSH2qAEagSMcR9FpJUpw5bKwnxXRX3clpvZtjvpRsPlRMp+TVuHqWqIjc6IjxBUnNy7u9pA5+tSAKRy0z68NAmlp9I9gY4tLnktNDRoIqNxLqFL8cfQ/yS9kXJc96N0Nnf9YJGKz3k13ylnYW72O/FP3elGw/Nm+rH/8AtE/9UbD82b6rPg9B44+grLL2NZJ7QPWssg4Bx8gVR3Ntsb3UbPTEaV5zSvWFozPSXYD7Ug4sHwcnTOXd3Op8uBUVoWSZV30GRWjjUTSyORmAvO1t2yDjX4rn69tTdXntaw/Fa9FflifpPF9I4Pt0TtlkhkFWiN43twuHeEeEfQOcvZm9yXsJIQZHdMOIPRI21GnVRPXXhH84eSur7jh/ymfVCaS8mbOdYW58R8VJ4VZaOZ12VEXtZzpNH9dv3pVtrjOj2ng5p8lNv5D2M/4Pc54+KQf6P7Gf8M/Xf963wr2b5n6I9rwdCrvKf2GyZbH+aqf/AEFZY8xjZwea9it7rIGWKysBdRoeBiNTrtKMYKLfYmSbkl0Q04DmkEZEEHgVXbRyXiPqlzDxr4FWgxGvZVEMK1CplKl5MyDNj2u6iC371HWu77RGKmJzqbG0JWh80Ui9rh7BPchQeTMzfbg312vZ7zHDx0S8U+haeBC0H9GDh02DgaFMrXcsThlG2tKVzG3qWaQVN+Sqx3hINHntz807hvuQahp7x5KTk5MRkCji06ZZjjmmE/JmUHoPBHXkfuS0NyQWx3q3HKXZVcDlmP3bR8FJR25h0cO3LzUA+5p2Y3FlRkeia7ADkmrnEatI4ghBoZMuUcldEheN3xWhuGaMPA02OHuuGYVWjnIORpwyT2K8pB7RPHPzW7QdhH8gLMTlJK0bqsO3eW9nYp647ggso+SaS46vccTu/QdgCjo75ftDT3/ehLe0jhSoaP5fvRc29gWOKdomrxt4aC1p6RyJ3fiojnEzEiOJFJ9lV0OYX1tEHvnyVvqqRZpPl4P6hH+xx/tVv5xUjonLY4xIJDGgiKaiXFFJRkUrtOI4sg5Z+ld7ZJYLG3Dgc6PnXAF2JpLXFrSKAVBGYJ4LXyVUOVPo8sVucZHNdFKdZIqNLjve0gtcesiqwUYDel9T2gkzzPkr85znDsBNB2UUcVp95+hqdpPMWiN42B7Sw9pFR4KvWz0a3lH/AIAf7j2nzogEp6CmZ+StuZ61kmH0a/ZqmT7ntA1s8w/+p/3IBoYopTt13Tf5Mv8A23/cuC7ZzpDL/wBt/wByxqGhXFKWa4LS9waIJcyBXA4UqaVNQtV5WeiuBliBsrSbQ3D7VTJWgdUE021y3IisxZpoajI9WSeWW9ZozVkrgd5OI9hNSOIVqsnovt7/AFgyMfzOr4BWK7fRA0UNotBPVG0N8TVC0NTI7kX6Q7QZo4JgZg9waCAS4Yjqa50G+uQGi2AtUVcXJqy2MUgjDTteek88XHNShkCRySHSbAWJCWQDIZnwXZHE8EyvF7443OY0OIBNCaDIbSoTy30iscfsExaOk9wFcquIHmpS2sDrPBQ1HSoR96858or/AJrZLV5JAJAaNBwA81vPJKM/qqwg1qIz1e0dVTHj49snkycukc5ui5zO41qn7WEajL8UGRg6D81T0TI4R16kDDXYpA2bbTrRZIxotRrIx8ARHRBST7OuMsv3ocQ2Rhs3UkHQ+e9S/M507Ui67zWuuZp/wlcQ8iOFnKbzWYEUcARWlCKqZku81BDiOpFfAchqhxDyK1arkhkpVlKZ1FW14qLtXJRpzjle01J0a4baChGmY7ldpIRtGiIyyVzr5LcQ8jOJ+T1rYDhMclNBQsJ355gJA2WdrQXxObl1HPdUarTjYfFImxjdwQcf6GUzMefprlxyR2WlaDaLsa4EOaCNxAyUXa+TkTh+7pQZYTQ/nik4jqZV7HN8vB/UP/jerZ+kKJ/6UwuY5rzVprnvoR8UaWzztr0Ccq1FD4apuIORLttCChzJI3WN3dVBbiw8kbsuIILrOMBaknhdQQCIrhKCCwQjkk5o3IILGQm6Mbh3IhYNw7lxBKMFIRKoIJWMgrnFIl53oILnk2XikcKK8ZIIKYxH2nLf3lVq8rU9zSwuJbUinUggghiFu27YmvfSNozp4LXbpH7HZx1O8yggujE/s/8ABz5l9f8AYdrQcikXhBBXOcOzbxCStLdOKCCwQsLag12kokAqTXZXwKCCBheIV7klOMwOC6giZHYBmRszSU+v56kEEAhywYdEQsFOCCCwDpYARQb0dkQLa0C6gsYZ80DWoTd0LanIbfguIJRhm9oqjFoogglGEjGK6IIIIBP/2Q==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he Wrong Brand</text:p>
          </table:table-cell>
          <table:table-cell office:value-type="string">
            <text:p>brat</text:p>
          </table:table-cell>
          <table:table-cell office:value-type="string">
            <text:p>Decrease a cat's score by 1, or a Bratty cat by 2.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negative</text:p>
          </table:table-cell>
          <table:table-cell/>
          <table:table-cell office:value-type="string">
            <text:p>https://www.miamiherald.com/living/pets/g4tdgu/picture135751113/alternates/FREE_1140/dribbling-cat</text:p>
          </table:table-cell>
        </table:table-row>
        <table:table-row table:style-name="ro1">
          <table:table-cell office:value-type="string">
            <text:p>Wrong Toys</text:p>
          </table:table-cell>
          <table:table-cell office:value-type="string">
            <text:p>curious</text:p>
          </table:table-cell>
          <table:table-cell office:value-type="string">
            <text:p>Decrease a cat's score by 1, or a Curious cat by 2.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negative</text:p>
          </table:table-cell>
          <table:table-cell/>
          <table:table-cell office:value-type="string">
            <text:p>https://catsherdyou.com/wp-content/uploads/2013/12/Pierre-ignoring-the-toy.jpg</text:p>
          </table:table-cell>
        </table:table-row>
        <table:table-row table:style-name="ro1">
          <table:table-cell office:value-type="string">
            <text:p>Under Furrest</text:p>
          </table:table-cell>
          <table:table-cell office:value-type="string">
            <text:p>cuddly</text:p>
          </table:table-cell>
          <table:table-cell office:value-type="string">
            <text:p>Decrease a cat's score by 1, or a Cuddly cat by 2.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negative</text:p>
          </table:table-cell>
          <table:table-cell/>
          <table:table-cell office:value-type="string">
            <text:p>http://www.bandofcats.com/wp-content/uploads/2014/03/cat-bad-hair-day_01.jpg</text:p>
          </table:table-cell>
        </table:table-row>
        <table:table-row table:style-name="ro1">
          <table:table-cell office:value-type="string">
            <text:p>Annoying Clicky Noise</text:p>
          </table:table-cell>
          <table:table-cell office:value-type="string">
            <text:p>furocious</text:p>
          </table:table-cell>
          <table:table-cell office:value-type="string">
            <text:p>Decrease a cat's score by 1, or a Furocious cat by 2.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negative</text:p>
          </table:table-cell>
          <table:table-cell/>
          <table:table-cell office:value-type="string">
            <text:p>https://www.catster.com/wp-content/uploads/2018/03/Cat-with-mouth-open-making-a-sound-or-distressed.jpg</text:p>
          </table:table-cell>
        </table:table-row>
        <table:table-row table:style-name="ro1">
          <table:table-cell office:value-type="string">
            <text:p>No Wet Food?!?</text:p>
          </table:table-cell>
          <table:table-cell office:value-type="string">
            <text:p>conspirator</text:p>
          </table:table-cell>
          <table:table-cell office:value-type="string">
            <text:p>Decrease a cat's score by 1, or a Conspirator cat by 2.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negative</text:p>
          </table:table-cell>
          <table:table-cell/>
          <table:table-cell office:value-type="string">
            <text:p>https://www.catster.com/wp-content/uploads/2018/01/An-annoyed-cat-with-a-ball.jpg</text:p>
          </table:table-cell>
        </table:table-row>
        <table:table-row table:style-name="ro1">
          <table:table-cell office:value-type="string">
            <text:p>Costume</text:p>
          </table:table-cell>
          <table:table-cell/>
          <table:table-cell office:value-type="string">
            <text:p>Increase a cat's score by 1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sitive</text:p>
          </table:table-cell>
          <table:table-cell/>
          <table:table-cell office:value-type="string">
            <text:p>https://i.etsystatic.com/7638409/r/il/be2a0e/1543293314/il_570xN.1543293314_o4ad.jpg</text:p>
          </table:table-cell>
        </table:table-row>
        <table:table-row table:style-name="ro1">
          <table:table-cell office:value-type="string">
            <text:p>Costume</text:p>
          </table:table-cell>
          <table:table-cell/>
          <table:table-cell office:value-type="string">
            <text:p>Increase a cat's score by 1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sitive</text:p>
          </table:table-cell>
          <table:table-cell/>
          <table:table-cell office:value-type="string">
            <text:p>https://i.etsystatic.com/7638409/r/il/be2a0e/1543293314/il_570xN.1543293314_o4ad.jpg</text:p>
          </table:table-cell>
        </table:table-row>
        <table:table-row table:style-name="ro1">
          <table:table-cell office:value-type="string">
            <text:p>Costume</text:p>
          </table:table-cell>
          <table:table-cell/>
          <table:table-cell office:value-type="string">
            <text:p>Increase a cat's score by 1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sitive</text:p>
          </table:table-cell>
          <table:table-cell/>
          <table:table-cell office:value-type="string">
            <text:p>https://i.etsystatic.com/7638409/r/il/be2a0e/1543293314/il_570xN.1543293314_o4ad.jpg</text:p>
          </table:table-cell>
        </table:table-row>
        <table:table-row table:style-name="ro1">
          <table:table-cell office:value-type="string">
            <text:p>Fancy Feast</text:p>
          </table:table-cell>
          <table:table-cell office:value-type="string">
            <text:p>brat</text:p>
          </table:table-cell>
          <table:table-cell office:value-type="string">
            <text:p>Increase a cat's score by 1, or a Bratty cat by 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sitive</text:p>
          </table:table-cell>
          <table:table-cell/>
          <table:table-cell office:value-type="string">
            <text:p>https://encrypted-tbn2.gstatic.com/shopping?q=tbn:ANd9GcQVWNuZQKWS8E_w2vi1qzRGS1f4fSJB8r9n2zpw8cbcfaT_89Z6Qg9j97k8vo-H7v14xeo-6OuQUWaj3UCvQGIcbGayLh4l&amp;usqp=CAc</text:p>
          </table:table-cell>
        </table:table-row>
        <table:table-row table:style-name="ro1">
          <table:table-cell office:value-type="string">
            <text:p>The Right Toy</text:p>
          </table:table-cell>
          <table:table-cell office:value-type="string">
            <text:p>curious</text:p>
          </table:table-cell>
          <table:table-cell office:value-type="string">
            <text:p>Increase a cat's score by 1, or a Curious cat by 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sitive</text:p>
          </table:table-cell>
          <table:table-cell/>
          <table:table-cell office:value-type="string">
            <text:p>https://encrypted-tbn2.gstatic.com/shopping?q=tbn:ANd9GcQSmRzU12RguQGbQtjpohz8zbdcd7cpVG84ICSdDKF4W9aUGRVfKdEK3wzlE9h4957QpinlrZfKO8eNF-LllTZI7QWpVYHTECzZZtrLtcLOstd0pHUNFqEi&amp;usqp=CAc</text:p>
          </table:table-cell>
        </table:table-row>
        <table:table-row table:style-name="ro1">
          <table:table-cell office:value-type="string">
            <text:p>The Hair Team</text:p>
          </table:table-cell>
          <table:table-cell office:value-type="string">
            <text:p>cuddly</text:p>
          </table:table-cell>
          <table:table-cell office:value-type="string">
            <text:p>Increase a cat's score by 1, or a Cuddly cat by 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sitive</text:p>
          </table:table-cell>
          <table:table-cell/>
          <table:table-cell office:value-type="string">
            <text:p>https://i.pinimg.com/originals/55/0f/ab/550fabc1ab5f2c1ae52491823484823f.gif</text:p>
          </table:table-cell>
        </table:table-row>
        <table:table-row table:style-name="ro1">
          <table:table-cell office:value-type="string">
            <text:p>Fishie</text:p>
          </table:table-cell>
          <table:table-cell office:value-type="string">
            <text:p>furocious</text:p>
          </table:table-cell>
          <table:table-cell office:value-type="string">
            <text:p>Increase a cat's score by 1, or a Furocious cat by 2</text:p>
          </table:table-cell>
          <table:table-cell/>
          <table:table-cell office:value-type="string">
            <text:p>1:furocious:</text:p>
          </table:table-cell>
          <table:table-cell office:value-type="string">
            <text:p>positive</text:p>
          </table:table-cell>
          <table:table-cell/>
          <table:table-cell office:value-type="string">
            <text:p>https://encrypted-tbn0.gstatic.com/images?q=tbn:ANd9GcSALnUtx01HjeZdc6vB993zUGn85tliPdsaPp8_QrYbDAIItFeE</text:p>
          </table:table-cell>
        </table:table-row>
        <table:table-row table:style-name="ro1">
          <table:table-cell office:value-type="string">
            <text:p>Box of Power</text:p>
          </table:table-cell>
          <table:table-cell office:value-type="string">
            <text:p>conspirator</text:p>
          </table:table-cell>
          <table:table-cell office:value-type="string">
            <text:p>Increase a cat's score by 1, or a Conspirator cat by 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sitive</text:p>
          </table:table-cell>
          <table:table-cell/>
          <table:table-cell office:value-type="string">
            <text:p>data:image/jpeg;base64,/9j/4AAQSkZJRgABAQAAAQABAAD/2wCEAAkGBxMSEhUTEhMWFRUVFRcVGBcXFxUVGBcXFRUXFxUXFRYYHSggGBolHRUXITEhJSkrLi4uFx8zODMtNygtLisBCgoKDg0OGxAQGi0lHyUtLS0tLS0tLS0tLS0tKy0tLS0tLS0tLS0tLS0tLS0tLS0tLS0tLS0tLS0tLS0tLS0tLf/AABEIAKMBNgMBIgACEQEDEQH/xAAcAAAABwEBAAAAAAAAAAAAAAAAAgMEBQYHAQj/xABKEAABAwEFAwgFCAgFAwUAAAABAAIDEQQFEiExQVFxBhMiYYGRobEHMkJywSNSgpKy0eHwFBUkMzRic8JDU2Oi8RaTsxclRIPS/8QAGQEAAwEBAQAAAAAAAAAAAAAAAQIDAAQF/8QAJhEAAgICAgIDAAIDAQAAAAAAAAECEQMxEiFBURMiMgRhcYHwQv/aAAwDAQACEQMRAD8A3FFcVzEilywAj0eMLgC6SsYol652u1e/F/4GJsQn98wYbRO6v7wxuHVhjDP7UxK4sn6Z3Y/yhWybexOKJCy7Uuqw/Ik9nCUF0hcKYUCC6giY4uLqAKBjiBXVxYwUriMVxYxxWeyfuIu3zKrCs1k/cRcD5poiz0HVc9IX8DJ7zPthWEKnelC0vbBGwHovfRw30GIeIWn+WLD9IzgIwRAjLiPQDgrqIEMSxjq7VFBQqsYeWFxJI2ACnaSrXd9GQtJ0ALj4nyVTu3V3AfFWlwrZj1wu0NPYO1BbNL8mPyzF7nPdq5xceLjU+a4iNOSNVdBynU9uM/LsGx2Jp4FpTFPrl/fB2xgc88GtKxlsackbXzFtiNci/mncJDh88J7Fr5WG2Nx51h2840/7wVuUi2XY2HTG1ovWOyYZ5cWBj2YsIBObtgqKrUbNMHsa9taPaHCutHCor3rEeXzv2J43uZ5lbPdH7iH+lH9gJsWhc2x2gggqkRaqO1q40LpcnJHXFN5pgBUrlonDRUlQ01qMh6kspUPGNkbfUmKUne0eFVH1T29x0x7o+KYFcc9s7IaQ5sm3sThN7Ht7E4VYfknPZyqLI8AEuIAAqSTQADUk7AiWq0NjY6SRwaxoLnOOQAGtVjXLTlXJa3ujYcNna4hrQfXocnv39Q2cVSKsSTotvKD0kxRkssrRM755JbGOG1/gOtUy3cubfKf3/NjdG1rB35u8VXVxVUUiLk2SJv8AtZFP0qfWv72TUZa1qNTkn1i5ZW6I5WhzgNkgEgPHEK+Kr6MjSBbNMuT0mtJDbXHh/wBSKpH0ozUjsJ4K/wBltTJWB8T2vY7MOaQQeBC86VUxyb5RzWKTFGasJ6cZ9V4/tducPEZJHD0Op+zdyVxNrrvKO0RtlicHNIGhBwuoCWupo4VzCcqZUKrPZP4eLgfMqrq0WT+Hi4HzKMdiz0HAVK9KrfkIv6v9rldAqT6VXHmYR/qf2lbJ+WDH+kZyCjVSbSjArkO8UBXCuAoEoGOrlVyq4SsYk7AwBuLacj2E0Vput2KIV2VB/Paqrd7uh2n8+KnLinzLDtzHZr4eSVbGkvqZbb7OYpZIyKFj3N7ATTsokFf+XFyscRMegHUa5+xrsg3GPmnIV2EdaqUlxTA5AOG8EfFdCZyOLI6qfD5KzPecnS/Js932inUFzhgx2hwDR7IOvV+AULfFvM0laUa0YWt3D70y7FfQTk/ZedtUDBtlYT7rDjd4NK2h6ono0uc1danjKhZH1/PcO7CPpK9lLkdspiVKyv8ALazySWRzImOke58dGsa57jmdGtBJ2LY7sYWwxAihEbAQciCGioIVFub+Ii98LQynxaEzbAgggqkRcuTW0WkNFSl5FB3rojJ0rEirY1tVrMh3N2daNCmZeAuMtI3rk5d2zr49UhveDyZHiuhYB1Asr5pnKSAiXreLIpg2Qms7mhlAT6rQ013Zo85yPBLLZSGh/Ym5E8PKqXdprTPX7+rJJWL1e7yCceGdK7qhVj+RUrn2Zv6XZ7Q1kUWGkDs3PGj3j1Wn5tNaHU8FmK9NXtdcVogdDIA5jm06xuI3EHNed75uWWzzSROaXc24jEASCNQeqoIParwl4OfJHu0MIoy4gDap6+OSclnibK85O8FFXYPlWV+cPNat6Rv4Nm7JCc2pJIWEU4tmOOauAqVue5ZrXLzcLdM3OOTGN3uPkBmVfLPyIskAAkxSv+c40Ff5WDIDjU9aaWRRNjwynoy8FdTu+LHzU8kQNQ11AeogOHgQm4jT2I07osHIflEbHaBiPyMhDZBsHzZOLa59VepbWV51IWx+jq9TaLE0ONXwkwnrDQDGevokCu8FTmvJSD8FkcrPYv4eLgfNVh6s9j/h4uB80sNhyaDBVH0k2GWaKIRMc8teSQ0VoMJFVbgjBNJWqEi6dmFPuydvrQyj6DvuSDmEatI4ghb9UbadtElJPD7To+0tUXh/sus79GDNNdFx2S2+aSw+1zH+wqJtv6pPrxxn3WO8wEjxpeUOszf/AJMlquErQ7VZrnOkMv0S9vm5Q1rsd3exHah9NnxBStJeSik34ZDXd6n0j8E8jkLSHDUZ/nqTeKEMBArSpIrStDoDTalGqL2WWizMeyaMhwDmuGFzTmM9QQqVefJS0QVNke58eyMu6TOoYsnDx4qWstocx1W9o2HqKmobwY7U4T16dhVIzJSxmUWiwWtzgHQzuPXHIfgpe4+Qkj3Y7V8nH/lggvd1EjJg8eGq0dsgOhB4EFdIqqfI/BL4l5E2RhrQ1oAa0AADQAZABEKWISTkhUc3MP2iL3wtDWe3J/ERe+Foavi0c+bZxBcXUzmifEPIoO9jkpyVQl7DJPPROGyo3rbMDSVAQXy/EK6Eqw3vYS9qr9nuR+LPSq4mmdyaoNyjfimsTv8AVp3kKftByKheUsGB9i/rj4KZnORRnpGhtkjd/qn6P2QpCB+FryRUADLad3io+7j0Twb9kJzK0ZNJOZBIG2mgRc1GKMo3MexT1bXDhqs25Y2Y/pZkjBzYGuHznDTTqoOxaLbH1AA1+Kql9WD5TG+pAa9+tGuc0sFDTUAv8FJ5W2VhBFWs9HnNrRQbWg55AbN58k7lgEpwOq+gqQScLQfVr2bBvTuWz4ebaC1rn5ndhBFB1HYPdUexpbISa0ca5bt/wHCqCY9Islx2aKFhZGwNFcRA1c7QudvOzgo+3WpkkgoTUGhABFTwOh7wlGysYxxjrUg6kGvVRQFuvpxidMQGECgO05HKhrTOmYXRB2iT6kUy/Jg+0SuFKF5AI2hvRBHHCmIzRgVxdRwvt2CivXoptGGaaPY+MPA643U8pPBUjCrR6NzS2t64pPgfglegpdmrvVosQ/Z4uB81VXFWqwfw8XA+ZQhsOTQjeLy2GRzTQiN5B3ENJCyGK/7VtneeJr5rXr0bWCUDbE/7JWIR6KWd6Kfx0nZK/ruU5l3l8QaLlovuYMdgjY91MqimZ35gZKPTyGwSOzAoN5y8NVznTSI+PlRbB69jB621/tc7yU7YL5a9jXSRljiK4RmBXMA4qGvZkkHXZJswnt+9IusEo9g9lD5Iy78Aiq8koLXGdlO1nxIPgjjmzo9n1gPA0UIYHDVrh2FEKUYPfFviieA54FRsq77NaJCC9IXmjZGk93gUdkMbwQ+ON9D7TGu2DaRVFN0WcmoiaDplUj6riW+CP182D7+KHbXjLMd6E1pa0tDnUxerWuZGZCYuuGA5YaVBHRDWnsoEyNwthfG9nOvaCSQaOoaUAAqNanZsWUYvyFymvBLfrCI/4jO1wB7inAkOx3aCokX5mGyWOdtTSuDEB1kjYhbbLaiawyRiPCKNPradbPimcKFWS/BMC0PGj3d5Xf02Ue2e2ijcVoHssP1h9kFN7RbrQ00/RnOFBm0PI78PwSpN6Gcktlv5MW17rXCCRQv3DcVqyxTkPb3vtsAdC+PpOIx9GuFjjQVAqaAmm4HctbnnnzwRsG4udXwFFaFpdnPlpvofrqjjapzpC0e9J8A0oLWhOLJGVRF4KUleoq2ldUjnjsYPhqiMso3J4wJRoUuJXkU3l7FQ2M7rQBp8UrPoVLX07Mg6ANIHXV2fgFDynIrnyvujoxLokrtOXYPIJZzsD6ljjXPEPVa2lSSScgm1gOnAd2HNSV8OPNkDOjCHN0q12uezipzpxVlIupOitycq2i1fozmGN0gDI5MQe0PkALWvyBY8gjfQuFV3lhKRhawkDCIaU3vaX8TRoUHBybY+QzmSMujAqSXBwDfadHShcAKVDs1N8rXmSj4zlix001bqeugCafDriDHzv7CEs4EEr6VfzjcDcqhrCAB4u70zt1qgllwskjNAOi1zScVM8htUFekzubLGEufI4Y8J6Qj24dtT96jLsuUc45xLQzIAULcIqM3k+qQBxJPWjHGuNtmlkcZUkTVrteDTTTt3KLvdkb4XGnSoT2oWiyF8jhCSWYtXVp2dSbW2BzGPxEVGVKjbvojFdqmGcun0Vhozolg1EpQ6pwCF2NnGkForb6NrPW1OfsbC7vc5oHgCqpTJaL6NrFhgfKdZXUHuR1FfrF3cEjYyRcCrZd/8PFwPmVUa5K0WaUts8NNoPmtB0DJoWtf7t/uO+yVhLDkOC2y22oiKQ7mO+yVi9jjxOa3f5bVLM7qin8dVZK3VZQBjcM9g+KPet+wWf97IGk6NFXOP0RnTrKa8o72FlhLwKuPRYN5PwAzWcMuu02hxfhcS81L35VPE/BCEVVvQ05u6StmhWTlrY3mnOFlT7bXNHfmB2qyxShwBaQQRUEEEEdRGqyuz8mQ1uJ/T4aAfnepTk7ejrK4h1RATTCfZJzxNGym0de9Z8X+TLkl9jRmldc0HUAojHVFRmDmDvGyiPVKMRRu9rnvObelspT1G7EP1Vuf4finkZzdx+ASjUrSHTZHC637C094+CKbvl+bXgR96lmlNbXfMERwyTMa7XCT0vqjNDgmHm0R74HjVjh2ZJMlTtltjXgObUtOhwuAPCoRLZd7Xircj1aHilcfQyn7IVFJRpGYTQ5ELhSjjK9JC3mqHPno891a1p2VWncjL959nNSH5Vg1+c3fxGhWXXv8A4P8AXZ8c1IWS0uie2Rho5pqPiD1J06SJSjytGyoJnc95NtETZGbdR81w1BQVDn0PpWKKtYop6Rih71bQVXbJdHJF9jF0wCLHaRVRF6WgtaSq/dV8ufIQQdVKy1Fov06ECtRTur96iCwkaU6ypO2Oq1tetMnGuZXLk/R1Y/yLRSYaZ5gDZXQUOR2KxWWRkzBllTCQRmPwVWaU+u+2FjszkfzpsC0GrpgnF1aH9p5PA4g2gBFTlmVSOU80dOajlbkcJBqKnTaPFaXDbQRQGpAyH51VDviOJ1r52eKrcAw1AwhwJzI10OWW/qVfhiu0DHmk7UirWG7ZI8MxOGoOF3HQiiPNBNI7FI/EK5E5+G9XGaZk1DQOaNBSo3HIZbE3meNGt4CoA7MqdmSRx7GU/wCinQSSNc5oYWimRy7yoK/7RQCMak4nHyqrbf14sjaW1DnnQUzHXQa+KoU8ZcS7FiJzp7Xdt7E+OPdiTn1Q0cEZp1SRNSU5sVlkleI42lznaAeZ3Abyrsih3cthfaJWws1ccz81o9Zx4DxoNq2OywNjY1jBRrGhrR1AUURyYuBtkZvkeBjdw9lv8oNVNKbY6R0lTzS51ls5BoOlXvyVVvG0UGEanXh+Ktt1sxWOz13O+0UvLaDKPSYkyHGCHZtIII3g5FZhZ4Q20StbkGOe0dQDiB4LX42LJP8A5U4/1JP/ACFSY8BjaHxyW0MeMRih5xja5FzndI8Q0ZdqUtjWSQ89GX0xFuCmRwmhNMqZ7aqsX/aOavJknzTET7ujh3VCt8jIycJlxAuyaTlV5rVjRs4LZOqHxO7Q0inYcRJILAKZVDs667+ke4qEvWyl7S8AZDXXJ2nbs7FN2aezTTOs7amQNeD0S1pcw1yxaGlRmM6JC2RS9GKGWNgHSkL/AFsAcKBuR/m3apYJqRptSj7HvIC8C+zmMmroHc39ClWdwqPoqzqicgRhtFopo9tfqvy8HlXxqrPZKD6GsZzd1O+ASrVX+SN6vtAm5wCrJSMQ9oaDKmVAArA54aC46AEngBmlap0PF2rKjy55TGD5CF1JXCrnDVjToBucfAdZCpvJWak5Lm4wWOJqc6jpVLjtOGnXVR94Wp00j5XavcXHqroOwUHYp/kJZWzSOiJa1xo9pNRXCek0dhr2FWcagyClymmy13dynPPNaGc00jMEEFxpllorFLeUbC3Ogcaa1AroeoVUVbrhccQbNiBAcWFrcTTsw0FWjJM70smBlHA1IAz29S42qaO1NNMsd6WXE3EBm3xH4KFonvJK8+eiLXZvidgdXaKVae7Li0pO2Q4HkU25cDmmmgQfgiry9eL3/uTh4qm95jpQnZzmHrzFf7SnRS+EN5ZIXFfklkLiyhDhm06VGh47EFG0QRsVxTN6eFCX16qm3KDv1pwmi9N6PKWyuWuAOFExs11ta6oCkxXajBc/Z0WhC3NoxvE+Sjk8t7yXhuzA4068TRXuTOi58mzpx/k6CuE6oURXBIUHdktNKAmm4pxb3Yxm0E796iSlorXTJ2YVYZOqZOUPKIS8bTaYC4RhrmOOXRFW92xV68bxtDhniofWaAdRpmMx/wArQJGNeKjNNTYhuT0LZlE/OZ0jeQKHNrtulcsnf8Lkd1zynowyE78BFR1k5A/njrLIaIwCdSJ8ShXZyLlfnMRGNtDif4ZDv7FdrpumGzNwxMoT6zjm51PnO+GidgIyFho7VJWq0hgqddg3/gm9rvBrcm9I+AUTJIXGpNSpynWikYXsUfISak5laRcn8HZ/dd9orMiKrS7leBYrPX5p+0UsPJs3j/vAe9LRzcMjq0IY4g7ahpoVjd3TEy1cSS6tSdSTmSe1axeoxsfnlgd9krG7O8ih2ihQZokX6QbKRJHJsc3CeLTXyKa3JfuABklaaBzT0+HWrjf13i02ctGvrsPWNnwWXOcWkjQ6HeOpdEEpRpkJtwlaNeuy9rFNZ5GukwPcQHPkwtkNMwcWde+uSiPkhjxPbI7CGMLTUU1LnV0Oyg3HNZs+UngEazWtzD0TRb4UD5nVGmckogJnkbI6d7h9xVuYcwqpyFgcIDK7WUgj3G1De8kntCtDXKctlIfkqfIRtBP1ynzKnr7dSzzkf5Un2Cmlz3eIHyhh6BcKA+sHEYnVOhBxCnapC2w85HJH89jm/WaR8UG/tYyX1oxKUoWebCQRrX8+ZXHJJy6UcrLzyY5VxQMcJK85piw1xtHq1IzxcdcutTjuVEFqaDm1zSQWuHVqKZLKoBVwCsdxw4iRWlcxxGn561LLCOy2Kb0W7kYzBaJCPVlaadeE1GXAuVivlvqnfUd2nmq3cEUjbTFjA9rT3HfgrRfPqt974KEu0dEemVO87e0zxQ4XY2u5yuWEjA7LWtVJquW93/ucPuGv1HKyTRub6wI4iiEo0kNCVthCghVBIObyUztMNU9RHBeqjx2QUthCS/QgpxzEkY1qQLZU77s+FzT/ACOH+5qh6Kz8qY+iwjrHfT7lWlwZ1Uz0P47uBxFcEZJ4golzhKTejOeilYInWhy70qLc4a0KRLknRFNrQHFPY7/WLdrT5ohvFu4+CZuaiOam+SQvBDqS8z7Le8ppLanu9Y5btAk8K4Qg5NjKKQVCqNRcCAQOV7hP7DZc6ZO81RFdi6lhsnB/mq4vJDPpDe1S0jkNdGO+yVlcZWjXjNSGT+m/7JWZRyJp9iY+iduq106DtNh69yjuU/JUTkyQ0bIdQcmv6+pyREikrHehGT8xv2/ili2tDySlsoE9wWpusD9aZDFp7tclNcnuRkj3B9pGBgNcHtP6jT1R4+au0dujOjh25eacMfXQ1VPlZNYlY5joKAZACgA0AGgCWBTVrkoHJCglCelJ7/8AYxOQ5MYX9KT3x9hqXa9KFGY8tLt5i0uoOhLWRvb647HV7CFXXLYb/ultrhMZOFwOJjvmupTPqOh/BZNb7G+F5jlaWuGzq2EHaDvXTjlaObJGmJWUdJTlgzZlk4GoP5/Oar7HUIKm7vYXjCypcSKUzJJ0ACORAxsu3Ii2vmmdjA+SZmetxoPAOVkvp/qDrJ/Pim/Je6jZoQ1xBkccTyN+xo6gMuNTtTe8LQHvO4ZDgK/ErlnXg68d+Sr3rZ5P0+GRrHFoFKgVqcL6gDaQM1pjgCKEAjcVUGO/aLN/WJ7DDIK8Kkd6t9UydxQslUmRtqucE1jOHeDmOxBSVUEvFB5M09cIXU0s9tx4vk3tDXFoLwG4qGmJorXDlqQKrvPPFyEUtRS5cqjZqG94xhzHNpqKZqhy8lDXo2idvFwcPEK+zO2k5b9ir14corFGSH2qAEagSMcR9FpJUpw5bKwnxXRX3clpvZtjvpRsPlRMp+TVuHqWqIjc6IjxBUnNy7u9pA5+tSAKRy0z68NAmlp9I9gY4tLnktNDRoIqNxLqFL8cfQ/yS9kXJc96N0Nnf9YJGKz3k13ylnYW72O/FP3elGw/Nm+rH/8AtE/9UbD82b6rPg9B44+grLL2NZJ7QPWssg4Bx8gVR3Ntsb3UbPTEaV5zSvWFozPSXYD7Ug4sHwcnTOXd3Op8uBUVoWSZV30GRWjjUTSyORmAvO1t2yDjX4rn69tTdXntaw/Fa9FflifpPF9I4Pt0TtlkhkFWiN43twuHeEeEfQOcvZm9yXsJIQZHdMOIPRI21GnVRPXXhH84eSur7jh/ymfVCaS8mbOdYW58R8VJ4VZaOZ12VEXtZzpNH9dv3pVtrjOj2ng5p8lNv5D2M/4Pc54+KQf6P7Gf8M/Xf963wr2b5n6I9rwdCrvKf2GyZbH+aqf/AEFZY8xjZwea9it7rIGWKysBdRoeBiNTrtKMYKLfYmSbkl0Q04DmkEZEEHgVXbRyXiPqlzDxr4FWgxGvZVEMK1CplKl5MyDNj2u6iC371HWu77RGKmJzqbG0JWh80Ui9rh7BPchQeTMzfbg312vZ7zHDx0S8U+haeBC0H9GDh02DgaFMrXcsThlG2tKVzG3qWaQVN+Sqx3hINHntz807hvuQahp7x5KTk5MRkCji06ZZjjmmE/JmUHoPBHXkfuS0NyQWx3q3HKXZVcDlmP3bR8FJR25h0cO3LzUA+5p2Y3FlRkeia7ADkmrnEatI4ghBoZMuUcldEheN3xWhuGaMPA02OHuuGYVWjnIORpwyT2K8pB7RPHPzW7QdhH8gLMTlJK0bqsO3eW9nYp647ggso+SaS46vccTu/QdgCjo75ftDT3/ehLe0jhSoaP5fvRc29gWOKdomrxt4aC1p6RyJ3fiojnEzEiOJFJ9lV0OYX1tEHvnyVvqqRZpPl4P6hH+xx/tVv5xUjonLY4xIJDGgiKaiXFFJRkUrtOI4sg5Z+ld7ZJYLG3Dgc6PnXAF2JpLXFrSKAVBGYJ4LXyVUOVPo8sVucZHNdFKdZIqNLjve0gtcesiqwUYDel9T2gkzzPkr85znDsBNB2UUcVp95+hqdpPMWiN42B7Sw9pFR4KvWz0a3lH/AIAf7j2nzogEp6CmZ+StuZ61kmH0a/ZqmT7ntA1s8w/+p/3IBoYopTt13Tf5Mv8A23/cuC7ZzpDL/wBt/wByxqGhXFKWa4LS9waIJcyBXA4UqaVNQtV5WeiuBliBsrSbQ3D7VTJWgdUE021y3IisxZpoajI9WSeWW9ZozVkrgd5OI9hNSOIVqsnovt7/AFgyMfzOr4BWK7fRA0UNotBPVG0N8TVC0NTI7kX6Q7QZo4JgZg9waCAS4Yjqa50G+uQGi2AtUVcXJqy2MUgjDTteek88XHNShkCRySHSbAWJCWQDIZnwXZHE8EyvF7443OY0OIBNCaDIbSoTy30iscfsExaOk9wFcquIHmpS2sDrPBQ1HSoR96858or/AJrZLV5JAJAaNBwA81vPJKM/qqwg1qIz1e0dVTHj49snkycukc5ui5zO41qn7WEajL8UGRg6D81T0TI4R16kDDXYpA2bbTrRZIxotRrIx8ARHRBST7OuMsv3ocQ2Rhs3UkHQ+e9S/M507Ui67zWuuZp/wlcQ8iOFnKbzWYEUcARWlCKqZku81BDiOpFfAchqhxDyK1arkhkpVlKZ1FW14qLtXJRpzjle01J0a4baChGmY7ldpIRtGiIyyVzr5LcQ8jOJ+T1rYDhMclNBQsJ355gJA2WdrQXxObl1HPdUarTjYfFImxjdwQcf6GUzMefprlxyR2WlaDaLsa4EOaCNxAyUXa+TkTh+7pQZYTQ/nik4jqZV7HN8vB/UP/jerZ+kKJ/6UwuY5rzVprnvoR8UaWzztr0Ccq1FD4apuIORLttCChzJI3WN3dVBbiw8kbsuIILrOMBaknhdQQCIrhKCCwQjkk5o3IILGQm6Mbh3IhYNw7lxBKMFIRKoIJWMgrnFIl53oILnk2XikcKK8ZIIKYxH2nLf3lVq8rU9zSwuJbUinUggghiFu27YmvfSNozp4LXbpH7HZx1O8yggujE/s/8ABz5l9f8AYdrQcikXhBBXOcOzbxCStLdOKCCwQsLag12kokAqTXZXwKCCBheIV7klOMwOC6giZHYBmRszSU+v56kEEAhywYdEQsFOCCCwDpYARQb0dkQLa0C6gsYZ80DWoTd0LanIbfguIJRhm9oqjFoogglGEjGK6IIIIBP/2Q==</text:p>
          </table:table-cell>
        </table:table-row>
        <table:table-row table:style-name="ro1">
          <table:table-cell office:value-type="string">
            <text:p>Adopt</text:p>
          </table:table-cell>
          <table:table-cell office:value-type="string">
            <text:p>action</text:p>
          </table:table-cell>
          <table:table-cell office:value-type="string">
            <text:p>Take a cat from the Cat Pool and put it onto your Cat Board.</text:p>
          </table:table-cell>
          <table:table-cell/>
          <table:table-cell table:style-name="ce1" office:value-type="currency" office:currency="USD" office:value="5">
            <text:p>$5.00</text:p>
          </table:table-cell>
          <table:table-cell office:value-type="string">
            <text:p>action</text:p>
          </table:table-cell>
          <table:table-cell/>
          <table:table-cell office:value-type="string">
            <text:p>https://external-preview.redd.it/JQZfRWJwmgqX7NA7P-gzyvU1XK-qJypudrHfX5bERB8.jpg?auto=webp&amp;s=391b9f50710a9617dc914cf3721902bcb10d27f9</text:p>
          </table:table-cell>
        </table:table-row>
        <table:table-row table:style-name="ro1">
          <table:table-cell office:value-type="string">
            <text:p>Join the Conspiracy</text:p>
          </table:table-cell>
          <table:table-cell/>
          <table:table-cell office:value-type="string">
            <text:p>Switch ownership of two cats.</text:p>
          </table:table-cell>
          <table:table-cell/>
          <table:table-cell office:value-type="string">
            <text:p>$10.00</text:p>
          </table:table-cell>
          <table:table-cell office:value-type="string">
            <text:p>action</text:p>
          </table:table-cell>
          <table:table-cell/>
          <table:table-cell office:value-type="string">
            <text:p>https://laughingsquid.com/wp-content/uploads/2018/03/tin-foil-hats-for-cats.jpg</text:p>
          </table:table-cell>
        </table:table-row>
        <table:table-row table:style-name="ro1">
          <table:table-cell office:value-type="string">
            <text:p>The Wrong Brand</text:p>
          </table:table-cell>
          <table:table-cell office:value-type="string">
            <text:p>brat</text:p>
          </table:table-cell>
          <table:table-cell office:value-type="string">
            <text:p>Decrease a cat's score by 1, or a Bratty cat by 2.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negative</text:p>
          </table:table-cell>
          <table:table-cell/>
          <table:table-cell office:value-type="string">
            <text:p>https://www.miamiherald.com/living/pets/g4tdgu/picture135751113/alternates/FREE_1140/dribbling-cat</text:p>
          </table:table-cell>
        </table:table-row>
        <table:table-row table:style-name="ro1">
          <table:table-cell office:value-type="string">
            <text:p>Wrong Toys</text:p>
          </table:table-cell>
          <table:table-cell office:value-type="string">
            <text:p>curious</text:p>
          </table:table-cell>
          <table:table-cell office:value-type="string">
            <text:p>Decrease a cat's score by 1, or a Curious cat by 2.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negative</text:p>
          </table:table-cell>
          <table:table-cell/>
          <table:table-cell office:value-type="string">
            <text:p>https://catsherdyou.com/wp-content/uploads/2013/12/Pierre-ignoring-the-toy.jpg</text:p>
          </table:table-cell>
        </table:table-row>
        <table:table-row table:style-name="ro1">
          <table:table-cell office:value-type="string">
            <text:p>Under Furrest</text:p>
          </table:table-cell>
          <table:table-cell office:value-type="string">
            <text:p>cuddly</text:p>
          </table:table-cell>
          <table:table-cell office:value-type="string">
            <text:p>Decrease a cat's score by 1, or a Cuddly cat by 2.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negative</text:p>
          </table:table-cell>
          <table:table-cell/>
          <table:table-cell office:value-type="string">
            <text:p>http://www.bandofcats.com/wp-content/uploads/2014/03/cat-bad-hair-day_01.jpg</text:p>
          </table:table-cell>
        </table:table-row>
        <table:table-row table:style-name="ro1">
          <table:table-cell office:value-type="string">
            <text:p>Annoying Clicky Noise</text:p>
          </table:table-cell>
          <table:table-cell office:value-type="string">
            <text:p>furocious</text:p>
          </table:table-cell>
          <table:table-cell office:value-type="string">
            <text:p>Decrease a cat's score by 1, or a Furocious cat by 2.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negative</text:p>
          </table:table-cell>
          <table:table-cell/>
          <table:table-cell office:value-type="string">
            <text:p>https://www.catster.com/wp-content/uploads/2018/03/Cat-with-mouth-open-making-a-sound-or-distressed.jpg</text:p>
          </table:table-cell>
        </table:table-row>
        <table:table-row table:style-name="ro1">
          <table:table-cell office:value-type="string">
            <text:p>No Wet Food?!?</text:p>
          </table:table-cell>
          <table:table-cell office:value-type="string">
            <text:p>conspirator</text:p>
          </table:table-cell>
          <table:table-cell office:value-type="string">
            <text:p>Decrease a cat's score by 1, or a Conspirator cat by 2.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negative</text:p>
          </table:table-cell>
          <table:table-cell/>
          <table:table-cell office:value-type="string">
            <text:p>https://www.catster.com/wp-content/uploads/2018/01/An-annoyed-cat-with-a-ball.jpg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reed</text:p>
          </table:table-cell>
          <table:table-cell/>
          <table:table-cell office:value-type="string">
            <text:p>Perform a Greed based action.</text:p>
          </table:table-cell>
          <table:table-cell/>
          <table:table-cell office:value-type="string">
            <text:p>$0.00</text:p>
          </table:table-cell>
          <table:table-cell office:value-type="string">
            <text:p>action</text:p>
          </table:table-cell>
          <table:table-cell/>
          <table:table-cell office:value-type="string">
            <text:p>https://i.ytimg.com/vi/_Cgx8wT7hjw/hqdefault.jpg</text:p>
          </table:table-cell>
        </table:table-row>
        <table:table-row table:style-name="ro1">
          <table:table-cell office:value-type="string">
            <text:p>Sabotage</text:p>
          </table:table-cell>
          <table:table-cell/>
          <table:table-cell office:value-type="string">
            <text:p>Draw 2 Negative effects, then select one to place on any cat and discard the other.</text:p>
          </table:table-cell>
          <table:table-cell/>
          <table:table-cell office:value-type="string">
            <text:p>$5.00</text:p>
          </table:table-cell>
          <table:table-cell office:value-type="string">
            <text:p>action</text:p>
          </table:table-cell>
          <table:table-cell/>
          <table:table-cell office:value-type="string">
            <text:p>data:image/jpeg;base64,/9j/4AAQSkZJRgABAQAAAQABAAD/2wCEAAkGBxMTEhUTExMWFhUXFRcaGBcYGBcVGBgYFxcXFxUXGhcYHSggGBolHRUVITEhJSkrLi4uFx8zODMtNygtLisBCgoKDg0OGhAQGi0lHyUtLS0tLS0tLS0tLS0tLS0tLS0tLS0tLS0tLS0tLS0tLS0tLS0tLS0tLS0tLS0tLS0tLf/AABEIALcBEwMBIgACEQEDEQH/xAAcAAACAgMBAQAAAAAAAAAAAAAEBQMGAAECBwj/xAA8EAABAwIEAwUGBAUEAwEAAAABAAIRAyEEBRIxQVFhBiJxgZETMqGxwdEHFELwI1Jy4fFigpKiMzTCFf/EABkBAAMBAQEAAAAAAAAAAAAAAAECAwAEBf/EACQRAAICAgICAgMBAQAAAAAAAAABAhEDIRIxE0EEURQiYUIy/9oADAMBAAIRAxEAPwDG1LKKpXQdKvKIdTkLwqo9ghFdYal1y6jC3SbKakANpXCXYyjBTdmCqNbq0nTzQeOFkKcXs1p9ALFK+vbS+458R4KEBc1TZUQrJaTy07yDcEcY/eybUn6gD5HzVbweJh2l3un/AKngQneDdDi07R/g/vmg4+0ZMr+d4bceKVYEQ5WbNqJkgj9n/BS/DZNUdLwIAvPgqwTaoSTSHmV1bTwCbUq1zPIR5oHslhDV9o3h3QR58E4zzBhg1NBEQPKYHwSv47ceQPKro5aUHjbLp+LDW6jsTAUtDAmuz2kw0wG+MkH5KMcUpOqKPJFCd77qVr0yGVNGlpu4gknfTqAAHiN/Nd08sPeIiBMdIsPlKp+NIXzRAaD7+SOFwfT03QFbDuY4ztAM8hvHj90XgHSJngoyg4vZRST6InUZPRDvdeOA2RtSpOwsgq3NKxkbeUJizIRLnSELVbKUZEWEqJtSfISOkIKa4dyATVdqEqtTGsxB1GrGByFNg6kFRALAIKBiyYR8owJVgHpuwWTIVm2hdtC0GqQBMKa0rF1K2sYoFGgQU1p0LIh2Dg7Iik2FnINALcOt4XDQ9HkLVOlcRZNGWwMuOXaSwNIsqt2qyAsl9MS0m45dQnuAq2iUe95LYMHxXr8I5I7PP5OEtHjrCpqbQ7cGOJHDqrPmvZ0+1DmthpNwL+cIrLckY102Drc4PiDYLnWCVlnmVCbBdlHOIJEsIPeBuOnUIrE5OKYBmQLD6jxsvQcDhQ1sBsDlw8lXe1eTVXNcaVwblvXmCunwquiHldlWcKdWo0NkktE8hf3virbgsEz2ekX7tvn9Eq7O9lqlMOL93NkG9uYj0Rja5oHvcHAerCfkU0cfEVz5E2TZYyk72gPd0kdLSB6ET5oTNHe0aabvdkGdrGT/AH809wzm+zIO1ztuCZQuIpts0CQQLDe1p6Tt6rNATK3hsvbUIBYbGACd7bnkIunjcvGv2c6WjaNrHYeQRmXYTSJIG89QIAt8Fp75eC20i55TDY8u8UVEzZ1h8vY1xIudyeZ/YQ2YltNtx/jZN/yDtBI963nANl592yxtZwDGhw7xnppBlGSoyYXmOYU309DXAajJ/pBhby/KxUZ3XEtn3ttVoA8JSDsxkjq1QBwMcZB28PFeq4TLGsaALAcApeO9sfnXRVDku5uAAJPp8UuxWXloLiLTDZ+J6mbK84ylI+QA4pLWwbjJqeTeDR58VOXx4+kUjmZRy9wEkEA81umZVtr5YHNECTva/wAVX8flrqRvuVx5cFK0dEMt9i+tTvKKwzlDUuFrCuuuZxoumMjcIWo1E0iuKrUjCBuYtPainNXAZNlgk2XvVgwxkIDK+z9V0OdDG8zv6K24HD0qTRbU7mV14fizl3pHPkzRXWxfh8E9xs3zNkc3L2N990nkFNUxRNgQPRDupEm7l2w+Ljj/AE5pZpP+Gy2h1+Kxa0HosVvHD6RPm/sqIxFM7y3r73wssLCfdcHeBg+hukPtj1WhiDwMLw017R6I5fWIMHfkbLdPFXQNLMjs+HDr99wiWMa/3Haf9LtvJ33Rr6NZbcveIBR1TEgC0+ir+Dq6G3kEcDx8Puu6mdsG5I9IXsYpfqcGRbGleqC2SLfvkqhnna9mGkCHAGIO/rummKo1agLqNVu0xEz4HmqJm3YzG167fbf+IknU2XE9IAsU9k9IfYH8X2bOpx5m/JXTIO2uGxJADtLjwP0XnOM7OYWmzSaMRxLTPqUpo9nqzT7XDSA2+h03/pPA2SLLT7Np9o+jMPEKm9vWd5jaQmo5xnoNJE+VlVOy/bys9ppuY6Wgd7aDtpIjeeCt2Aranmo4FziPIDkOqs8l6FUCfB0S2mCbQBv0ECyhwgLne0aJEG+0jh5AoqtjCWkNAN+e37uisMWhsDlslUkw0xccVd0CwGn/AHSPnujsswRdqb1N/Ez9Pil2a4cQHNtG8cuJ8YCs2UBrKTYM2F+fNPF7FYwp0gAllTLGOJJG89LHdd5pnDKLC55AAB4heVdrPxKJltNxa3pEu8+ARckjKDZ6fVrYeiLvaI6/NK8d2uwbTp9q0nxsPReQYanjcUC4AsB2dU1X66VPR/D7EP8AexAB/on6qUsyXsKSPXaOd03AFh1cuXnyW67Q/wCpmy8azDs5mOCGtlXWwGe6SP8AqU17JdvNRFKtOuYHj1krKdhSXo9CexoPdn7oevgQZJ3Ijn6IzD4hj9jv4Lb3RtJjn9EGkMmyoZrkjiIZMj08ylrcMKUbl3M7T0CuVaoXGNxxC4dl7Pec0eBU3ijIosjRVqTXE2B6lH0csqPNh57JocxptIa1vkAtUcwc5xABaBuVFfEheyv5EjVHJWM/8jhJ2ATXA4eky4YOjihMPpc6QL8zdHMaBzPyXTDFCPSIynKXbCXBpMkl3IcFG/ezQtQ7gIUjanMeYVaJnBpA9ELXYW8EZUFpCgOImxRo1gerxWKRzAsTUgFNxuX16d6by9voR5cUH+frt94W/wBTZHxCtNSrdd1MK1w5HpZeK8T9M9RlVbiw73qLD/TLfkVMynQds51M9e+37p07LG8QD5AH1bBUbuzwd7jh/ST9d0Fjm/6I2l2AaqrGkWrUzuG38wNwetktxGl9qJMmxpv3/wBrjZ/gL+Kbt7P12PFy28yASP8Alw9E/wALk0t/iBjryDEHz5r0MMGo7OTLJXo89wOW4ySA17R0fp23s66ZYN+NpO1Nqkt6ukjxEbq9HCiQSSItbiORn5qDF5VQdtqBO8O5c1ZwSJJs4wea44sbqFB88TMwdjbdQ4nC4p7u86mwcQxt45S6UX2f7NPY7UahLb92ZBJ432TPtIfZYeo8CXBh0xzAMXQrWzdlMp4AB4p0yNIMlx97V487K04TDNY0Aun52FlQMlo1qhNT25k7xEAx806qsxTAIeCALTPJReWJdYZUWGtiGtmwueG/+SUvZnYDiBOra+9htG3FU/Mc4q03fxBE7Hffe/BG5cTWbqp+8QZtNzaZTp2TarTLZSx4qDeY34RyC0c7OG7ryNJBI8uHxSzKsC4P1vOmBDxPvH9Jjhb5lLu0b21cSGuBLGjTO0Hed+iboUpXbXtNVxL5khjbNbfnueZTD8OuzQru/MVe9fujceKs+F7L4etVjQIDQCR+o7yfX4K24Xse6gB+VeGt4scCWniY4t8uaDjJrQJsko4FptsFDkpZU9oaZlrajmAg/wAhh3/YORFUV20y04cmpvNNwcD0vBQuSZe7Dt0Mw9QAkuguYTLzqdJkTclc8sMkroS9j9lIObpIXhv4jdnm0cTrb3faOI/3DbyXtDX4j9NFo/rqAR5NaUgzjsNUxlQOxddukGW06YIA8XEy4q2KE09h0U/8N+0UltCoLmdLuBjxXpGIrAje44Qh6HZnC4drQ1gBHumJIPiuWYoBxaYHK+6tSWhrvYOaREGwE/uy7LJO8+P2Uj3xABmTa1lpnEkjw2U+hjisyLMcAejfjKjbQqQJqExzAKl1CbgIlpH8o804AJrouZjwj4Iyk8EWXbwOEKMuA4IowVTfHH1Xbnzv8PsoAAdly5p5yqIU7cw8FC6TuutZXfC4RqgEUDksQ1TFtkrFuaDxYnc7vIpjuMoKkJRIK8tHqtEpctOCi1rsFBqw0E4aq5plrneEmPSUwo5mDZ0avQeqVMFpUNR1/OFSM5Q6JSwxmWNuOZYEb72+uyjxWWMqe73eV/lyVeoY8jum463TbCV5096I4k2/suiGaMjknglEdZJgqlIQ46hzm6IzzCe0pObzBHqELSxjmz3geS7ObCIcInqq6I7PGuxOqjisRTIimDqMmQ1xJsPIKy9qe0fsMF+YpgPJIDeXeMA+CrXbSp+XxFVzD3KzZtwdsfhCjyTF/maFPBez1uIj/SA39RXLLHcrO2GRKFXsqtDtbWq6mVtL2umNmweEK5fho/FGsAGTT2c68TvE8T4Kz9nvwyw7akuY1wbpIkWO+q3ivSMDlNOmIaxo8BCuoJf8o5HN/wCmJcxyuQItJv1EyT0ISbEZJoaS3vSQQ7eRxv8AvdWzO6ns2OcWkgNLiRyAuqDX7YaC17RUcyqQGtLRAEXdPL5pnQqC8RVdTcCwxECDeTy6DZOMNnNSpThpIMR7sgHbnslGZ4qh7MN1aXP2vBM3J6qXLjs0j9J7+1rcAb8Fl2Z9GYmnjGD2lKq4mbkaYPC4PBLnZpip/iVnCZnTG/AaT91a2PItFh+oXDRH8trLH4XX3jpda2xb8U3BC8mU3GYmtIDsRUBiY7xt1MmVLhsbXFxWcefMeLTwT/G4UGO5w4fQxPxQWIy5w7zbn9xIIKDiMmQUcZWeffY4DxB6yCSt1q5d3XM+vmCOCgxNJ0XDWui0bz++CgOZaYDu8QDsYPopsdE1PM9LtBmetwRwgplSrNcBBFjzVQzV+ohzZ1WnfbqOCYZVidd9W42IG44pWMWJ9cTvJ6bn7KRj+Lo8JkpLUqkGQYlFYQ2uZPNGMgNDL2jpsAApqbp3QBrH9O3quhjy3cA+KtERh4wwmWkgqU1IHeQlPGB1hY+oUzWO/VcJ7FpnUTcKLF4iAsr1tIsgMS/9R9FGU6KRgQ+ym97rEvqV3kzK2uX8mP0X8TNzCxpUQfJUzCp9naTUwpABzURMCy5c4nzsibsJL+6Ahaz7Hxj4IlzZH74KKrT/AIY/qPzTNAQuee8neR4oagx2ztuhSKp7x8gi8M+HNvEEH4pE6dmnG1Rbq2AYTMR1CWZpQqNaTTAJ9D6p22pIXLmghdrR56/p4X2zzfU7QQWv4tIIICsf4YjSzU33jAM343Tjt52Sp4lheGgVWiztjzgkcEt7J5e/Dta9urQ5oJadxzE9LoegPT2es5bjmnuEQ4X8esplVpahZ0eCpuWYhrhZ2/W46J3h9bWHQZJEibp4uxJxpgme4zEUqT3CmHnUGtHQkCeu6Vl5p06eqj3zyFm8/CFYMZWq6GNiXGJPCAtPxQ1imWcJn5o0KB4zKaFVjTUaJGxi48OKXYrLalEtdTl9M2I0mW7REb8VZ3MpPtIm21isr4cgRMt5ItIAppVp7pkDgS0j4rdNwaTpMc5H9lzTgGASADxBsUxBJuAD4QspWahe7HtuA4T5fIpXTzUl5BAnbn8j9E7xtNsSQJ6hI3YWkXEgMDvAD5JZNjJIXZlWe6oAWhrY3F/glmO7OazqbY9I9RO5VzoYe12gxsDf0KnNJkXbHgSlqxjy2vgarJaJ/qMgrnLadRpINzvHHqvRsVhKZ5j0N0kzHK6Tby/f9LR91qBYLp1AS2I4T9VGCQJdsPXwReBq0v53W4Obv/2W8ZQpkgh5E7jTP1U2h0xXUzlz3BjRA2Cb4DBFwl5sgPytNrpl3/ECPinWHrsAABJ9FSEqBJBVPS2wC1XxLm32B4Kag9h3Mx6Ktdscc1zAynUAdOw4eMLSm6NFWxi7MabiQxwLm7jgl1Wo5zpKW5fgzSaB+o3J5piHc15nyM1ujrxwpWSALFH7VYubkVoGo1hzRFOovP6eLqN2cUXQz+o03uF38WjL5EH2X1l1K1qreW5+x5gmDyKd0sUCiiqp7QwDu6hatXugcp+60a4hC1STsi2ZRBjMqdrSu6GH4oynTCVIEmPMtxAc2yYtaqxh5YZa6PqmLM1gX9V1xyqtnJPE70G41ndK5yvLw6i3kQSPAkkfBLTmQrvbSbI1e8eTePrt5q2061NjQAYAAAEcBsp8k3olOLSplSxWCNF+sbDf0/umOT5oysxrqTwW8h0t91WvxT7Uso4d9NlnvaWgyA69rD6ryTsz2krYeo3Q/utFxNoG/wAZKfHJuxHGtM+lzmIJDeQufBdUcVTfDpEcD5rzfJ+12qk94EuLRAJ2G1/X1twTfIc/pVz7I2dpJjhYzv6KvMRwLjWy8EHTY7zOxQlV1VoIa6SP5rx0PTrwWhUeCO8YcY8HD72Q2NqPJBbIIN/sVpMEUD1atUuDgwB3GDII/wDoI/DODveEHp9lxh2fqHm3rzHJMKTAb/5HjzSxiGTIX0nR/OP+XwSXGZdTJL4LXc2mR/xKs2mNj5qOrSa6dQvzCpxQvIV4Fkt31cjsfMIgNn+6Hdgns7zCHDkLO9FHSx8yDfhyIKASevh2kbpNjWES0ET6GE4dtz68vFA4lonvCTwSsKK2+nLoIv4QfHqua1HvC5jn16phjIa4BwtFj9iuGtJIvI4JKGskp0AWi0+F12MrmdJ8Psi8LR8JRtN8RITcRbKdnlCuxh0TEear2VYQmXP+PEr07HMaRtMqnZ1h9JBa0gSoZEVhIiFVY/EKCjdE+yBXFLGjoUwf8wsUhw6xJ4x+aKeaa4dSRK0V22cdATmQnfZzEunSTZLXMmwElGZdRexwJYY9ERoOSei04moWe9sdit0sa3mEBisX7RwJ2FgiaWCDrwIWULO+MnWxgMa3mFhxw4kIQ5W3f6lRuwVMHn5kpvE17DyiT1c3aNjJ6XQmJxlRwJ91vM/ZEaWMFmgeSDweZ0nYylh3wdYcYkRYWB8b+iDx26sWeTjGzz7M+09VlcHDVC3SZ1T7x29Aiz+JmZvboFUeIY2fVQdu+z35SvoA/huOph4QTdviPlCCwlBojbxXRDFGqo89uUndinHPrVHl9Uve4/qcSSpcE0NGp47vATGtw+TReSrr2dyP8ziKVEbPdfo0Xe70HrCL/GTCYaniaVCkzT7Og0d0DYkxPM2nzVGkiT7Klgs0fqkGQTfgD0A4NHAeKeZfmb2NqvbYgMAPLU8fQOVfy1lO4LwI3mx8Fcuy2TsxALSe5Oo9dA0tFutQn/YVnFPQ/qy49kM6fXY+XanNex3+0913mO6rtr/U4WcP8ryvs/gzhsQW03TLajSPIlnxhegZFmYxNBrxvAJHETw+SnVAu9jZo0uEX5dQjRzH+EKwSI4i/lxU9FMhWEU3TfY/ArbuWx+C0AOC4L+DvLomFOK44GxQGJoB13NnqIDvXj5pkRwdcc1HVoxtcfv0WMKGsc0yO8znsfNqxzQ4SPMfZS15aZHdWmPa4/yu58D4jgkY6EWYtB524oFriCA5WLMcHuQI5jh4+Cr7h3o9UrGQ6wREIwgQl2BsOnyTEgQmvQtEVV0beiSZnBH05JzX5pLmUA/VRydFIioYZdaIU4eo3OXKypEsWyFtYJSWOkwLnkE0wuUOdd/dHLj/AGTLC4KnT91t+e59UU1sq1FYYPs1gMC1tmi3xPmiqmBROHYjA0J1FDvXRWcVg4IcB4hF4J9vkj8bTAC3lmX3k7n4IrQyZJRwTn+9YcgmVDLWAWCJpUoRTGLVfYrdC6vg2kbLzXtxkYoVBjqQh9N7XOHAhsXjgQvVcQQqL25Oui+mP1Q313PpKm3xao0kpQdldxP4le0H/rscLe/cW8lzg+0dFx1PwFAyOIiZG4shcL2SaGajbrH76J3l/ZXXI4Tblb+y6U2cNMa5H23wFB73ih7IloB0iRbh0Xm/ajOBi8fUrbNqOETwa1oaPlKuWP7Fz3dvIifNVDG9kK7HGDIEnYza8eK1u9iuIifhy51hYxJ5J9hO1NTCnRRANNrQ0Tva5JI37xcUBhsLUe6HNLYkaQIg8SfJNm9mtTZaLhHkCiXB9ryazKjmwWvBkSRYz9Fbuy+dGnmOJpAfw6jnFg4QQKjCPEOVOodnH7AceHFXrKOzjw+hW/VoY11jP8M6Pi0NQsNI9JwFYOAc3ZGaOPBLcnw3shp3HT7Js0fH5qi6Jvs0xy7e0FQkrTaqBjtrYPQ8F3BHguBU6KVrkTAOMoSLD+yR4l+gwVZaoSfMcJr2jr0SSGic4fHiIN2n92S7N8ID/EpxHy8RwXVKkR4dURTBExaf3dKt9jNUKcLiIP0TVlSQgcXgA6XM7pG7fmW9OiGY97Puh0HsZOq8Cq9ndYsNjaU1NYOHVVvP6hkhSyPQ8UcUcUCptcqtsxBaUww+MUWh7G2pYg/zCxKYMwVAk3TWlhwFpjBwH7KnAhdaOi2zqnRCzEVAAQoqmJAS52J1vA4cUGxlFjDAUC46neQTqlRhB4QppTWQJGg2VIRaFp5UNSpCIOwLH1YBVQxjPaPvsD6lPsxrFx0jil1GhDvNc05fsPLUaCzlst47AAz622sj8swJa2P3P7hMcPTEBF4ekJ2XXR5/IiZhwQ1rt5lR4jJ2uJI3ITalhxIMXBRQYJT1ZNsqVbsyxvfDAZIJgCR1CmwuQU23ANzO9wegKtLmSIKHc211qQLYlp5G1plt27weHhyTOnh2wOh/fyU7bLmoUejdnRMFbL+SHqPm/GFEapQcgqIc50ifVQyo6VX0WVHQf35IWGgum5bfWCAdUjioKlYwjyBxCq+IIKDqk2cDb5HkVzrJtN+BXVN3BwtxS9jdGjtI8xO39lEXnki20S0/u63UpcQLH4I0CwOIvsuqtBr7jfcj6hTOw9ioGtLVjAGIwvJVTOmEWOyvlaCJjx+/gqv2hw8XGxUciKQZR6wCjZUgqTHU4MoMKQw2bXstIELFqNZ6JTqAifJRVq5JgXQdCqXSBxTPC0APFVbO2jWFy/Vdym//ADQDYJjhGo0UwhxsVzaYro4ctMzZM6ZXLqQWqJ0yE0dAcrN1HJZj8TAN1vH4wCUiDnVqns2+JPIcSpzn6RWKpWxllVLUC8jcwPAb/H5KWphLz1TGlSDQGgQAIC7DVPicrnbbMwtRH0iN0vNJSsJC6Yz+yDiNGP8AkpRV4pXSrHitvxPqn50JwGjsQN+KhLwUrfWJWmap3SvIMoDEPg3Wn1t+SCcSsaCtzNxN1Xmbcgum0ypRSupdKCj9mbI2tgLp7pEcR8l0WlbZThOK2CgE8V2ygjPYjgtmkm4i2B+x6Lv2YKnjmtJgEQEiFHrLTtLSirLiqz4rGIiRwUNRix7eW42+yhGJGx3SNjJAtXEhhv8AsIDNKsNkAOYdunNHYikHJHjaJbLQTDtv9LuHkdlCTZVFVzOk2ZHol35bij64kx6rbaUKSYzAPYlYmWlYjYB7UwjqbhpNuRTvAiQCVixGHZ3t/qMW0lK2pFlixUJdmqteAgMbiYC0sSzZSEUVvHYtz3hjBLnGBwv5qyZTloosjd5u93M8h0CxYp41dtk/kyaaiHNUjQtLFQ5SVrVKxixYniKzt9JRmitLE7SFs5FFdhixYlSDZvQpWsWLEyQGyQBdFYsTCmALYYsWIgJ6bLLXRYsTCkdUKAmyxYgwo51rokwsWLGIHhAY6mYlYsSS6Hj2LKtdwCSZhi5sVtYuVtl6E2YOBioNzIP9TYk+Yj4rihXmxWLEAE0LFixYx//Z</text:p>
          </table:table-cell>
        </table:table-row>
        <table:table-row table:style-name="ro1">
          <table:table-cell office:value-type="string">
            <text:p>Makeover!</text:p>
          </table:table-cell>
          <table:table-cell/>
          <table:table-cell office:value-type="string">
            <text:p>Draw 2 Positive effects, then select one to place on any cat and discard the other.</text:p>
          </table:table-cell>
          <table:table-cell/>
          <table:table-cell office:value-type="string">
            <text:p>$0.00</text:p>
          </table:table-cell>
          <table:table-cell office:value-type="string">
            <text:p>action</text:p>
          </table:table-cell>
          <table:table-cell/>
          <table:table-cell office:value-type="string">
            <text:p>https://images.baxterboo.com/global/images/products/large/puss-in-boots-cat-costume-7865.jpg</text:p>
          </table:table-cell>
        </table:table-row>
        <table:table-row table:style-name="ro1">
          <table:table-cell office:value-type="string">
            <text:p>Disheveled Fur</text:p>
          </table:table-cell>
          <table:table-cell/>
          <table:table-cell office:value-type="string">
            <text:p>Reduce a cat's score by 1.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negative</text:p>
          </table:table-cell>
          <table:table-cell/>
          <table:table-cell office:value-type="string">
            <text:p>data:image/jpeg;base64,/9j/4AAQSkZJRgABAQAAAQABAAD/2wCEAAkGBxITEhUSExMVFRUVFxoXGBgYFxgdFxcXGBcXHRcXFRcYHSggGBolGxgYITEhJSkrLi4uFx8zODMtNygtLisBCgoKDg0OFxAQGi0dHR0tLS0tLS0tLS0tLS0tLS0tLS0tLS0tLS0tLSstLS8tLSstLTctNy0rLS0tNystNzctK//AABEIAPsAyQMBIgACEQEDEQH/xAAcAAACAwEBAQEAAAAAAAAAAAAEBQIDBgEHAAj/xABCEAABAwEFBQUGBAUCBQUAAAABAAIRAwQSITFBBVFhcYEGIpGhsRMyQsHR8CNSYuEHFHKS8TOiFSSCk7IlQ1NUs//EABkBAAMBAQEAAAAAAAAAAAAAAAECAwAEBf/EACARAQEAAgIDAQEBAQAAAAAAAAABAhESMQMhQRNhUTP/2gAMAwEAAhEDEQA/AFAXCuqLkrANoZt6pJtI96M8B8082gPd6/JIdq4PbxH1+qPx6fi/5QG4eQwXzTIw103Lr/2URAGWPBKW6MdkDEjjCOewidxz3ka9UHsvT7xjHzT2w2dtYezdF9uIg+9hiElRvZeyNCBMR0yWXtH+rUP6iY6rVOoXCWlvemMNDO7is1aqcVHxo7PiSfJHAnlvpVOE+K/TX8LGRs6lOpPoF+d9i7NdaHOosaS8tkbpBxk6YFfovsjXbRs1KjhIIYY3lkz5FUQt9NBtR34VT+g+i83pO/8ASXcazv8A9nLYWraALKrJ0cRyyWU9gRs5tLJxfeI3Avc7HxCa9J47uW3NkUe54JkaCF2bg1MWuClpa1fsalBd0+aapdZaobM81ZZ7TeM78uQVcek72NhShfMUoRBWQoEK5QIWZSWqMK0hRhFlLguQrSFyFozx5+Z5qLlOoO8eaiQpGAW8YDmkO1ovARjGG7NaK2sJGG9JLfZ3PWd/j8uE8fG32XA8vqoPaNNfkiH2N2Wmm/kq3WRxyBQHnjRWycZ0/wAJiyWua5hgtIIPJB7LZAM58cNEyslmfUBaxhdgJiZBn5pbErZtpq1ibXa20MwdHeA/MBhhzjyXzex1KHNu3yRBcDjOpaOaI7K0alN3sqjXNJgiRhIO/l6BPLE17YJ35jmjjEslGydgtsVmu0z36hxeQL0TjywwUrRtL2MEAzeac8o4ciU3t1dppTuH1B+XisVte23wTORI8DB8lsrovExO3T7Q44QQeIKqO2C8d0l0ESBMNnK87IHhmvP7TtYisRMB2E7hw4rWWbb9kbZGUWPaHB4c7HE4HE71paGpGyszwG8cJUa9s9MVmj2jpkgMcCC0GRvnJAbS22M519ENtpqLXtnSYTvYTr10497AbgAASvJLNb3VHgZhbultd4gsJYGtujLqSTiXHemlCx6MF2FmezO1n1XOY83iBMjQHQ7ytMCq9pVwhRIVkKJCOmVEKJCmVEosqIXIUnLiDPILSIe4cSoFE7UbFaoNzj6oZykZS9qHNHgi3BVlYwN1n4KLaSa2W0QYdBGoInzTelsalVF6mY5YjqMwgLNMO9ocOIx6EYhGUbCHEOoOLHagmCDwdqmVfs7Ub8M+hXdn7PcHjukHJwO7e3iENsedm9qWm+KVR1/GO+MehKY7RqsZjdInCAcOUHJJ6YuVBfwcyIO8Tn4JzaqbXgHXP/KXK6UxZ/atvcwTT7wIgtOs5x09Fi7XWe6WtBbM4HSVvNqFjmmBJ3a9OOqyFns9+0GmT3s2nfH3kk3s1jG2gAPxy1VtDZoewuAM6IvtRQuvgjEOh0eqPstnLxcZgGgT+6fl6T17KKDi14AwRdVheMSfrkrQ6kyvGBu78sE6fUp1LpDe9AwG8iSOAA9EB18U9n9mtaBN4nhnO8nRaJlmqHACBuzniShrHXawXQJ1KYVK1MNBcSOuHKE0raPOxlENLsQXEgGFtmLD9krRSZgCReObhv0ByC3FJozCtjfSOfaagVYq3Jyq3KBUiFwrAqXbqkQuwsLyjb7ItNYfrd6oBybdqWRa6w/WfVKnKRogVW5WFQKAq4RdjqOBDmEgjd94q+xinhNNzuN6B5Ap7YrPQd7lGd8VMfCENDDDYG2Pai473hvbE9EzrgD4R4IWw2ljTApVGZC8Wkj+7cjqwwU8j4klus4ebxJAGnyQbrS95jGMMiZy1BGaLt9uYwGVmm7ddJ9nSqO4xh4kwpW7Vk0Iq0ajazXZNOYInzU6NiuW9rrpumm7vRgHYYTx+SxvaDbNsNU06j6lFou4MY0u7wwIn3s4zWp7KNtFnrWZtore1p2k3A14io0xILd8HMfRU4XWycpvTK9r6bTXLw6Q54w3QYPqj+zLA1j2kiT5j4SOij2msTP5m0XPda8NGcGIk4cT5KrsvZbz6pc4tZTF47gDJ+S3xvpPsuxOr2yoMSA7E/Ja+0Pp0Za1omIwAkTxS6l2os9JrzRoVS2e9VDe5zLs1TY7fZ6zu6bxJk3j5d6TCawDelaAGgC6JmBy19UJUqtYZqvLtzRgPFFVrpuwAI3fshdqWG/F33syklNTrYEOfdALXnK7EuHBwwdyOa3myLS9vdxw00PIfCeC882Cz2YuziCCDq1wyIPqF6XZKra7A8d2oPXUHeF0YVDKG9KoHCQuuQ9ndwg5H90QVUiBCiQplcIWZXC7CkAurA8v7Zti2VeY8wkpWh7fNi2P4hv/AIhZ8qdPECohhOSk5V3uEoVhLCR79MxoYOHRXts9Ud9rXOZrdJ8wVGx7Wc3DCOIBTqybekiQTxaRh0zQGDtgWwEReMZQ7Mc/8ptaK8YQRxUbHUp1BeaAd5EeaMFE9FLJWM7tihhegc4xWTtdZ4EMfJJiMB5r0W3UO6cVi32N9QubAgHH9I4nUqajN2+2ViQKl2o5nuuMX2jc17ADHAlJ9t2qoXMrudVlkAEvxGsMwF0LTbaJZ+HSaahG4HCfzbkTsXs822tNOsQy6MQ1zfaTOcNkNHNPMi8d1hbXtaoRAY5ojcZI5qqrtV76b2U5F5sPAyc3CQVrH9lbQ61OsFGoXYXvbEggUpGcaiCICD2t2Yfs9xvTVBxvBuHIgTHPJPuNcQFg9sbMbPfY1r4cDfI4w8RiMt6YbB7MWdoN60sNWMAy8A3qQJPRE7O2ay0iGdx90kCcAc9OKWQ4jHG6SNcCELlaSY6pwLBUY4gPvHedyBp0qhJ7xA1dPommynGOmq+qNaGw5wA1xz8FOe6ojYKxBhmDRqc3ddy1uxtpgEAnDgYWKdax7tMczEJx2ZpEvi8JKpC16hY3scJBg88UwYk1jseGIunhlzjUckyoOIwOI3rojnsElcUlwpiorq+XyMF53/EVv/NzvY0rMrXfxLbFoYd7B6lZFSvY49IOVZCscVU5yAr6FivaxzgeqfbN7P05BdVHLCfBZd9UxAOfj4ozZ1ice8GucdBpO8koUY9Hs7qVId0F3Iz5D5qJ24zK64cxCztmsNVoBa1l45m/Ph+YpoyzVCYfd5ASf2U7FYLrB1TEHDcD8wUttNkqCWhmfENHHHRGsslob7gaOc+gRtGw2hw7wa48ZDeozKlcapMpHn22LK8sdfIFP8oBbS5DJ1V3FAWTbIFN1IONPGS1rGsJGUOu4mNw3r062dnqlT3nt6DIbhOSAsXY2z0qweW3nA5nfvhNjj/oXJ57s2vUbVL5NJhF0GDLc7rjzKZbZf7a65xLqrRAfTdddEd2WnCpqvSbVsykbwLW4iMtF59tXss4VS+liJ92SCN0HRPYEoDYtjaz8Qd2o2HOc33KjfihvwuBxI5q7bNhp+1vDG+2YB13wm1joNcw0zLX5xleO8aA8RgZIIxwtpbJlrJMlh7pP/id2oU/Zmbp0buizm0b3tiw4+h3L0i22AMxdh8li9qtY2qfdMidJ/fJGFBULNW+ENhaLYFmc14LwYG75JVRtLmjAXhwGH7LX9lWtrjVjh1HNPjPZb03Gy5DQ1xvNPuu+8kwupfs0OYLrv26cE2ZkumOeoNCkQpQuFEEIXYXVFZmJ/ig38Skf0keZWKW7/ii3/RP9Q9Fg5U6OHSDlS8q4wqnEcSgZFj4xiToPmr6Fao94aHSdwmfH3Qg6r9ERsuu6YbDBm58e6N/EoUY2eyNjhoDnBpqanFxaDpLj6YJjUtjmd1kydGwXO/6jkhdgtvg90tpt1MXnxq4DLknlJjWC+WwT5BTtVxBsrVmgS1t7OCSY5mRJR1jtNqfg0UhxuugeJxSyrtCoX3WNk+QG925Xi21i4MZD95Jho6CJ5cEvI1h3ZZBmpVvnXABrfBBbatJaXRLYxnDUcevgldt2q5pLA4VHD4WtF1v9XjqmVprNq02OOEiMdCMwUQpOy2Vg2ScyTPCMMVbs63B8kkd2Lx0mRGfFfbSrilTwF4N0yMHdH3ilDds0v8ASa0NMgukxjoLxwJxnGEaE7N7RRnGWGOirq1LneYL04ubeGQzc0/mb5iEFcpuBOAzMzBxnTUZ4j9koqCuwPDaneZFRustOBx5EZbggYbt63uc0saQ5lRscRiMR6Y5YrzvbdAu7z2y33eLYwiRyWkfbL5F9sFrsS34HOwmNWHDlnphKq1jrzXAFrhj115g6oMymzbO6k9paSWeo3Fes9m9nupvB3iRlrphmCFgbDs1we6mMdQN44b8F6j2JtIfRFJ+bPdO9qph2nn01FJgIU4XaYhfFdCCK4V1cWBErilC+hYWU/iiz8Kkf1EeQXncr0z+Jrf+WYdz/UfsvMgVOjj0g4ql5U3lUvKBlT0TZHMLmtdN0HIQJO88UI5E7NoEuBAjH3jpG4alAXp2wrQ32be6GjMN1jSeJzU7VaHudAwwlBdnaV5t6e63LnqXHfwGAVtrtwF4tHcbgT+Y5QOHFRyVxca8l90uME9FaKIa/ukXnCLx+GPyjU4nHJfbIouc32hwD8v6eHNVW581BSYYjFzuH5QeOp05oRTahrwC6kwDDEuObnakkaqwW0UwaTspnIw06yShbBaLtU4EtnDAYOM4+AKBt7ni+9wGJwGusSUYWvtrbWa1uDgSYDW5945YITZ9nfD3XheccTxJ+45IWjZzUfeIwaC7lG4c8ZKeWOzlrS0RfqDPc3ADxTFIrXRNJmDmkAkgvO+Jg7u74qPZO3mqytTdDjTa66W6hwiBPGPFEbU2eC9rT3msbIG8gGMOk9Uu2XXFBlR4we9rncmsGHKTggZ3ajIeHNMFkSdDdi8DwiFCzmHYe6+QW5hrsweR38UwdSa4BwycJI/qj90ko1SHkj4MuN3DqCJQjU2qVIc0twLflkt12btFAtFW82m9uD2ucABynReXVbXJcW/CYI1H1CWbSJe1zSDlIJ3j56JsctFs3H6DO37I33rTQHOoz6oc9qrB/wDbs/8A3WfVfl5jlYxU/QJ4Y/Tw7S2I5Wqh/wB1n1VzNs2Y5WiieVRn1X5iYiaRQ/Vvwn+v04y10zlUYeTgfmrPaN/MPEL8103YKz2hTTy/xvw/rcdqP4mULVSFIUKje8HSXN0Bwjqsg7bzPyHqf2WabJUrpU91SePGH52yDk3z/ZVP2v8Ap80nYCn+xOzNSvBL2U2b3ESf6W6pblYPDFrP4dss9qpVvaUml7XgNLpIxb7sYZ4o7aGz6tOqxrWUSx5z9ngwDPPgmHZns5Ss9F7GH3nMffvY32kYnQdE+2ldhpIvEn3Rne+Q1XDryfty7xvwueEkV0qfduMaGs4COiT2xoqV2WZmMd+qdGgaDju5pvarQ5jA3Oo7QZN4Dko7OsDaDTONWp3nb448PquzQQRVtAptJAyGXoAkNJrrxk596o7jowcAM1bbKxdUInu08XHQvOQ6bl9Qolzcov8AePBuk9BPVYwiw0L7m7sSOWU9cvFR2pZLzXaw4Ejc3vAeiZ7PAa29lIgA7h9yl1C0ir7U6Pho8XY9UWLNn2a+H6MIbzInH0iF3aFq/Ec4ai4DuAdl1aPuUSysGAUtWt8wcPNJ3Q176ZMi5M8SMCiCy31fZvvht6+4Twjd0nwWf7T3QKjwILm3eF3hulOadW+zi3Mag6OG/wDdZzb193vEkAgjAAG8IGXQoa9sPsNqlzho1rfL/JSGrXILXjKSI6uH0V2yqhIJyN1zTzbkfAhBVtAPzE+ZR0DtN5bWdByPkcua01ncHAHLgs1VoYNe0YgY8QMPIQnOz6oLY6hCjB76DCMQ08wEO/Z1E/8At0/7QviFEkpdqSIO2PQ/+NvTD0VLti0fyxyJRBJXC4rMFOyGaSOq+/4S39Xl9EQXlc9od622Tf2ds7KdQlneaGmLxLgLwBJE4Yb0HT2c2oe5SaBy9TvWhsmzixrxUg3xBHUHE6nBXkwIAgDgq30jN2QkpbOazQE8vRWEmUwqunQKokblK+1sdQXsaqYc0GJjxWioWkTPvPIw3D+lZqyV2g4j0AWp2RXBxa0E7wMuqbBLydmFKncF92Lzv0+9yW2u1XbxnMXnOOcfIaAb0yqtcO8cT/tH1Ky1q/Fq3GklgILj+d2g5DcjYEoixUHOY1uIvuvHgOP/AEjzKNtVoDZjhh5NHkjHsuNG+I8cT6eCz1reLwa50A4k/E4nDuDdoNyBhu0bXepAB0NcIBGZbmQ3i6I5ckPsRwDs4vEwNA1gIYANAAJ68UDWq36jqhwYw3GDTuxl1B8Ew2GwPp+0biGlzehgDyhCCUbTt5NYm7kZJ1weAELVtn4j+LDE4zkcPv0QW0LYIqEGJOZyAxPzPkkOztpCrVOJERd4gACeesJpC3002zQfbmHfCZHSRHXEckrrS9kT7piJyg4dP2TDZtTFj4xF5jo/OwwfI+ahtKzmnUqtjDE9DkfRYSKwOLX1GnO7e+R9R4ImpRnH7lVVpkke9BI4iRLT4K6i+8MNd+u9pW2DtAGOIwI+94V9mABw6fe9ROHeAkgQ5upaN3EZqbal07wcQlpp2Law7l8WlW0NoN1b5olttpHMEeCn7VmgMLhTC/SOsLvs6R+IdVt0dFhUE1NiYcnN8Vz/AIc38w8QhybR9WpIRzSNVp69GnuKCdZabsiQrXJGRnXvdoR/aEvrMjXFamrssHJ3kllp2URjeBS7NousFKXi8ZG5bSwPDGBzjAOIB8sFlLLRcx36jkBn+ye0LOXkSZCrjPSOd9r7ZaXVMG4Dfr03Kez7M1hGGWMbua7aXXBDYnIc955fJButYYLoxMZ8TlPEo2NBO0LUTg3FxwA4bykFKyXKhquMvcQATjdGQ5nHpKMNougk5m63jiYP0VNpp3qlJk91sudxIa6PAjzU7D7gLtA0UrKy7hN48ZdJn73pr2Te2ixtJxgVcOThkfH5LP8AaK2itRkH3awb0uYRwVPai1PYaZbhAacN4MnzKMjWsZt+0O9s+mZHsy4EcRIx4oTYjO+x85O8px8pTPte0Pq1arRAqxU5FzGud0klKtg1IcBvgp/id7ejbAswbXew5Orud/c2n+6u204PNRw+F135eoKW17aaVUP/AC33cy4MY30ceiNovDWEk4OLieriAksPjWbt4uQ4b56HEhRsgIc5k55cx+yltAgwAZGI+gXW/C/c2OoEfNaQa+q1Tg4TeAnwwKupuDxLcAcY3HWOCpvfF4/PyVTBdymP3R0Fpo2z8R81P+XdogW2nipi2OGRQ4tMqIdeChfKgNojULhtDTkUlxUxzWXyu3yqRVUvapTvWKyDLBKnWtIQrrU3UhawsWPKW213GEQ+0g4DFD1GzImY8B9Sjjj7DLJXZLEXEDIa7yE6dVDBdaMUJs0XWl2Zm6N3T6qdGZJOef06q6OnXMjcXxid06D06ICmwkuefdBw/U7U8voUS9/wjXPqgdo1pDabPi7o5Aw4/L+5MBZti3QwvHwG8OZBujzB6oClb3FjHSTep1OsGphywJ6jcqu0zoAosxnzA16ujo1X2awk3abcqTCyR+d+NSP6RA5kpdCUMrFrHtObwA0fqBOPPE+SKt1qv0mjUP8AZzuBAJPkQgdq0pqm5lTgcNFFjwxrw7AXhHAkZ+BK2o0qFtDalMujKm0j+ktA+iQ7Nom8wNzxjpGf3om1Z5bTgfl9n5geiH2QyXToRdHKfnK0awy2hU9pWc8OlroDYygYT6pntC0i5cGgb/tLR6eqS2ZphgGTGiTzz9fJMv5cvbj8QjqMwtptlb5a8g5YnyRzm/hxx+/RRtTJNN2+J5jBw+9ylSfDyw6R9D6SswVr/wAMTnJB5iFJtbOdcVHaGAw3h3jgUFVq4Sgy0WxpN3I/eSqNfUFL3gOdxzB5Id0g58wm4lNnW4ZPEjf+yvpwcWuSB75CvsVYtMaFCwZWhYSp470JSeVfeKlpeV6VWKAqJrXZwS+pTM5IbGBA46YbyjLK6SGDXPfO8oZzCj9j0mtl5xOQ56o40uUNabQIaMABCjaCB3dcz8kM20fiDiT9PWVwOlxx19P3T7IjaO60xmcBzKFs1MBz6hHdYLjeQGPzPUou0GTHHEqm11AGFxwY0YDefqSn2VkqsvtE64YbpOAR+0LU2zMuAgnJxGd4/CDvOMnmo7KokP8AauEkF1QjfA7oH+3xS80r1RpcL11znRpIgCeqG2TbZ4YQYDovO3gQSeWE+Cz+2v8ASk/EA7qMHeSe2djvaVGOMuqgjHhgR4FLNv0PwB+amTzMAB3iDKzFTKk0HEnEhsc5u+kKVJt2nTzBMCBmcJIG7mcoQDKk0iNB/keid02y2m5oxHcaOJP7BYLVlatEMaBdnvnf+kcB5p3Z++HgfA8z/aUDaLLeqXGe6JptO+AZdzLsU72bQ/EqN/PJ+ZC2x0T3Z7pETi08dfviqNoNgh2oEO5Tn4+qIrOu3mHFzD4j/CukPYDmYxWYmtWOI/yDn5+qUW4QME6tFNowBx3a9N6QbXOC0altWtBEaK2pWB72qXvqKdGppvTpjHOESERZscUvpuhM7G4aJcj4nNjqwMUV7YbkupK1RWex1qZGYKEe0blp3FDPptObR4KXJTTLVWBVuqloEA4fPVaOpYaZ+HzKFqbLZoStMms2ztntLg4k7sOH3KNs1QXzGMYqy17KJEBw8I80K6jVY0hoHEzj/lPM4S4UbVIJnw6oLa7S4AR3R671VQvyA6WgGeZ4kfeiKtVoYZkw1kydAnl2WzQcC4zicAPOPvcl1ko3JJg4QJ1Mku6XiEU20Nqd5pkTB4f5QVrYYcTnkANBMlOVA0pqg53STPIY+YlAbZo3i4tye0PB3nI/RNYuDASSD03+RV9CmCxogEtDh9QhtnlDTdvt+80/7P15fTGoLI5zJ81R2l2ZdJqNyJM8OBVHZNrnWmmAJgyeAATpvRalFrajGxgxhcTvIb8yfJQtBLQHsIMFrumv+05cEft43aBqR3gLvQj6rLWS1EC67ItDT8ip/VPivtTUu1A4CA+CDuMYjkUpZbrh7pw3buHJE7ZtV+k1rvhkf2nA+B8llfbm8SnhKcbTtwfDoghIrfVJJU3vJXW0pRbWylzV81Ov5QFVu2fuR5RuAKm0lMbJTO9V0rI4JtZmJcshkEWZh1IRPseSgwKakrp7m56qL1bUCoeFCqx8XKtxXziVwNSUweoh3BGuYha7UNmgOrT3Z/eSWWrYocMzyBw670xqsQlQkZEozKzoLJS6y7G9mZDjAM57gQEE2o82lzDi3A4/ec+ieguOqEtdobSBddF7IEro8ee+0M8NOOe1vvH7hKn7bY0FoIwJM888NyRW7aD6zyJw1jBILRLXHeFXSW2o2tUY9jnAgyMY1w+z4qr+Hoa1z3HMm6OQzSajUfdvgXhqFCy2oUz3TdnIZRqU2vRa9F23VNWldGQPjGSyzq0MAzIw48VQ/azmgNJOOW7mhqLrzsdZ8d6T6bYTaNQgTzSininVZwxGDhn+6XizCe6cE2wkcpU0UymrqFhdoiW2Rw+EpLkpIGDVK6iDSIzBHRcuobHStquphcuqQWbSYK7goSu3kNi95e5VEoqqFSWhc9VivBfXAvnNC4gaIPYg6zCjAVGoEBKatNB1GJs8Sg6zAsIK6kXaNrrstY50biPQp+oHHNHHLjdlym3kFe1FlQkgjHJSruvuN3dMakcFrO2Oz6RF64JkCcfklFSysay+0Q4NkHFdmGXKbcmU1Wbp7SfScbhInMHJV2i21KpE78IEKVd16rLscU+FkYWYtGSflokmyi1W3BrZlw+wjmWwNaHOPu5cTG5LbFQaahBGC0FCx0ycWg4aoW+tmxmyKxPeXF285J3Y7HOMQm9KyUxk0BFspDcpZ5rYYBbPZQjG0Fe2mNyta0KNzU0FNJVOszTm0eCYloVZC3JtFj7CzcqnbPGhKauCqeEeQcSs7POhCj/Iv4eaaLsLcq3F/9k=</text:p>
          </table:table-cell>
        </table:table-row>
        <table:table-row table:style-name="ro1">
          <table:table-cell office:value-type="string">
            <text:p>Cranky</text:p>
          </table:table-cell>
          <table:table-cell/>
          <table:table-cell office:value-type="string">
            <text:p>Reduce a cat's score by 1.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negative</text:p>
          </table:table-cell>
          <table:table-cell/>
          <table:table-cell office:value-type="string">
            <text:p>http://i.imgur.com/N7jRW.jpg</text:p>
          </table:table-cell>
        </table:table-row>
        <table:table-row table:style-name="ro1">
          <table:table-cell office:value-type="string">
            <text:p>Grumpy</text:p>
          </table:table-cell>
          <table:table-cell/>
          <table:table-cell office:value-type="string">
            <text:p>Reduce a cat's score by 1.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negative</text:p>
          </table:table-cell>
          <table:table-cell/>
          <table:table-cell office:value-type="string">
            <text:p>http://i.imgur.com/N7jRW.jpg</text:p>
          </table:table-cell>
        </table:table-row>
        <table:table-row table:style-name="ro1">
          <table:table-cell office:value-type="string">
            <text:p>Cloning Snookums</text:p>
          </table:table-cell>
          <table:table-cell/>
          <table:table-cell office:value-type="string">
            <text:p>Pay $10K. Choose a cat. This card is now a copy of that cat until end of game, without attachments.</text:p>
          </table:table-cell>
          <table:table-cell table:number-columns-repeated="2"/>
          <table:table-cell office:value-type="string">
            <text:p>positive</text:p>
          </table:table-cell>
          <table:table-cell/>
          <table:table-cell office:value-type="string">
            <text:p>https://www.thepurringtonpost.com/wp-content/uploads/2017/01/cloning.process.jpg</text:p>
          </table:table-cell>
        </table:table-row>
        <table:table-row table:style-name="ro1">
          <table:table-cell office:value-type="string">
            <text:p>Personal Chef</text:p>
          </table:table-cell>
          <table:table-cell/>
          <table:table-cell office:value-type="string">
            <text:p>Increase a cat's score by 2.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itive</text:p>
          </table:table-cell>
          <table:table-cell/>
          <table:table-cell office:value-type="string">
            <text:p>https://images-na.ssl-images-amazon.com/images/I/91fF-fCXcGL.jpg</text:p>
          </table:table-cell>
        </table:table-row>
        <table:table-row table:style-name="ro1">
          <table:table-cell office:value-type="string">
            <text:p>Chief Catalytics Scientist</text:p>
          </table:table-cell>
          <table:table-cell/>
          <table:table-cell office:value-type="string">
            <text:p>Increase a cat's score by 2.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itive</text:p>
          </table:table-cell>
          <table:table-cell/>
          <table:table-cell office:value-type="string">
            <text:p>https://www.siliconbeachtraining.co.uk/img/image_1507780825_a980c15436e9432f3725f6454d992e78.jpeg</text:p>
          </table:table-cell>
        </table:table-row>
        <table:table-row table:style-name="ro1">
          <table:table-cell office:value-type="string">
            <text:p>Costume</text:p>
          </table:table-cell>
          <table:table-cell/>
          <table:table-cell office:value-type="string">
            <text:p>Increase a cat's score by 1.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itive</text:p>
          </table:table-cell>
          <table:table-cell/>
          <table:table-cell office:value-type="string">
            <text:p>https://cvhsonline.org/wp-content/uploads/2018/10/sushi-cat-1.jpg</text:p>
          </table:table-cell>
        </table:table-row>
        <table:table-row table:style-name="ro1">
          <table:table-cell office:value-type="string">
            <text:p>Costume</text:p>
          </table:table-cell>
          <table:table-cell/>
          <table:table-cell office:value-type="string">
            <text:p>Increase a cat's score by 1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sitive</text:p>
          </table:table-cell>
          <table:table-cell/>
          <table:table-cell office:value-type="string">
            <text:p>https://i5.walmartimages.com/asr/c4e956c1-21e9-4f68-a7a6-6eb7e7a4174d_1.f1f47c9cc7454daee9697a2a58b78ad3.jpeg?odnHeight=450&amp;odnWidth=450&amp;odnBg=FFFFFF</text:p>
          </table:table-cell>
        </table:table-row>
        <table:table-row table:style-name="ro1">
          <table:table-cell office:value-type="string">
            <text:p>Costume</text:p>
          </table:table-cell>
          <table:table-cell/>
          <table:table-cell office:value-type="string">
            <text:p>Increase a cat's score by 1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sitive</text:p>
          </table:table-cell>
          <table:table-cell/>
          <table:table-cell office:value-type="string">
            <text:p>https://www.dhresource.com/0x0s/f2-albu-g8-M01-28-28-rBVaVFysRMGAUxPoAARRzENUdgU366.jpg/cute-christmas-cat-costumes-headdress-for.jpg</text:p>
          </table:table-cell>
        </table:table-row>
        <table:table-row table:style-name="ro1">
          <table:table-cell office:value-type="string">
            <text:p>Costume</text:p>
          </table:table-cell>
          <table:table-cell/>
          <table:table-cell office:value-type="string">
            <text:p>Increase a cat's score by 3. Player who played this loses $5.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ositive</text:p>
          </table:table-cell>
          <table:table-cell/>
          <table:table-cell office:value-type="string">
            <text:p>https://encrypted-tbn0.gstatic.com/images?q=tbn:ANd9GcTsDEgUCw4ot2q7UtNUSNG_AsaTQYe8Kuv-4_Esxw7xAwVobcze_Q</text:p>
          </table:table-cell>
        </table:table-row>
        <table:table-row table:style-name="ro1">
          <table:table-cell office:value-type="string">
            <text:p>Cat Divorce</text:p>
          </table:table-cell>
          <table:table-cell/>
          <table:table-cell office:value-type="string">
            <text:p>Donate another cat you own to another player. Increase cat's score by 2.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itive</text:p>
          </table:table-cell>
          <table:table-cell/>
          <table:table-cell office:value-type="string">
            <text:p>http://cdn.shopify.com/s/files/1/0203/0046/products/GC-3009_grande.jpg?v=1541545716</text:p>
          </table:table-cell>
        </table:table-row>
        <table:table-row table:style-name="ro1">
          <table:table-cell office:value-type="string">
            <text:p>Costume Assortment</text:p>
          </table:table-cell>
          <table:table-cell/>
          <table:table-cell office:value-type="string">
            <text:p>Increase a cat's score by the number of attachments it has on it.</text:p>
          </table:table-cell>
          <table:table-cell/>
          <table:table-cell office:value-type="string">
            <text:p>1 /:attachment:</text:p>
          </table:table-cell>
          <table:table-cell office:value-type="string">
            <text:p>positive</text:p>
          </table:table-cell>
          <table:table-cell office:value-type="string">
            <text:p>1/:attachment:</text:p>
          </table:table-cell>
          <table:table-cell office:value-type="string">
            <text:p>http://cdn.goodshomedesign.com/wp-content/uploads/2015/10/Cat-Costumes-for-Halloween.jpg</text:p>
          </table:table-cell>
        </table:table-row>
        <table:table-row table:style-name="ro1">
          <table:table-cell office:value-type="string">
            <text:p>One Cat Dollar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Money</text:p>
          </table:table-cell>
          <table:table-cell/>
          <table:table-cell office:value-type="string">
            <text:p>https://i.imgur.com/VLcREcx.png</text:p>
          </table:table-cell>
        </table:table-row>
        <table:table-row table:style-name="ro1">
          <table:table-cell office:value-type="string">
            <text:p>One Cat Dollar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Money</text:p>
          </table:table-cell>
          <table:table-cell/>
          <table:table-cell office:value-type="string">
            <text:p>https://i.imgur.com/VLcREcx.png</text:p>
          </table:table-cell>
        </table:table-row>
        <table:table-row table:style-name="ro1">
          <table:table-cell office:value-type="string">
            <text:p>One Cat Dollar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Money</text:p>
          </table:table-cell>
          <table:table-cell/>
          <table:table-cell office:value-type="string">
            <text:p>https://i.imgur.com/VLcREcx.png</text:p>
          </table:table-cell>
        </table:table-row>
        <table:table-row table:style-name="ro1">
          <table:table-cell office:value-type="string">
            <text:p>One Cat Dollar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Money</text:p>
          </table:table-cell>
          <table:table-cell/>
          <table:table-cell office:value-type="string">
            <text:p>https://i.imgur.com/VLcREcx.png</text:p>
          </table:table-cell>
        </table:table-row>
        <table:table-row table:style-name="ro1">
          <table:table-cell office:value-type="string">
            <text:p>One Cat Dollar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Money</text:p>
          </table:table-cell>
          <table:table-cell/>
          <table:table-cell office:value-type="string">
            <text:p>https://i.imgur.com/VLcREcx.png</text:p>
          </table:table-cell>
        </table:table-row>
        <table:table-row table:style-name="ro1">
          <table:table-cell office:value-type="string">
            <text:p>One Cat Dollar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Money</text:p>
          </table:table-cell>
          <table:table-cell/>
          <table:table-cell office:value-type="string">
            <text:p>https://i.imgur.com/VLcREcx.png</text:p>
          </table:table-cell>
        </table:table-row>
        <table:table-row table:style-name="ro1">
          <table:table-cell office:value-type="string">
            <text:p>One Cat Dollar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Money</text:p>
          </table:table-cell>
          <table:table-cell/>
          <table:table-cell office:value-type="string">
            <text:p>https://i.imgur.com/VLcREcx.png</text:p>
          </table:table-cell>
        </table:table-row>
        <table:table-row table:style-name="ro1">
          <table:table-cell office:value-type="string">
            <text:p>One Cat Dollar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Money</text:p>
          </table:table-cell>
          <table:table-cell/>
          <table:table-cell office:value-type="string">
            <text:p>https://i.imgur.com/VLcREcx.png</text:p>
          </table:table-cell>
        </table:table-row>
        <table:table-row table:style-name="ro1">
          <table:table-cell office:value-type="string">
            <text:p>One Cat Dollar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Money</text:p>
          </table:table-cell>
          <table:table-cell/>
          <table:table-cell office:value-type="string">
            <text:p>https://i.imgur.com/VLcREcx.png</text:p>
          </table:table-cell>
        </table:table-row>
        <table:table-row table:style-name="ro1">
          <table:table-cell office:value-type="string">
            <text:p>One Cat Dollar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Money</text:p>
          </table:table-cell>
          <table:table-cell/>
          <table:table-cell office:value-type="string">
            <text:p>https://i.imgur.com/VLcREcx.png</text:p>
          </table:table-cell>
        </table:table-row>
        <table:table-row table:style-name="ro1">
          <table:table-cell office:value-type="string">
            <text:p>One Cat Dollar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Money</text:p>
          </table:table-cell>
          <table:table-cell/>
          <table:table-cell office:value-type="string">
            <text:p>https://i.imgur.com/VLcREcx.png</text:p>
          </table:table-cell>
        </table:table-row>
        <table:table-row table:style-name="ro1">
          <table:table-cell office:value-type="string">
            <text:p>One Cat Dollar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Money</text:p>
          </table:table-cell>
          <table:table-cell/>
          <table:table-cell office:value-type="string">
            <text:p>https://i.imgur.com/VLcREcx.png</text:p>
          </table:table-cell>
        </table:table-row>
        <table:table-row table:style-name="ro1">
          <table:table-cell office:value-type="string">
            <text:p>One Cat Dollar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Money</text:p>
          </table:table-cell>
          <table:table-cell/>
          <table:table-cell office:value-type="string">
            <text:p>https://i.imgur.com/VLcREcx.png</text:p>
          </table:table-cell>
        </table:table-row>
        <table:table-row table:style-name="ro1">
          <table:table-cell office:value-type="string">
            <text:p>One Cat Dollar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Money</text:p>
          </table:table-cell>
          <table:table-cell/>
          <table:table-cell office:value-type="string">
            <text:p>https://i.imgur.com/VLcREcx.png</text:p>
          </table:table-cell>
        </table:table-row>
        <table:table-row table:style-name="ro1">
          <table:table-cell office:value-type="string">
            <text:p>One Cat Dollar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Money</text:p>
          </table:table-cell>
          <table:table-cell/>
          <table:table-cell office:value-type="string">
            <text:p>https://i.imgur.com/VLcREcx.png</text:p>
          </table:table-cell>
        </table:table-row>
        <table:table-row table:style-name="ro1">
          <table:table-cell office:value-type="string">
            <text:p>One Cat Dollar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Money</text:p>
          </table:table-cell>
          <table:table-cell/>
          <table:table-cell office:value-type="string">
            <text:p>https://i.imgur.com/VLcREcx.png</text:p>
          </table:table-cell>
        </table:table-row>
        <table:table-row table:style-name="ro1">
          <table:table-cell office:value-type="string">
            <text:p>One Cat Dollar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Money</text:p>
          </table:table-cell>
          <table:table-cell/>
          <table:table-cell office:value-type="string">
            <text:p>https://i.imgur.com/VLcREcx.png</text:p>
          </table:table-cell>
        </table:table-row>
        <table:table-row table:style-name="ro1">
          <table:table-cell office:value-type="string">
            <text:p>One Cat Dollar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Money</text:p>
          </table:table-cell>
          <table:table-cell/>
          <table:table-cell office:value-type="string">
            <text:p>https://i.imgur.com/VLcREcx.png</text:p>
          </table:table-cell>
        </table:table-row>
        <table:table-row table:style-name="ro1">
          <table:table-cell office:value-type="string">
            <text:p>One Cat Dollar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Money</text:p>
          </table:table-cell>
          <table:table-cell/>
          <table:table-cell office:value-type="string">
            <text:p>https://i.imgur.com/VLcREcx.png</text:p>
          </table:table-cell>
        </table:table-row>
        <table:table-row table:style-name="ro1">
          <table:table-cell office:value-type="string">
            <text:p>One Cat Dollar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Money</text:p>
          </table:table-cell>
          <table:table-cell/>
          <table:table-cell office:value-type="string">
            <text:p>https://i.imgur.com/VLcREcx.png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  <table:table-row table:style-name="ro1">
          <table:table-cell office:value-type="string">
            <text:p>Five Cat Dollar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Money</text:p>
          </table:table-cell>
          <table:table-cell table:number-columns-repeated="2" office:value-type="string">
            <text:p>fiv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30">11/30/2019</text:date>, <text:time>11:3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30T11:35:25</dc:date>
    <meta:document-statistic meta:table-count="1" meta:cell-count="1006" meta:object-count="0"/>
    <meta:generator>OpenOffice/4.1.6$Unix OpenOffice.org_project/416m1$Build-9790</meta:generator>
  </office:meta>
</office:document-meta>
</file>